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6.4931in" fo:margin-left="-0.075in" fo:margin-top="0in" fo:margin-bottom="0in" style:page-number="auto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1" style:family="table">
      <style:table-properties style:width="6.3361in" fo:margin-left="0in" fo:margin-top="0in" fo:margin-bottom="0in" table:align="left" style:writing-mode="lr-tb"/>
    </style:style>
    <style:style style:name="Table1.A" style:family="table-column">
      <style:table-column-properties style:column-width="2.1118in"/>
    </style:style>
    <style:style style:name="Table1.B" style:family="table-column">
      <style:table-column-properties style:column-width="2.1104in"/>
    </style:style>
    <style:style style:name="Table1.C" style:family="table-column">
      <style:table-column-properties style:column-width="2.113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2.8715in" fo:margin-left="-0.075in" fo:margin-top="0in" fo:margin-bottom="0in" table:align="left" style:writing-mode="lr-tb"/>
    </style:style>
    <style:style style:name="Table6.A" style:family="table-column">
      <style:table-column-properties style:column-width="1.3681in"/>
    </style:style>
    <style:style style:name="Table6.B" style:family="table-column">
      <style:table-column-properties style:column-width="1.5035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0.5347in" fo:margin-left="0in" fo:margin-top="0in" fo:margin-bottom="0in" table:align="left" style:writing-mode="lr-tb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27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1.8125in" fo:margin-left="0in" fo:margin-top="0in" fo:margin-bottom="0in" table:align="left" style:writing-mode="lr-tb"/>
    </style:style>
    <style:style style:name="Table4.A" style:family="table-column">
      <style:table-column-properties style:column-width="1.2431in"/>
    </style:style>
    <style:style style:name="Table4.B" style:family="table-column">
      <style:table-column-properties style:column-width="0.3222in"/>
    </style:style>
    <style:style style:name="Table4.C" style:family="table-column">
      <style:table-column-properties style:column-width="0.247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2.6951in" fo:margin-left="0in" fo:margin-top="0in" fo:margin-bottom="0in" table:align="left" style:writing-mode="lr-tb"/>
    </style:style>
    <style:style style:name="Table5.A" style:family="table-column">
      <style:table-column-properties style:column-width="0.4667in"/>
    </style:style>
    <style:style style:name="Table5.B" style:family="table-column">
      <style:table-column-properties style:column-width="0.2813in"/>
    </style:style>
    <style:style style:name="Table5.C" style:family="table-column">
      <style:table-column-properties style:column-width="0.1639in"/>
    </style:style>
    <style:style style:name="Table5.D" style:family="table-column">
      <style:table-column-properties style:column-width="0.6271in"/>
    </style:style>
    <style:style style:name="Table5.E" style:family="table-column">
      <style:table-column-properties style:column-width="1.156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0" style:family="table">
      <style:table-properties style:width="2.8715in" fo:margin-left="-0.075in" fo:margin-top="0in" fo:margin-bottom="0in" table:align="left" style:writing-mode="lr-tb"/>
    </style:style>
    <style:style style:name="Table10.A" style:family="table-column">
      <style:table-column-properties style:column-width="1.3681in"/>
    </style:style>
    <style:style style:name="Table10.B" style:family="table-column">
      <style:table-column-properties style:column-width="1.5035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0.5347in" fo:margin-left="0in" fo:margin-top="0in" fo:margin-bottom="0in" table:align="left" style:writing-mode="lr-tb"/>
    </style:style>
    <style:style style:name="Table7.A" style:family="table-column">
      <style:table-column-properties style:column-width="0.2563in"/>
    </style:style>
    <style:style style:name="Table7.B" style:family="table-column">
      <style:table-column-properties style:column-width="0.278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2.0229in" fo:margin-left="0in" fo:margin-top="0in" fo:margin-bottom="0in" table:align="left" style:writing-mode="lr-tb"/>
    </style:style>
    <style:style style:name="Table8.A" style:family="table-column">
      <style:table-column-properties style:column-width="1.2431in"/>
    </style:style>
    <style:style style:name="Table8.B" style:family="table-column">
      <style:table-column-properties style:column-width="0.3326in"/>
    </style:style>
    <style:style style:name="Table8.C" style:family="table-column">
      <style:table-column-properties style:column-width="0.4472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2.1431in" fo:margin-left="0in" fo:margin-top="0in" fo:margin-bottom="0in" table:align="left" style:writing-mode="lr-tb"/>
    </style:style>
    <style:style style:name="Table9.A" style:family="table-column">
      <style:table-column-properties style:column-width="0.4667in"/>
    </style:style>
    <style:style style:name="Table9.B" style:family="table-column">
      <style:table-column-properties style:column-width="0.2646in"/>
    </style:style>
    <style:style style:name="Table9.C" style:family="table-column">
      <style:table-column-properties style:column-width="0.1639in"/>
    </style:style>
    <style:style style:name="Table9.D" style:family="table-column">
      <style:table-column-properties style:column-width="0.6271in"/>
    </style:style>
    <style:style style:name="Table9.E" style:family="table-column">
      <style:table-column-properties style:column-width="0.6208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30" style:family="table">
      <style:table-properties style:width="6.4931in" fo:margin-left="-0.075in" fo:margin-top="0in" fo:margin-bottom="0in" table:align="left" style:writing-mode="lr-tb"/>
    </style:style>
    <style:style style:name="Table30.A" style:family="table-column">
      <style:table-column-properties style:column-width="6.4931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fo:padding-left="0.075in" fo:padding-right="0.075in" fo:padding-top="0in" fo:padding-bottom="0in" fo:border="0.0069in solid #00000a"/>
    </style:style>
    <style:style style:name="Table31" style:family="table">
      <style:table-properties style:width="6.3361in" fo:margin-left="0in" fo:margin-top="0in" fo:margin-bottom="0in" table:align="left" style:writing-mode="lr-tb"/>
    </style:style>
    <style:style style:name="Table31.A" style:family="table-column">
      <style:table-column-properties style:column-width="2.1118in"/>
    </style:style>
    <style:style style:name="Table31.B" style:family="table-column">
      <style:table-column-properties style:column-width="2.1104in"/>
    </style:style>
    <style:style style:name="Table31.C" style:family="table-column">
      <style:table-column-properties style:column-width="2.1139in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fo:padding-left="0.075in" fo:padding-right="0.075in" fo:padding-top="0in" fo:padding-bottom="0in" fo:border="none"/>
    </style:style>
    <style:style style:name="Table12" style:family="table">
      <style:table-properties style:width="6.4931in" fo:margin-left="-0.075in" fo:margin-top="0in" fo:margin-bottom="0in" table:align="left" style:writing-mode="lr-tb"/>
    </style:style>
    <style:style style:name="Table12.A" style:family="table-column">
      <style:table-column-properties style:column-width="6.4931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-left="0.075in" fo:padding-right="0.075in" fo:padding-top="0in" fo:padding-bottom="0in" fo:border="0.0069in solid #00000a"/>
    </style:style>
    <style:style style:name="Table11" style:family="table">
      <style:table-properties style:width="6.3361in" fo:margin-left="0in" fo:margin-top="0in" fo:margin-bottom="0in" table:align="left" style:writing-mode="lr-tb"/>
    </style:style>
    <style:style style:name="Table11.A" style:family="table-column">
      <style:table-column-properties style:column-width="2.1118in"/>
    </style:style>
    <style:style style:name="Table11.B" style:family="table-column">
      <style:table-column-properties style:column-width="2.1104in"/>
    </style:style>
    <style:style style:name="Table11.C" style:family="table-column">
      <style:table-column-properties style:column-width="2.1139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32" style:family="table">
      <style:table-properties style:width="6.4931in" fo:margin-left="-0.075in" fo:margin-top="0in" fo:margin-bottom="0in" table:align="left" style:writing-mode="lr-tb"/>
    </style:style>
    <style:style style:name="Table32.A" style:family="table-column">
      <style:table-column-properties style:column-width="6.4931in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fo:padding-left="0.075in" fo:padding-right="0.075in" fo:padding-top="0in" fo:padding-bottom="0in" fo:border="0.0069in solid #00000a"/>
    </style:style>
    <style:style style:name="Table33" style:family="table">
      <style:table-properties style:width="6.3361in" fo:margin-left="0in" fo:margin-top="0in" fo:margin-bottom="0in" table:align="left" style:writing-mode="lr-tb"/>
    </style:style>
    <style:style style:name="Table33.A" style:family="table-column">
      <style:table-column-properties style:column-width="2.1118in"/>
    </style:style>
    <style:style style:name="Table33.B" style:family="table-column">
      <style:table-column-properties style:column-width="2.1104in"/>
    </style:style>
    <style:style style:name="Table33.C" style:family="table-column">
      <style:table-column-properties style:column-width="2.1139in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fo:padding-left="0.075in" fo:padding-right="0.075in" fo:padding-top="0in" fo:padding-bottom="0in" fo:border="none"/>
    </style:style>
    <style:style style:name="Table14" style:family="table">
      <style:table-properties style:width="6.4931in" fo:margin-left="-0.075in" fo:margin-top="0in" fo:margin-bottom="0in" table:align="left" style:writing-mode="lr-tb"/>
    </style:style>
    <style:style style:name="Table14.A" style:family="table-column">
      <style:table-column-properties style:column-width="6.4931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-left="0.075in" fo:padding-right="0.075in" fo:padding-top="0in" fo:padding-bottom="0in" fo:border="0.0069in solid #00000a"/>
    </style:style>
    <style:style style:name="Table13" style:family="table">
      <style:table-properties style:width="6.3361in" fo:margin-left="0in" fo:margin-top="0in" fo:margin-bottom="0in" table:align="left" style:writing-mode="lr-tb"/>
    </style:style>
    <style:style style:name="Table13.A" style:family="table-column">
      <style:table-column-properties style:column-width="2.1118in"/>
    </style:style>
    <style:style style:name="Table13.B" style:family="table-column">
      <style:table-column-properties style:column-width="2.1104in"/>
    </style:style>
    <style:style style:name="Table13.C" style:family="table-column">
      <style:table-column-properties style:column-width="2.1139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Table42" style:family="table">
      <style:table-properties style:width="6.4931in" fo:margin-left="-0.075in" fo:margin-top="0in" fo:margin-bottom="0in" table:align="left" style:writing-mode="lr-tb"/>
    </style:style>
    <style:style style:name="Table42.A" style:family="table-column">
      <style:table-column-properties style:column-width="6.4931in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fo:padding-left="0.075in" fo:padding-right="0.075in" fo:padding-top="0in" fo:padding-bottom="0in" fo:border="0.0069in solid #00000a"/>
    </style:style>
    <style:style style:name="Table43" style:family="table">
      <style:table-properties style:width="6.3361in" fo:margin-left="0in" fo:margin-top="0in" fo:margin-bottom="0in" table:align="left" style:writing-mode="lr-tb"/>
    </style:style>
    <style:style style:name="Table43.A" style:family="table-column">
      <style:table-column-properties style:column-width="2.1118in"/>
    </style:style>
    <style:style style:name="Table43.B" style:family="table-column">
      <style:table-column-properties style:column-width="2.1104in"/>
    </style:style>
    <style:style style:name="Table43.C" style:family="table-column">
      <style:table-column-properties style:column-width="2.1139in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padding-left="0.075in" fo:padding-right="0.075in" fo:padding-top="0in" fo:padding-bottom="0in" fo:border="none"/>
    </style:style>
    <style:style style:name="Table16" style:family="table">
      <style:table-properties style:width="6.4931in" fo:margin-left="-0.075in" fo:margin-top="0in" fo:margin-bottom="0in" table:align="left" style:writing-mode="lr-tb"/>
    </style:style>
    <style:style style:name="Table16.A" style:family="table-column">
      <style:table-column-properties style:column-width="6.4931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-left="0.075in" fo:padding-right="0.075in" fo:padding-top="0in" fo:padding-bottom="0in" fo:border="0.0069in solid #00000a"/>
    </style:style>
    <style:style style:name="Table15" style:family="table">
      <style:table-properties style:width="6.3361in" fo:margin-left="0in" fo:margin-top="0in" fo:margin-bottom="0in" table:align="left" style:writing-mode="lr-tb"/>
    </style:style>
    <style:style style:name="Table15.A" style:family="table-column">
      <style:table-column-properties style:column-width="2.1118in"/>
    </style:style>
    <style:style style:name="Table15.B" style:family="table-column">
      <style:table-column-properties style:column-width="2.1104in"/>
    </style:style>
    <style:style style:name="Table15.C" style:family="table-column">
      <style:table-column-properties style:column-width="2.1139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8" style:family="table">
      <style:table-properties style:width="6.4931in" fo:margin-left="-0.075in" fo:margin-top="0in" fo:margin-bottom="0in" table:align="left" style:writing-mode="lr-tb"/>
    </style:style>
    <style:style style:name="Table18.A" style:family="table-column">
      <style:table-column-properties style:column-width="6.4931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padding-left="0.075in" fo:padding-right="0.075in" fo:padding-top="0in" fo:padding-bottom="0in" fo:border="0.0069in solid #00000a"/>
    </style:style>
    <style:style style:name="Table17" style:family="table">
      <style:table-properties style:width="6.3361in" fo:margin-left="0in" fo:margin-top="0in" fo:margin-bottom="0in" table:align="left" style:writing-mode="lr-tb"/>
    </style:style>
    <style:style style:name="Table17.A" style:family="table-column">
      <style:table-column-properties style:column-width="2.1118in"/>
    </style:style>
    <style:style style:name="Table17.B" style:family="table-column">
      <style:table-column-properties style:column-width="2.1104in"/>
    </style:style>
    <style:style style:name="Table17.C" style:family="table-column">
      <style:table-column-properties style:column-width="2.1139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padding-left="0.075in" fo:padding-right="0.075in" fo:padding-top="0in" fo:padding-bottom="0in" fo:border="none"/>
    </style:style>
    <style:style style:name="Table34" style:family="table">
      <style:table-properties style:width="6.4931in" fo:margin-left="-0.075in" fo:margin-top="0in" fo:margin-bottom="0in" table:align="left" style:writing-mode="lr-tb"/>
    </style:style>
    <style:style style:name="Table34.A" style:family="table-column">
      <style:table-column-properties style:column-width="6.4931in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fo:padding-left="0.075in" fo:padding-right="0.075in" fo:padding-top="0in" fo:padding-bottom="0in" fo:border="0.0069in solid #00000a"/>
    </style:style>
    <style:style style:name="Table35" style:family="table">
      <style:table-properties style:width="6.3361in" fo:margin-left="0in" fo:margin-top="0in" fo:margin-bottom="0in" table:align="left" style:writing-mode="lr-tb"/>
    </style:style>
    <style:style style:name="Table35.A" style:family="table-column">
      <style:table-column-properties style:column-width="2.1118in"/>
    </style:style>
    <style:style style:name="Table35.B" style:family="table-column">
      <style:table-column-properties style:column-width="2.1104in"/>
    </style:style>
    <style:style style:name="Table35.C" style:family="table-column">
      <style:table-column-properties style:column-width="2.1139in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padding-left="0.075in" fo:padding-right="0.075in" fo:padding-top="0in" fo:padding-bottom="0in" fo:border="none"/>
    </style:style>
    <style:style style:name="Table35.2" style:family="table-row">
      <style:table-row-properties style:min-row-height="0.5458in" style:keep-together="true" fo:keep-together="auto"/>
    </style:style>
    <style:style style:name="Table20" style:family="table">
      <style:table-properties style:width="6.4931in" fo:margin-left="-0.075in" fo:margin-top="0in" fo:margin-bottom="0in" table:align="left" style:writing-mode="lr-tb"/>
    </style:style>
    <style:style style:name="Table20.A" style:family="table-column">
      <style:table-column-properties style:column-width="6.4931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padding-left="0.075in" fo:padding-right="0.075in" fo:padding-top="0in" fo:padding-bottom="0in" fo:border="0.0069in solid #00000a"/>
    </style:style>
    <style:style style:name="Table19" style:family="table">
      <style:table-properties style:width="6.3361in" fo:margin-left="0in" fo:margin-top="0in" fo:margin-bottom="0in" table:align="left" style:writing-mode="lr-tb"/>
    </style:style>
    <style:style style:name="Table19.A" style:family="table-column">
      <style:table-column-properties style:column-width="2.1118in"/>
    </style:style>
    <style:style style:name="Table19.B" style:family="table-column">
      <style:table-column-properties style:column-width="2.1104in"/>
    </style:style>
    <style:style style:name="Table19.C" style:family="table-column">
      <style:table-column-properties style:column-width="2.1139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Table36" style:family="table">
      <style:table-properties style:width="6.4931in" fo:margin-left="-0.075in" fo:margin-top="0in" fo:margin-bottom="0in" table:align="left" style:writing-mode="lr-tb"/>
    </style:style>
    <style:style style:name="Table36.A" style:family="table-column">
      <style:table-column-properties style:column-width="6.4931in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fo:padding-left="0.075in" fo:padding-right="0.075in" fo:padding-top="0in" fo:padding-bottom="0in" fo:border="0.0069in solid #00000a"/>
    </style:style>
    <style:style style:name="Table37" style:family="table">
      <style:table-properties style:width="6.3361in" fo:margin-left="0in" fo:margin-top="0in" fo:margin-bottom="0in" table:align="left" style:writing-mode="lr-tb"/>
    </style:style>
    <style:style style:name="Table37.A" style:family="table-column">
      <style:table-column-properties style:column-width="2.1118in"/>
    </style:style>
    <style:style style:name="Table37.B" style:family="table-column">
      <style:table-column-properties style:column-width="2.1104in"/>
    </style:style>
    <style:style style:name="Table37.C" style:family="table-column">
      <style:table-column-properties style:column-width="2.1139in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fo:padding-left="0.075in" fo:padding-right="0.075in" fo:padding-top="0in" fo:padding-bottom="0in" fo:border="none"/>
    </style:style>
    <style:style style:name="Table22" style:family="table">
      <style:table-properties style:width="6.4931in" fo:margin-left="-0.075in" fo:margin-top="0in" fo:margin-bottom="0in" table:align="left" style:writing-mode="lr-tb"/>
    </style:style>
    <style:style style:name="Table22.A" style:family="table-column">
      <style:table-column-properties style:column-width="6.4931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padding-left="0.075in" fo:padding-right="0.075in" fo:padding-top="0in" fo:padding-bottom="0in" fo:border="0.0069in solid #00000a"/>
    </style:style>
    <style:style style:name="Table21" style:family="table">
      <style:table-properties style:width="6.3361in" fo:margin-left="0in" fo:margin-top="0in" fo:margin-bottom="0in" table:align="left" style:writing-mode="lr-tb"/>
    </style:style>
    <style:style style:name="Table21.A" style:family="table-column">
      <style:table-column-properties style:column-width="2.1118in"/>
    </style:style>
    <style:style style:name="Table21.B" style:family="table-column">
      <style:table-column-properties style:column-width="2.1104in"/>
    </style:style>
    <style:style style:name="Table21.C" style:family="table-column">
      <style:table-column-properties style:column-width="2.1139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padding-left="0.075in" fo:padding-right="0.075in" fo:padding-top="0in" fo:padding-bottom="0in" fo:border="none"/>
    </style:style>
    <style:style style:name="Table40" style:family="table">
      <style:table-properties style:width="6.4931in" fo:margin-left="-0.075in" fo:margin-top="0in" fo:margin-bottom="0in" table:align="left" style:writing-mode="lr-tb"/>
    </style:style>
    <style:style style:name="Table40.A" style:family="table-column">
      <style:table-column-properties style:column-width="6.4931in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padding-left="0.075in" fo:padding-right="0.075in" fo:padding-top="0in" fo:padding-bottom="0in" fo:border="0.0069in solid #00000a"/>
    </style:style>
    <style:style style:name="Table41" style:family="table">
      <style:table-properties style:width="6.3361in" fo:margin-left="0in" fo:margin-top="0in" fo:margin-bottom="0in" table:align="left" style:writing-mode="lr-tb"/>
    </style:style>
    <style:style style:name="Table41.A" style:family="table-column">
      <style:table-column-properties style:column-width="2.1118in"/>
    </style:style>
    <style:style style:name="Table41.B" style:family="table-column">
      <style:table-column-properties style:column-width="2.1104in"/>
    </style:style>
    <style:style style:name="Table41.C" style:family="table-column">
      <style:table-column-properties style:column-width="2.1139in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fo:padding-left="0.075in" fo:padding-right="0.075in" fo:padding-top="0in" fo:padding-bottom="0in" fo:border="none"/>
    </style:style>
    <style:style style:name="Table24" style:family="table">
      <style:table-properties style:width="6.4931in" fo:margin-left="-0.075in" fo:margin-top="0in" fo:margin-bottom="0in" table:align="left" style:writing-mode="lr-tb"/>
    </style:style>
    <style:style style:name="Table24.A" style:family="table-column">
      <style:table-column-properties style:column-width="6.4931in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fo:padding-left="0.075in" fo:padding-right="0.075in" fo:padding-top="0in" fo:padding-bottom="0in" fo:border="0.0069in solid #00000a"/>
    </style:style>
    <style:style style:name="Table23" style:family="table">
      <style:table-properties style:width="6.3361in" fo:margin-left="0in" fo:margin-top="0in" fo:margin-bottom="0in" table:align="left" style:writing-mode="lr-tb"/>
    </style:style>
    <style:style style:name="Table23.A" style:family="table-column">
      <style:table-column-properties style:column-width="2.1118in"/>
    </style:style>
    <style:style style:name="Table23.B" style:family="table-column">
      <style:table-column-properties style:column-width="2.1104in"/>
    </style:style>
    <style:style style:name="Table23.C" style:family="table-column">
      <style:table-column-properties style:column-width="2.1139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padding-left="0.075in" fo:padding-right="0.075in" fo:padding-top="0in" fo:padding-bottom="0in" fo:border="none"/>
    </style:style>
    <style:style style:name="Table26" style:family="table">
      <style:table-properties style:width="6.4931in" fo:margin-left="-0.075in" fo:margin-top="0in" fo:margin-bottom="0in" table:align="left" style:writing-mode="lr-tb"/>
    </style:style>
    <style:style style:name="Table26.A" style:family="table-column">
      <style:table-column-properties style:column-width="6.4931in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fo:padding-left="0.075in" fo:padding-right="0.075in" fo:padding-top="0in" fo:padding-bottom="0in" fo:border="0.0069in solid #00000a"/>
    </style:style>
    <style:style style:name="Table25" style:family="table">
      <style:table-properties style:width="6.3361in" fo:margin-left="0in" fo:margin-top="0in" fo:margin-bottom="0in" table:align="left" style:writing-mode="lr-tb"/>
    </style:style>
    <style:style style:name="Table25.A" style:family="table-column">
      <style:table-column-properties style:column-width="2.1118in"/>
    </style:style>
    <style:style style:name="Table25.B" style:family="table-column">
      <style:table-column-properties style:column-width="2.1104in"/>
    </style:style>
    <style:style style:name="Table25.C" style:family="table-column">
      <style:table-column-properties style:column-width="2.1139in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fo:padding-left="0.075in" fo:padding-right="0.075in" fo:padding-top="0in" fo:padding-bottom="0in" fo:border="none"/>
    </style:style>
    <style:style style:name="Table28" style:family="table">
      <style:table-properties style:width="6.4931in" fo:margin-left="-0.075in" fo:margin-top="0in" fo:margin-bottom="0in" table:align="left" style:writing-mode="lr-tb"/>
    </style:style>
    <style:style style:name="Table28.A" style:family="table-column">
      <style:table-column-properties style:column-width="6.4931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fo:padding-left="0.075in" fo:padding-right="0.075in" fo:padding-top="0in" fo:padding-bottom="0in" fo:border="0.0069in solid #00000a"/>
    </style:style>
    <style:style style:name="Table27" style:family="table">
      <style:table-properties style:width="6.3361in" fo:margin-left="0in" fo:margin-top="0in" fo:margin-bottom="0in" table:align="left" style:writing-mode="lr-tb"/>
    </style:style>
    <style:style style:name="Table27.A" style:family="table-column">
      <style:table-column-properties style:column-width="2.1118in"/>
    </style:style>
    <style:style style:name="Table27.B" style:family="table-column">
      <style:table-column-properties style:column-width="2.1104in"/>
    </style:style>
    <style:style style:name="Table27.C" style:family="table-column">
      <style:table-column-properties style:column-width="2.1139in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fo:padding-left="0.075in" fo:padding-right="0.075in" fo:padding-top="0in" fo:padding-bottom="0in" fo:border="none"/>
    </style:style>
    <style:style style:name="Table38" style:family="table">
      <style:table-properties style:width="6.4931in" fo:margin-left="-0.075in" fo:margin-top="0in" fo:margin-bottom="0in" table:align="left" style:writing-mode="lr-tb"/>
    </style:style>
    <style:style style:name="Table38.A" style:family="table-column">
      <style:table-column-properties style:column-width="6.4931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fo:padding-left="0.075in" fo:padding-right="0.075in" fo:padding-top="0in" fo:padding-bottom="0in" fo:border="0.0069in solid #00000a"/>
    </style:style>
    <style:style style:name="Table39" style:family="table">
      <style:table-properties style:width="6.3361in" fo:margin-left="0in" fo:margin-top="0in" fo:margin-bottom="0in" table:align="left" style:writing-mode="lr-tb"/>
    </style:style>
    <style:style style:name="Table39.A" style:family="table-column">
      <style:table-column-properties style:column-width="2.1118in"/>
    </style:style>
    <style:style style:name="Table39.B" style:family="table-column">
      <style:table-column-properties style:column-width="2.1104in"/>
    </style:style>
    <style:style style:name="Table39.C" style:family="table-column">
      <style:table-column-properties style:column-width="2.1139in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padding-left="0.075in" fo:padding-right="0.075in" fo:padding-top="0in" fo:padding-bottom="0in" fo:border="none"/>
    </style:style>
    <style:style style:name="Table29" style:family="table">
      <style:table-properties style:width="6.6569in" fo:margin-left="-0.075in" fo:margin-top="0in" fo:margin-bottom="0in" table:align="left" style:writing-mode="lr-tb"/>
    </style:style>
    <style:style style:name="Table29.A" style:family="table-column">
      <style:table-column-properties style:column-width="1.1965in"/>
    </style:style>
    <style:style style:name="Table29.B" style:family="table-column">
      <style:table-column-properties style:column-width="5.4604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fo:padding-left="0.075in" fo:padding-right="0.075in" fo:padding-top="0in" fo:padding-bottom="0in" fo:border="0.0069in solid #00000a"/>
    </style:style>
    <style:style style:name="Table29.A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text-properties style:font-name="Pericles" fo:font-size="8pt" style:font-size-asian="8pt" style:font-size-complex="8pt"/>
    </style:style>
    <style:style style:name="P2" style:family="paragraph" style:parent-style-name="Standard">
      <style:text-properties style:font-name="Pericles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5" style:family="paragraph" style:parent-style-name="Standard">
      <style:paragraph-properties fo:margin-top="0in" fo:margin-bottom="0in" fo:line-height="100%" fo:text-align="end" style:justify-single-word="false"/>
      <style:text-properties style:font-name="Pericles" fo:font-size="8pt" style:font-size-asian="8pt" style:font-size-complex="8pt"/>
    </style:style>
    <style:style style:name="P6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7" style:family="paragraph" style:parent-style-name="Standard">
      <style:paragraph-properties fo:margin-top="0in" fo:margin-bottom="0in" fo:line-height="100%"/>
      <style:text-properties style:font-name="Pericles" fo:font-size="8pt" style:font-size-asian="8pt"/>
    </style:style>
    <style:style style:name="P8" style:family="paragraph" style:parent-style-name="Standard">
      <style:paragraph-properties fo:margin-top="0in" fo:margin-bottom="0in" fo:line-height="100%"/>
      <style:text-properties style:font-name="Pericles"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top="0in" fo:margin-bottom="0in" fo:line-height="100%"/>
      <style:text-properties style:font-name="Pericles" fo:font-size="10pt" fo:font-weight="bold" style:font-size-asian="10pt" style:font-weight-asian="bold" style:font-size-complex="8pt"/>
    </style:style>
    <style:style style:name="P10" style:family="paragraph" style:parent-style-name="List_20_Paragraph">
      <style:paragraph-properties fo:margin-left="0.25in" fo:margin-right="0in" fo:margin-top="0in" fo:margin-bottom="0in" fo:line-height="100%" fo:text-indent="0in" style:auto-text-indent="false"/>
      <style:text-properties style:font-name="Pericles" fo:font-size="8pt" style:font-size-asian="8pt" style:font-size-complex="8pt"/>
    </style:style>
    <style:style style:name="P11" style:family="paragraph" style:parent-style-name="List_20_Paragraph">
      <style:paragraph-properties fo:margin-left="0.25in" fo:margin-right="0in" fo:margin-top="0in" fo:margin-bottom="0in" fo:line-height="100%" fo:text-indent="0in" style:auto-text-indent="false"/>
      <style:text-properties style:font-name="Pericles" fo:font-size="8pt" fo:font-style="normal" style:font-size-asian="8pt" style:font-style-asian="normal" style:font-size-complex="8pt" style:font-style-complex="normal"/>
    </style:style>
    <style:style style:name="P12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style:font-name="Pericles" fo:font-size="8pt" style:font-size-asian="8pt" style:font-size-complex="8pt"/>
    </style:style>
    <style:style style:name="P13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style:font-name="Pericles" fo:font-size="8pt" fo:font-style="normal" style:text-underline-style="none" style:font-size-asian="8pt" style:font-style-asian="normal" style:font-size-complex="10pt" style:font-style-complex="normal"/>
    </style:style>
    <style:style style:name="P14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15" style:family="paragraph" style:parent-style-name="Standard" style:list-style-name="L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16" style:family="paragraph" style:parent-style-name="List_20_Paragraph" style:list-style-name="WWNum2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17" style:family="paragraph" style:parent-style-name="List_20_Paragraph" style:list-style-name="WWNum4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18" style:family="paragraph" style:parent-style-name="List_20_Paragraph" style:list-style-name="WWNum2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19" style:family="paragraph" style:parent-style-name="List_20_Paragraph" style:list-style-name="WWNum23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0" style:family="paragraph" style:parent-style-name="List_20_Paragraph" style:list-style-name="WWNum22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1" style:family="paragraph" style:parent-style-name="List_20_Paragraph" style:list-style-name="WWNum24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2" style:family="paragraph" style:parent-style-name="List_20_Paragraph" style:list-style-name="WWNum14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3" style:family="paragraph" style:parent-style-name="List_20_Paragraph" style:list-style-name="WWNum10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4" style:family="paragraph" style:parent-style-name="List_20_Paragraph" style:list-style-name="WWNum19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5" style:family="paragraph" style:parent-style-name="List_20_Paragraph" style:list-style-name="WWNum9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6" style:family="paragraph" style:parent-style-name="List_20_Paragraph" style:list-style-name="WWNum16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7" style:family="paragraph" style:parent-style-name="List_20_Paragraph" style:list-style-name="WWNum17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8" style:family="paragraph" style:parent-style-name="List_20_Paragraph" style:list-style-name="WWNum20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9" style:family="paragraph" style:parent-style-name="List_20_Paragraph" style:list-style-name="WWNum33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0" style:family="paragraph" style:parent-style-name="List_20_Paragraph" style:list-style-name="WWNum12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1" style:family="paragraph" style:parent-style-name="List_20_Paragraph" style:list-style-name="WWNum3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2" style:family="paragraph" style:parent-style-name="List_20_Paragraph" style:list-style-name="WWNum36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3" style:family="paragraph" style:parent-style-name="List_20_Paragraph" style:list-style-name="WWNum1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4" style:family="paragraph" style:parent-style-name="List_20_Paragraph" style:list-style-name="WWNum25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5" style:family="paragraph" style:parent-style-name="List_20_Paragraph" style:list-style-name="WWNum29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36" style:family="paragraph" style:parent-style-name="List_20_Paragraph" style:list-style-name="WWNum27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37" style:family="paragraph" style:parent-style-name="List_20_Paragraph" style:list-style-name="WWNum30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38" style:family="paragraph" style:parent-style-name="List_20_Paragraph" style:list-style-name="WWNum35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39" style:family="paragraph" style:parent-style-name="List_20_Paragraph" style:list-style-name="WWNum9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0" style:family="paragraph" style:parent-style-name="List_20_Paragraph" style:list-style-name="WWNum37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1" style:family="paragraph" style:parent-style-name="List_20_Paragraph" style:list-style-name="WWNum18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2" style:family="paragraph" style:parent-style-name="List_20_Paragraph" style:list-style-name="WWNum28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3" style:family="paragraph" style:parent-style-name="List_20_Paragraph" style:list-style-name="WWNum32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4" style:family="paragraph" style:parent-style-name="List_20_Paragraph" style:list-style-name="WWNum15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5" style:family="paragraph" style:parent-style-name="List_20_Paragraph" style:list-style-name="WWNum13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6" style:family="paragraph" style:parent-style-name="List_20_Paragraph" style:list-style-name="WWNum34">
      <style:paragraph-properties fo:margin-top="0in" fo:margin-bottom="0in" fo:line-height="100%"/>
      <style:text-properties style:font-name="Pericles" fo:font-size="8pt" style:font-size-asian="8pt"/>
    </style:style>
    <style:style style:name="P47" style:family="paragraph" style:parent-style-name="List_20_Paragraph" style:list-style-name="WWNum2">
      <style:paragraph-properties fo:margin-top="0in" fo:margin-bottom="0in" fo:line-height="100%"/>
      <style:text-properties style:font-name="Pericles" fo:font-size="8pt" fo:font-style="italic" fo:font-weight="bold" style:font-size-asian="8pt" style:font-style-asian="italic" style:font-weight-asian="bold" style:font-size-complex="8pt"/>
    </style:style>
    <style:style style:name="P48" style:family="paragraph" style:parent-style-name="List_20_Paragraph" style:list-style-name="WWNum2">
      <style:paragraph-properties fo:margin-top="0in" fo:margin-bottom="0in" fo:line-height="100%"/>
      <style:text-properties style:font-name="Pericle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9" style:family="paragraph" style:parent-style-name="List_20_Paragraph" style:list-style-name="WWNum3">
      <style:paragraph-properties fo:margin-top="0in" fo:margin-bottom="0in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50" style:family="paragraph" style:parent-style-name="List_20_Paragraph" style:list-style-name="WWNum6">
      <style:paragraph-properties fo:margin-top="0in" fo:margin-bottom="0in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51" style:family="paragraph" style:parent-style-name="List_20_Paragraph" style:list-style-name="WWNum7">
      <style:paragraph-properties fo:margin-top="0in" fo:margin-bottom="0in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52" style:family="paragraph" style:parent-style-name="List_20_Paragraph" style:list-style-name="WWNum8">
      <style:paragraph-properties fo:margin-top="0in" fo:margin-bottom="0in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53" style:family="paragraph" style:parent-style-name="List_20_Paragraph" style:list-style-name="WWNum3">
      <style:paragraph-properties fo:margin-top="0in" fo:margin-bottom="0in" fo:line-height="100%"/>
    </style:style>
    <style:style style:name="P54" style:family="paragraph" style:parent-style-name="List_20_Paragraph" style:list-style-name="WWNum22">
      <style:paragraph-properties fo:margin-top="0in" fo:margin-bottom="0in" fo:line-height="100%"/>
    </style:style>
    <style:style style:name="P55" style:family="paragraph" style:parent-style-name="List_20_Paragraph" style:list-style-name="WWNum11">
      <style:paragraph-properties fo:margin-top="0in" fo:margin-bottom="0in" fo:line-height="100%"/>
    </style:style>
    <style:style style:name="P56" style:family="paragraph" style:parent-style-name="List_20_Paragraph" style:list-style-name="WWNum26">
      <style:paragraph-properties fo:margin-top="0in" fo:margin-bottom="0in" fo:line-height="100%"/>
    </style:style>
    <style:style style:name="P57" style:family="paragraph" style:parent-style-name="List_20_Paragraph" style:list-style-name="WWNum2">
      <style:paragraph-properties fo:margin-left="0in" fo:margin-right="0in" fo:margin-top="0in" fo:margin-bottom="0in" fo:line-height="100%" fo:text-indent="0in" style:auto-text-indent="false"/>
      <style:text-properties style:font-name="Pericles" fo:font-size="8pt" style:font-size-asian="8pt" style:font-size-complex="8pt"/>
    </style:style>
    <style:style style:name="P58" style:family="paragraph" style:parent-style-name="List_20_Paragraph" style:list-style-name="WWNum21">
      <style:paragraph-properties fo:margin-left="0in" fo:margin-right="0in" fo:margin-top="0in" fo:margin-bottom="0in" fo:line-height="100%" fo:text-indent="0in" style:auto-text-indent="false"/>
      <style:text-properties style:font-name="Pericles" fo:font-size="8pt" style:font-size-asian="8pt" style:font-size-complex="8pt"/>
    </style:style>
    <style:style style:name="P59" style:family="paragraph" style:parent-style-name="List_20_Paragraph" style:list-style-name="WWNum13">
      <style:paragraph-properties fo:margin-left="0in" fo:margin-right="0in" fo:margin-top="0in" fo:margin-bottom="0in" fo:line-height="100%" fo:text-indent="0in" style:auto-text-indent="false"/>
      <style:text-properties style:font-name="Pericles" fo:font-size="8pt" style:text-underline-style="none" style:font-size-asian="8pt" style:font-size-complex="10pt"/>
    </style:style>
    <style:style style:name="P60" style:family="paragraph" style:parent-style-name="List_20_Paragraph" style:list-style-name="WWNum13">
      <style:paragraph-properties fo:margin-left="0in" fo:margin-right="0in" fo:margin-top="0in" fo:margin-bottom="0in" fo:line-height="100%" fo:text-indent="0in" style:auto-text-indent="false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10pt" style:font-style-complex="italic"/>
    </style:style>
    <style:style style:name="T1" style:family="text">
      <style:text-properties style:font-name="Pericles" fo:font-size="8pt" style:font-size-asian="8pt" style:font-size-complex="8pt"/>
    </style:style>
    <style:style style:name="T2" style:family="text">
      <style:text-properties style:font-name="Pericles" fo:font-size="8pt" style:font-size-asian="8pt" style:font-size-complex="10pt"/>
    </style:style>
    <style:style style:name="T3" style:family="text">
      <style:text-properties style:font-name="Pericles" fo:font-size="8pt" fo:font-weight="bold" style:font-size-asian="8pt" style:font-weight-asian="bold" style:font-size-complex="8pt"/>
    </style:style>
    <style:style style:name="T4" style:family="text">
      <style:text-properties style:font-name="Pericles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Pericles" fo:font-size="8pt" fo:font-style="italic" style:font-size-asian="8pt" style:font-style-asian="italic" style:font-size-complex="10pt"/>
    </style:style>
    <style:style style:name="T6" style:family="text">
      <style:text-properties style:font-name="Pericles" fo:font-size="8pt" fo:font-style="italic" fo:font-weight="bold" style:font-size-asian="8pt" style:font-style-asian="italic" style:font-weight-asian="bold" style:font-size-complex="8pt"/>
    </style:style>
    <style:style style:name="T7" style:family="text">
      <style:text-properties style:font-name="Pericles" fo:font-size="8pt" fo:font-style="italic" fo:font-weight="bold" style:font-size-asian="8pt" style:font-style-asian="italic" style:font-weight-asian="bold" style:font-size-complex="10pt"/>
    </style:style>
    <style:style style:name="T8" style:family="text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T9" style:family="text">
      <style:text-properties style:font-name="Pericles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Arial1" fo:font-size="8pt" style:font-size-asian="8pt" style:font-name-complex="Arial2" style:font-size-complex="8pt"/>
    </style:style>
    <style:style style:name="T11" style:family="text">
      <style:text-properties style:font-name="Arial1" fo:font-size="8pt" style:font-size-asian="8pt" style:font-name-complex="Arial2" style:font-size-complex="10pt"/>
    </style:style>
    <style:style style:name="T12" style:family="text">
      <style:text-properties style:font-name="Calibri" fo:font-size="8pt" style:font-size-asian="8pt" style:font-name-complex="Calibri1" style:font-size-complex="8pt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Animal Companion</text:p>
          </table:table-cell>
        </table:table-row>
        <table:table-row table:style-name="Table2.1">
          <table:table-cell table:style-name="Table2.A1" office:value-type="string">
            <text:p text:style-name="P3"><text:span text:style-name="T3">Requirements:</text:span><text:span text:style-name="T1"> Animal Lore, GM Approval</text:span></text:p>
          </table:table-cell>
        </table:table-row>
        <table:table-row table:style-name="Table2.1">
          <table:table-cell table:style-name="Table2.A1" office:value-type="string">
            <text:p text:style-name="P2">Talents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p text:style-name="P8">Level 1</text:p>
                </table:table-cell>
                <table:table-cell table:style-name="Table1.A1" office:value-type="string">
                  <text:p text:style-name="P8">Level 5</text:p>
                </table:table-cell>
                <table:table-cell table:style-name="Table1.A1" office:value-type="string">
                  <text:p text:style-name="P8">Level 9</text:p>
                </table:table-cell>
              </table:table-row>
              <table:table-row table:style-name="Table1.1">
                <table:table-cell table:style-name="Table1.A1" office:value-type="string">
                  <text:list xml:id="list2357812651179698078" text:style-name="WWNum2">
                    <text:list-item>
                      <text:p text:style-name="P16">Animal Accuracy I</text:p>
                    </text:list-item>
                    <text:list-item>
                      <text:p text:style-name="P16">Animal Armor I</text:p>
                    </text:list-item>
                    <text:list-item>
                      <text:p text:style-name="P47">Animal Companion</text:p>
                    </text:list-item>
                    <text:list-item>
                      <text:p text:style-name="P16">Animal Defense I</text:p>
                    </text:list-item>
                    <text:list-item>
                      <text:p text:style-name="P16">Companion Return</text:p>
                    </text:list-item>
                    <text:list-item>
                      <text:p text:style-name="P16">Companion Unlock(1)</text:p>
                    </text:list-item>
                    <text:list-item>
                      <text:p text:style-name="P16">Swift Companion(1)</text:p>
                    </text:list-item>
                    <text:list-item>
                      <text:p text:style-name="P16">Wilderness Friends I</text:p>
                    </text:list-item>
                  </text:list>
                  <text:p text:style-name="P4"/>
                </table:table-cell>
                <table:table-cell table:style-name="Table1.A1" office:value-type="string">
                  <text:list xml:id="list39490792" text:continue-numbering="true" text:style-name="WWNum2">
                    <text:list-item>
                      <text:p text:style-name="P16">Animal Accuracy II</text:p>
                    </text:list-item>
                    <text:list-item>
                      <text:p text:style-name="P16">Animal Armor II</text:p>
                    </text:list-item>
                    <text:list-item>
                      <text:p text:style-name="P16">Animal Command</text:p>
                    </text:list-item>
                    <text:list-item>
                      <text:p text:style-name="P16">Animal Defense II</text:p>
                    </text:list-item>
                    <text:list-item>
                      <text:p text:style-name="P16">Companion Unlock(5)</text:p>
                    </text:list-item>
                    <text:list-item>
                      <text:p text:style-name="P16">Swift Companion(2)</text:p>
                    </text:list-item>
                    <text:list-item>
                      <text:p text:style-name="P16">Wilderness Friends II</text:p>
                    </text:list-item>
                  </text:list>
                </table:table-cell>
                <table:table-cell table:style-name="Table1.A1" office:value-type="string">
                  <text:list xml:id="list39463994" text:continue-numbering="true" text:style-name="WWNum2">
                    <text:list-item>
                      <text:p text:style-name="P16">Animal Accuracy III</text:p>
                    </text:list-item>
                    <text:list-item>
                      <text:p text:style-name="P16">Animal Armor III</text:p>
                    </text:list-item>
                    <text:list-item>
                      <text:p text:style-name="P16">Animal Defense III</text:p>
                    </text:list-item>
                    <text:list-item>
                      <text:p text:style-name="P16">Companion Sacrifice</text:p>
                    </text:list-item>
                    <text:list-item>
                      <text:p text:style-name="P16">Companion Unlock(9)</text:p>
                    </text:list-item>
                    <text:list-item>
                      <text:p text:style-name="P16">Shared Talent</text:p>
                    </text:list-item>
                    <text:list-item>
                      <text:p text:style-name="P16">Wilderness Friends III</text:p>
                    </text:list-item>
                  </text:list>
                </table:table-cell>
              </table:table-row>
            </table:table>
            <text:p text:style-name="P1"/>
          </table:table-cell>
        </table:table-row>
        <table:table-row table:style-name="Table2.1">
          <table:table-cell table:style-name="Table2.A1" office:value-type="string">
            <text:p text:style-name="P8">Notes:</text:p>
            <text:list xml:id="list5448189729210132784" text:style-name="WWNum4">
              <text:list-item>
                <text:p text:style-name="P17">Animal companion starts as a level 1 juvenile creature</text:p>
              </text:list-item>
              <text:list-item>
                <text:p text:style-name="P17">Levels up with character gaining the following</text:p>
                <text:list>
                  <text:list-item>
                    <text:p text:style-name="P17">1 hit point</text:p>
                  </text:list-item>
                  <text:list-item>
                    <text:p text:style-name="P17">1 stat point increase</text:p>
                  </text:list-item>
                  <text:list-item>
                    <text:p text:style-name="P17">+1 combat skill levels each odd level</text:p>
                  </text:list-item>
                  <text:list-item>
                    <text:p text:style-name="P17">+1 non-combat skill levels each even level</text:p>
                  </text:list-item>
                </text:list>
              </text:list-item>
            </text:list>
          </table:table-cell>
        </table:table-row>
      </table:table>
      <text:section text:style-name="Sect1" text:name="TextSection">
        <text:p text:style-name="Standard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table:number-columns-spanned="2" office:value-type="string">
              <text:p text:style-name="P9">Bear Companion, Level 1</text:p>
            </table:table-cell>
            <table:covered-table-cell/>
          </table:table-row>
          <table:table-row table:style-name="Table6.1">
            <table:table-cell table:style-name="Table6.A1" office:value-type="string">
              <text:p text:style-name="P2">Stats</text:p>
              <table:table table:name="Table3" table:style-name="Table3">
                <table:table-column table:style-name="Table3.A"/>
                <table:table-column table:style-name="Table3.B"/>
                <table:table-row table:style-name="Table3.1">
                  <table:table-cell table:style-name="Table3.A1" office:value-type="string">
                    <text:p text:style-name="P4">M</text:p>
                  </table:table-cell>
                  <table:table-cell table:style-name="Table3.A1" office:value-type="string">
                    <text:p text:style-name="P5">14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S</text:p>
                  </table:table-cell>
                  <table:table-cell table:style-name="Table3.A1" office:value-type="string">
                    <text:p text:style-name="P5">8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R</text:p>
                  </table:table-cell>
                  <table:table-cell table:style-name="Table3.A1" office:value-type="string">
                    <text:p text:style-name="P5">8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T</text:p>
                  </table:table-cell>
                  <table:table-cell table:style-name="Table3.A1" office:value-type="string">
                    <text:p text:style-name="P5">14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W</text:p>
                  </table:table-cell>
                  <table:table-cell table:style-name="Table3.A1" office:value-type="string">
                    <text:p text:style-name="P5">4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P</text:p>
                  </table:table-cell>
                  <table:table-cell table:style-name="Table3.A1" office:value-type="string">
                    <text:p text:style-name="P5">4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C</text:p>
                  </table:table-cell>
                  <table:table-cell table:style-name="Table3.A1" office:value-type="string">
                    <text:p text:style-name="P5">4</text:p>
                  </table:table-cell>
                </table:table-row>
              </table:table>
              <text:p text:style-name="P1"/>
            </table:table-cell>
            <table:table-cell table:style-name="Table6.A1" office:value-type="string">
              <text:p text:style-name="P2">Skills</text:p>
              <text:p text:style-name="P1"/>
              <table:table table:name="Table4" table:style-name="Table4">
                <table:table-column table:style-name="Table4.A"/>
                <table:table-column table:style-name="Table4.B"/>
                <table:table-column table:style-name="Table4.C"/>
                <table:table-row table:style-name="Table4.1">
                  <table:table-cell table:style-name="Table4.A1" office:value-type="string">
                    <text:p text:style-name="P4">Natural weapons</text:p>
                  </table:table-cell>
                  <table:table-cell table:style-name="Table4.A1" office:value-type="string">
                    <text:p text:style-name="P4">MS</text:p>
                  </table:table-cell>
                  <table:table-cell table:style-name="Table4.A1" office:value-type="string">
                    <text:p text:style-name="P4">11</text:p>
                  </table:table-cell>
                </table:table-row>
                <table:table-row table:style-name="Table4.1">
                  <table:table-cell table:style-name="Table4.A1" office:value-type="string">
                    <text:p text:style-name="P4">Athlete</text:p>
                  </table:table-cell>
                  <table:table-cell table:style-name="Table4.A1" office:value-type="string">
                    <text:p text:style-name="P4">MT</text:p>
                  </table:table-cell>
                  <table:table-cell table:style-name="Table4.A1" office:value-type="string">
                    <text:p text:style-name="P4">13</text:p>
                  </table:table-cell>
                </table:table-row>
                <table:table-row table:style-name="Table4.1">
                  <table:table-cell table:style-name="Table4.A1" office:value-type="string">
                    <text:p text:style-name="P4">Dodge</text:p>
                  </table:table-cell>
                  <table:table-cell table:style-name="Table4.A1" office:value-type="string">
                    <text:p text:style-name="P4">RS</text:p>
                  </table:table-cell>
                  <table:table-cell table:style-name="Table4.A1" office:value-type="string">
                    <text:p text:style-name="P4">7</text:p>
                  </table:table-cell>
                </table:table-row>
                <table:table-row table:style-name="Table4.1">
                  <table:table-cell table:style-name="Table4.A1" office:value-type="string">
                    <text:p text:style-name="P4"/>
                  </table:table-cell>
                  <table:table-cell table:style-name="Table4.A1" office:value-type="string">
                    <text:p text:style-name="P4"/>
                  </table:table-cell>
                  <table:table-cell table:style-name="Table4.A1" office:value-type="string">
                    <text:p text:style-name="P4"/>
                  </table:table-cell>
                </table:table-row>
                <table:table-row table:style-name="Table4.1">
                  <table:table-cell table:style-name="Table4.A1" office:value-type="string">
                    <text:p text:style-name="P4"/>
                  </table:table-cell>
                  <table:table-cell table:style-name="Table4.A1" office:value-type="string">
                    <text:p text:style-name="P4"/>
                  </table:table-cell>
                  <table:table-cell table:style-name="Table4.A1" office:value-type="string">
                    <text:p text:style-name="P4"/>
                  </table:table-cell>
                </table:table-row>
              </table:table>
              <text:p text:style-name="P1"/>
            </table:table-cell>
          </table:table-row>
          <table:table-row table:style-name="Table6.1">
            <table:table-cell table:style-name="Table6.A1" table:number-columns-spanned="2" office:value-type="string">
              <text:p text:style-name="P2">Combat</text:p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column table:style-name="Table5.D"/>
                <table:table-column table:style-name="Table5.E"/>
                <table:table-row table:style-name="Table5.1">
                  <table:table-cell table:style-name="Table5.A1" office:value-type="string">
                    <text:p text:style-name="P4">Hits</text:p>
                  </table:table-cell>
                  <table:table-cell table:style-name="Table5.A1" office:value-type="string">
                    <text:p text:style-name="P4">27</text:p>
                  </table:table-cell>
                  <table:table-cell table:style-name="Table5.A1" office:value-type="string">
                    <text:p text:style-name="P4"/>
                  </table:table-cell>
                  <table:table-cell table:style-name="Table5.A1" office:value-type="string">
                    <text:p text:style-name="P4">Bdef</text:p>
                  </table:table-cell>
                  <table:table-cell table:style-name="Table5.A1" office:value-type="string">
                    <text:p text:style-name="P4">6</text:p>
                  </table:table-cell>
                </table:table-row>
                <table:table-row table:style-name="Table5.1">
                  <table:table-cell table:style-name="Table5.A1" office:value-type="string">
                    <text:p text:style-name="P4">Init</text:p>
                  </table:table-cell>
                  <table:table-cell table:style-name="Table5.A1" office:value-type="string">
                    <text:p text:style-name="P4">-1</text:p>
                  </table:table-cell>
                  <table:table-cell table:style-name="Table5.A1" office:value-type="string">
                    <text:p text:style-name="P4"/>
                  </table:table-cell>
                  <table:table-cell table:style-name="Table5.A1" office:value-type="string">
                    <text:p text:style-name="P4">Armor</text:p>
                  </table:table-cell>
                  <table:table-cell table:style-name="Table5.A1" office:value-type="string">
                    <text:p text:style-name="P4">1</text:p>
                  </table:table-cell>
                </table:table-row>
                <table:table-row table:style-name="Table5.1">
                  <table:table-cell table:style-name="Table5.A1" office:value-type="string">
                    <text:p text:style-name="P4">Move</text:p>
                  </table:table-cell>
                  <table:table-cell table:style-name="Table5.A1" office:value-type="string">
                    <text:p text:style-name="P4">6”</text:p>
                  </table:table-cell>
                  <table:table-cell table:style-name="Table5.A1" office:value-type="string">
                    <text:p text:style-name="P4"/>
                  </table:table-cell>
                  <table:table-cell table:style-name="Table5.A1" office:value-type="string">
                    <text:p text:style-name="P4">Damage</text:p>
                  </table:table-cell>
                  <table:table-cell table:style-name="Table5.A1" office:value-type="string">
                    <text:p text:style-name="P4">2d8 Claw or Bite</text:p>
                  </table:table-cell>
                </table:table-row>
              </table:table>
              <text:p text:style-name="P2"/>
            </table:table-cell>
            <table:covered-table-cell/>
          </table:table-row>
          <table:table-row table:style-name="Table6.1">
            <table:table-cell table:style-name="Table6.A1" table:number-columns-spanned="2" office:value-type="string">
              <text:p text:style-name="P8">Traits</text:p>
              <text:list xml:id="list7268758127807531770" text:style-name="WWNum3">
                <text:list-item>
                  <text:p text:style-name="P53"><text:span text:style-name="T8">Animal Instinct</text:span><text:span text:style-name="T1"> </text:span><text:span text:style-name="T10">–</text:span><text:span text:style-name="T1"> Initiative based only on reflex bonus</text:span></text:p>
                </text:list-item>
                <text:list-item>
                  <text:p text:style-name="P49">Tough(4)</text:p>
                </text:list-item>
              </text:list>
            </table:table-cell>
            <table:covered-table-cell/>
          </table:table-row>
          <table:table-row table:style-name="Table6.1">
            <table:table-cell table:style-name="Table6.A1" table:number-columns-spanned="2" office:value-type="string">
              <text:p text:style-name="P8">Level 1 Unlocks</text:p>
              <text:list xml:id="list5396596635059410685" text:style-name="WWNum6">
                <text:list-item>
                  <text:p text:style-name="P50">Improved Charge</text:p>
                </text:list-item>
                <text:list-item>
                  <text:p text:style-name="P50">Growl</text:p>
                </text:list-item>
              </text:list>
              <text:p text:style-name="P8"/>
              <text:p text:style-name="P8">Level 5 Unlocks</text:p>
              <text:list xml:id="list8085895709550835598" text:style-name="WWNum7">
                <text:list-item>
                  <text:p text:style-name="P51">Improved Damage I</text:p>
                </text:list-item>
              </text:list>
              <text:p text:style-name="P8"/>
              <text:p text:style-name="P8">Level 9 Unlocks</text:p>
              <text:list xml:id="list6819803494634520279" text:style-name="WWNum8">
                <text:list-item>
                  <text:p text:style-name="P52">Improved Damage II</text:p>
                </text:list-item>
              </text:list>
            </table:table-cell>
            <table:covered-table-cell/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</text:section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table:number-columns-spanned="2" office:value-type="string">
            <text:p text:style-name="P9">Wolf Companion, Level 1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2">Stats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4">M</text:p>
                </table:table-cell>
                <table:table-cell table:style-name="Table7.A1" office:value-type="string">
                  <text:p text:style-name="P5">12</text:p>
                </table:table-cell>
              </table:table-row>
              <table:table-row table:style-name="Table7.1">
                <table:table-cell table:style-name="Table7.A1" office:value-type="string">
                  <text:p text:style-name="P4">S</text:p>
                </table:table-cell>
                <table:table-cell table:style-name="Table7.A1" office:value-type="string">
                  <text:p text:style-name="P5">10</text:p>
                </table:table-cell>
              </table:table-row>
              <table:table-row table:style-name="Table7.1">
                <table:table-cell table:style-name="Table7.A1" office:value-type="string">
                  <text:p text:style-name="P4">R</text:p>
                </table:table-cell>
                <table:table-cell table:style-name="Table7.A1" office:value-type="string">
                  <text:p text:style-name="P5">12</text:p>
                </table:table-cell>
              </table:table-row>
              <table:table-row table:style-name="Table7.1">
                <table:table-cell table:style-name="Table7.A1" office:value-type="string">
                  <text:p text:style-name="P4">T</text:p>
                </table:table-cell>
                <table:table-cell table:style-name="Table7.A1" office:value-type="string">
                  <text:p text:style-name="P5">10</text:p>
                </table:table-cell>
              </table:table-row>
              <table:table-row table:style-name="Table7.1">
                <table:table-cell table:style-name="Table7.A1" office:value-type="string">
                  <text:p text:style-name="P4">W</text:p>
                </table:table-cell>
                <table:table-cell table:style-name="Table7.A1" office:value-type="string">
                  <text:p text:style-name="P5">4</text:p>
                </table:table-cell>
              </table:table-row>
              <table:table-row table:style-name="Table7.1">
                <table:table-cell table:style-name="Table7.A1" office:value-type="string">
                  <text:p text:style-name="P4">P</text:p>
                </table:table-cell>
                <table:table-cell table:style-name="Table7.A1" office:value-type="string">
                  <text:p text:style-name="P5">4</text:p>
                </table:table-cell>
              </table:table-row>
              <table:table-row table:style-name="Table7.1">
                <table:table-cell table:style-name="Table7.A1" office:value-type="string">
                  <text:p text:style-name="P4">C</text:p>
                </table:table-cell>
                <table:table-cell table:style-name="Table7.A1" office:value-type="string">
                  <text:p text:style-name="P5">4</text:p>
                </table:table-cell>
              </table:table-row>
            </table:table>
            <text:p text:style-name="P1"/>
          </table:table-cell>
          <table:table-cell table:style-name="Table10.A1" office:value-type="string">
            <text:p text:style-name="P2">Skills</text:p>
            <text:p text:style-name="P1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4">Natural weapons</text:p>
                </table:table-cell>
                <table:table-cell table:style-name="Table8.A1" office:value-type="string">
                  <text:p text:style-name="P4">MS</text:p>
                </table:table-cell>
                <table:table-cell table:style-name="Table8.A1" office:value-type="string">
                  <text:p text:style-name="P4">10</text:p>
                </table:table-cell>
              </table:table-row>
              <table:table-row table:style-name="Table8.1">
                <table:table-cell table:style-name="Table8.A1" office:value-type="string">
                  <text:p text:style-name="P4">Athlete</text:p>
                </table:table-cell>
                <table:table-cell table:style-name="Table8.A1" office:value-type="string">
                  <text:p text:style-name="P4">MT</text:p>
                </table:table-cell>
                <table:table-cell table:style-name="Table8.A1" office:value-type="string">
                  <text:p text:style-name="P4">11</text:p>
                </table:table-cell>
              </table:table-row>
              <table:table-row table:style-name="Table8.1">
                <table:table-cell table:style-name="Table8.A1" office:value-type="string">
                  <text:p text:style-name="P4">Dodge</text:p>
                </table:table-cell>
                <table:table-cell table:style-name="Table8.A1" office:value-type="string">
                  <text:p text:style-name="P4">RS</text:p>
                </table:table-cell>
                <table:table-cell table:style-name="Table8.A1" office:value-type="string">
                  <text:p text:style-name="P4">9</text:p>
                </table:table-cell>
              </table:table-row>
              <table:table-row table:style-name="Table8.1">
                <table:table-cell table:style-name="Table8.A1" office:value-type="string">
                  <text:p text:style-name="P4">Search</text:p>
                </table:table-cell>
                <table:table-cell table:style-name="Table8.A1" office:value-type="string">
                  <text:p text:style-name="P4">RW</text:p>
                </table:table-cell>
                <table:table-cell table:style-name="Table8.A1" office:value-type="string">
                  <text:p text:style-name="P4">6 (12)</text:p>
                </table:table-cell>
              </table:table-row>
              <table:table-row table:style-name="Table8.1">
                <table:table-cell table:style-name="Table8.A1" office:value-type="string">
                  <text:p text:style-name="P4">Track</text:p>
                </table:table-cell>
                <table:table-cell table:style-name="Table8.A1" office:value-type="string">
                  <text:p text:style-name="P4">RW</text:p>
                </table:table-cell>
                <table:table-cell table:style-name="Table8.A1" office:value-type="string">
                  <text:p text:style-name="P4">6 (12)</text:p>
                </table:table-cell>
              </table:table-row>
            </table:table>
            <text:p text:style-name="P1"/>
          </table:table-cell>
        </table:table-row>
        <table:table-row table:style-name="Table10.1">
          <table:table-cell table:style-name="Table10.A1" table:number-columns-spanned="2" office:value-type="string">
            <text:p text:style-name="P2">Combat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row table:style-name="Table9.1">
                <table:table-cell table:style-name="Table9.A1" office:value-type="string">
                  <text:p text:style-name="P4">Hits</text:p>
                </table:table-cell>
                <table:table-cell table:style-name="Table9.A1" office:value-type="string">
                  <text:p text:style-name="P4">18</text:p>
                </table:table-cell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4">Bdef</text:p>
                </table:table-cell>
                <table:table-cell table:style-name="Table9.A1" office:value-type="string">
                  <text:p text:style-name="P4">6</text:p>
                </table:table-cell>
              </table:table-row>
              <table:table-row table:style-name="Table9.1">
                <table:table-cell table:style-name="Table9.A1" office:value-type="string">
                  <text:p text:style-name="P4">Init</text:p>
                </table:table-cell>
                <table:table-cell table:style-name="Table9.A1" office:value-type="string">
                  <text:p text:style-name="P4">+1</text:p>
                </table:table-cell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4">Armor</text:p>
                </table:table-cell>
                <table:table-cell table:style-name="Table9.A1" office:value-type="string">
                  <text:p text:style-name="P4">1</text:p>
                </table:table-cell>
              </table:table-row>
              <table:table-row table:style-name="Table9.1">
                <table:table-cell table:style-name="Table9.A1" office:value-type="string">
                  <text:p text:style-name="P4">Move</text:p>
                </table:table-cell>
                <table:table-cell table:style-name="Table9.A1" office:value-type="string">
                  <text:p text:style-name="P4">8”</text:p>
                </table:table-cell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4">Damage</text:p>
                </table:table-cell>
                <table:table-cell table:style-name="Table9.A1" office:value-type="string">
                  <text:p text:style-name="P4">2d6 Bite</text:p>
                </table:table-cell>
              </table:table-row>
            </table:table>
            <text:p text:style-name="P2"/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8">Traits</text:p>
            <text:list xml:id="list39486025" text:continue-list="list7268758127807531770" text:style-name="WWNum3">
              <text:list-item>
                <text:p text:style-name="P53"><text:span text:style-name="T8">Animal Instinct</text:span><text:span text:style-name="T1"> </text:span><text:span text:style-name="T10">–</text:span><text:span text:style-name="T1"> Initiative based only on reflex bonus</text:span></text:p>
              </text:list-item>
              <text:list-item>
                <text:p text:style-name="P53"><text:span text:style-name="T8">Chaser</text:span><text:span text:style-name="T1"> </text:span><text:span text:style-name="T10">–</text:span><text:span text:style-name="T1"> +2 Move</text:span></text:p>
              </text:list-item>
              <text:list-item>
                <text:p text:style-name="P53"><text:span text:style-name="T8">Sense of Smell</text:span><text:span text:style-name="T1"> </text:span><text:span text:style-name="T10">–</text:span><text:span text:style-name="T1"> +6 bonus to search and track when able to take advantage of its sense of smell</text:span></text:p>
              </text:list-item>
            </text:list>
            <text:p text:style-name="P4"/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8">Level 1 Unlocks</text:p>
            <text:list xml:id="list39464010" text:continue-list="list5396596635059410685" text:style-name="WWNum6">
              <text:list-item>
                <text:p text:style-name="P50">Grapple</text:p>
              </text:list-item>
              <text:list-item>
                <text:p text:style-name="P50">Growl</text:p>
              </text:list-item>
              <text:list-item>
                <text:p text:style-name="P50">Pack Hunter</text:p>
              </text:list-item>
            </text:list>
            <text:p text:style-name="P8"/>
            <text:p text:style-name="P8">Level 5 Unlocks</text:p>
            <text:list xml:id="list39479612" text:continue-list="list8085895709550835598" text:style-name="WWNum7">
              <text:list-item>
                <text:p text:style-name="P51">Go For The Throat</text:p>
              </text:list-item>
              <text:list-item>
                <text:p text:style-name="P51">Howl</text:p>
              </text:list-item>
              <text:list-item>
                <text:p text:style-name="P51">Improved Damage I</text:p>
              </text:list-item>
            </text:list>
            <text:p text:style-name="P8"/>
            <text:p text:style-name="P8">Level 9 Unlocks</text:p>
            <text:list xml:id="list39486264" text:continue-list="list6819803494634520279" text:style-name="WWNum8">
              <text:list-item>
                <text:p text:style-name="P52">Improved Damage II</text:p>
              </text:list-item>
            </text:list>
          </table:table-cell>
          <table:covered-table-cell/>
        </table:table-row>
      </table:table>
      <text:section text:style-name="Sect2" text:name="Section1">
        <text:p text:style-name="Standard"/>
        <text:p text:style-name="Standard"/>
        <table:table table:name="Table30" table:style-name="Table30">
          <table:table-column table:style-name="Table30.A"/>
          <table:table-row table:style-name="Table30.1">
            <table:table-cell table:style-name="Table30.A1" office:value-type="string">
              <text:p text:style-name="P8">Acrobat</text:p>
            </table:table-cell>
          </table:table-row>
          <table:table-row table:style-name="Table30.1">
            <table:table-cell table:style-name="Table30.A1" office:value-type="string">
              <text:p text:style-name="P3"><text:span text:style-name="T3">Requirements:</text:span><text:span text:style-name="T9"> Athletics and Armor Restriction (AV 3)</text:span></text:p>
            </table:table-cell>
          </table:table-row>
          <table:table-row table:style-name="Table30.1">
            <table:table-cell table:style-name="Table30.A1" office:value-type="string">
              <text:p text:style-name="P2">Talents:</text:p>
              <table:table table:name="Table31" table:style-name="Table31">
                <table:table-column table:style-name="Table31.A"/>
                <table:table-column table:style-name="Table31.B"/>
                <table:table-column table:style-name="Table31.C"/>
                <table:table-row table:style-name="Table31.1">
                  <table:table-cell table:style-name="Table31.A1" office:value-type="string">
                    <text:p text:style-name="P8">Level 1</text:p>
                  </table:table-cell>
                  <table:table-cell table:style-name="Table31.A1" office:value-type="string">
                    <text:p text:style-name="P8">Level 5</text:p>
                  </table:table-cell>
                  <table:table-cell table:style-name="Table31.A1" office:value-type="string">
                    <text:p text:style-name="P8">Level 9</text:p>
                  </table:table-cell>
                </table:table-row>
                <table:table-row table:style-name="Table31.1">
                  <table:table-cell table:style-name="Table31.A1" office:value-type="string">
                    <text:list xml:id="list39484861" text:continue-list="list39463994" text:style-name="WWNum2">
                      <text:list-item>
                        <text:p text:style-name="P48">Acrobatic Feats</text:p>
                      </text:list-item>
                      <text:list-item>
                        <text:p text:style-name="P16">Bonus Dodge(1)</text:p>
                      </text:list-item>
                      <text:list-item>
                        <text:p text:style-name="P16">Combat Reflexes</text:p>
                      </text:list-item>
                      <text:list-item>
                        <text:p text:style-name="P16">Dodge(1)</text:p>
                      </text:list-item>
                      <text:list-item>
                        <text:p text:style-name="P16">Improved Disengage I</text:p>
                      </text:list-item>
                      <text:list-item>
                        <text:p text:style-name="P16">Mobile Fighter</text:p>
                      </text:list-item>
                      <text:list-item>
                        <text:p text:style-name="P16">Mobility(1)</text:p>
                      </text:list-item>
                      <text:list-item>
                        <text:p text:style-name="P16">Rough Runner</text:p>
                      </text:list-item>
                    </text:list>
                    <text:p text:style-name="P4"/>
                  </table:table-cell>
                  <table:table-cell table:style-name="Table31.A1" office:value-type="string">
                    <text:list xml:id="list39470068" text:continue-numbering="true" text:style-name="WWNum2">
                      <text:list-item>
                        <text:p text:style-name="P16">Acrobatic Save(Skill/Reflex)</text:p>
                      </text:list-item>
                      <text:list-item>
                        <text:p text:style-name="P16">Dodge(2)</text:p>
                      </text:list-item>
                      <text:list-item>
                        <text:p text:style-name="P16">Improved Disengage II</text:p>
                      </text:list-item>
                      <text:list-item>
                        <text:p text:style-name="P16">Mobility(2)</text:p>
                      </text:list-item>
                      <text:list-item>
                        <text:p text:style-name="P16">Shifty I</text:p>
                      </text:list-item>
                      <text:list-item>
                        <text:p text:style-name="P16">Take Initiative</text:p>
                      </text:list-item>
                    </text:list>
                    <text:p text:style-name="P11"/>
                    <text:p text:style-name="P4"/>
                  </table:table-cell>
                  <table:table-cell table:style-name="Table31.A1" office:value-type="string">
                    <text:list xml:id="list39477880" text:continue-numbering="true" text:style-name="WWNum2">
                      <text:list-item>
                        <text:p text:style-name="P16">Auto Dodge(12)</text:p>
                      </text:list-item>
                      <text:list-item>
                        <text:p text:style-name="P16">Bonus Dodge(2)</text:p>
                      </text:list-item>
                      <text:list-item>
                        <text:p text:style-name="P16">Dodge(3) ???</text:p>
                      </text:list-item>
                      <text:list-item>
                        <text:p text:style-name="P16">Hit And Run</text:p>
                      </text:list-item>
                      <text:list-item>
                        <text:p text:style-name="P16">Improved Disengage III</text:p>
                      </text:list-item>
                      <text:list-item>
                        <text:p text:style-name="P16">Mobility(3)</text:p>
                      </text:list-item>
                      <text:list-item>
                        <text:p text:style-name="P16">Shifty II</text:p>
                      </text:list-item>
                    </text:list>
                    <text:p text:style-name="P10"/>
                  </table:table-cell>
                </table:table-row>
              </table:table>
              <text:p text:style-name="P1"/>
            </table:table-cell>
          </table:table-row>
          <table:table-row table:style-name="Table30.1">
            <table:table-cell table:style-name="Table30.A1" office:value-type="string">
              <text:p text:style-name="P3"><text:span text:style-name="T3">Notes:</text:span><text:span text:style-name="T4"> </text:span><text:span text:style-name="T9">Should the AV restriction be 2?</text:span></text:p>
              <text:p text:style-name="P8"/>
            </table:table-cell>
          </table:table-row>
        </table:table>
        <text:p text:style-name="Standard"><text:soft-page-break/></text:p>
        <table:table table:name="Table12" table:style-name="Table12">
          <table:table-column table:style-name="Table12.A"/>
          <table:table-row table:style-name="Table12.1">
            <table:table-cell table:style-name="Table12.A1" office:value-type="string">
              <text:p text:style-name="P8">Bodyguard</text:p>
            </table:table-cell>
          </table:table-row>
          <table:table-row table:style-name="Table12.1">
            <table:table-cell table:style-name="Table12.A1" office:value-type="string">
              <text:p text:style-name="P3"><text:span text:style-name="T3">Requirements:</text:span><text:span text:style-name="T1"> One-Hand or Spear and Shield</text:span></text:p>
            </table:table-cell>
          </table:table-row>
          <table:table-row table:style-name="Table12.1">
            <table:table-cell table:style-name="Table12.A1" office:value-type="string">
              <text:p text:style-name="P2">Talents:</text:p>
              <table:table table:name="Table11" table:style-name="Table11">
                <table:table-column table:style-name="Table11.A"/>
                <table:table-column table:style-name="Table11.B"/>
                <table:table-column table:style-name="Table11.C"/>
                <table:table-row table:style-name="Table11.1">
                  <table:table-cell table:style-name="Table11.A1" office:value-type="string">
                    <text:p text:style-name="P8">Level 1</text:p>
                  </table:table-cell>
                  <table:table-cell table:style-name="Table11.A1" office:value-type="string">
                    <text:p text:style-name="P8">Level 5</text:p>
                  </table:table-cell>
                  <table:table-cell table:style-name="Table11.A1" office:value-type="string">
                    <text:p text:style-name="P8">Level 9</text:p>
                  </table:table-cell>
                </table:table-row>
                <table:table-row table:style-name="Table11.1">
                  <table:table-cell table:style-name="Table11.A1" office:value-type="string">
                    <text:list xml:id="list39468062" text:continue-numbering="true" text:style-name="WWNum2">
                      <text:list-item>
                        <text:p text:style-name="P16">Bodyguard Stance</text:p>
                      </text:list-item>
                      <text:list-item>
                        <text:p text:style-name="P16">Bonus Block (1)</text:p>
                      </text:list-item>
                      <text:list-item>
                        <text:p text:style-name="P16">Defensive Stance</text:p>
                      </text:list-item>
                      <text:list-item>
                        <text:p text:style-name="P16">Extended Block</text:p>
                      </text:list-item>
                      <text:list-item>
                        <text:p text:style-name="P16">Fast Draw Shield</text:p>
                      </text:list-item>
                      <text:list-item>
                        <text:p text:style-name="P16">Improved Give Ground*</text:p>
                      </text:list-item>
                      <text:list-item>
                        <text:p text:style-name="P16"><text:bookmark text:name="_GoBack"/>Hit Points +2</text:p>
                      </text:list-item>
                      <text:list-item>
                        <text:p text:style-name="P16">Stand Ground</text:p>
                      </text:list-item>
                    </text:list>
                    <text:p text:style-name="P4"/>
                  </table:table-cell>
                  <table:table-cell table:style-name="Table11.A1" office:value-type="string">
                    <text:list xml:id="list39466379" text:continue-numbering="true" text:style-name="WWNum2">
                      <text:list-item>
                        <text:p text:style-name="P16">Don’t You Die On Me</text:p>
                      </text:list-item>
                      <text:list-item>
                        <text:p text:style-name="P16">Fearless</text:p>
                      </text:list-item>
                      <text:list-item>
                        <text:p text:style-name="P16">Follow Me*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Save Blocker</text:p>
                      </text:list-item>
                      <text:list-item>
                        <text:p text:style-name="P16">Spell Blocker I</text:p>
                      </text:list-item>
                      <text:list-item>
                        <text:p text:style-name="P16">Take The Fall</text:p>
                      </text:list-item>
                      <text:list-item>
                        <text:p text:style-name="P16">Taunt I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11.A1" office:value-type="string">
                    <text:list xml:id="list39486554" text:continue-numbering="true" text:style-name="WWNum2">
                      <text:list-item>
                        <text:p text:style-name="P16">Bonus Block(2)</text:p>
                      </text:list-item>
                      <text:list-item>
                        <text:p text:style-name="P16">Follow Me II*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Spell Blocker II</text:p>
                      </text:list-item>
                      <text:list-item>
                        <text:p text:style-name="P16">Taunt II</text:p>
                      </text:list-item>
                    </text:list>
                    <text:p text:style-name="P10"/>
                  </table:table-cell>
                </table:table-row>
              </table:table>
              <text:p text:style-name="P1"/>
            </table:table-cell>
          </table:table-row>
          <table:table-row table:style-name="Table12.1">
            <table:table-cell table:style-name="Table12.A1" office:value-type="string">
              <text:p text:style-name="P8">Notes:</text:p>
              <text:p text:style-name="P8"/>
            </table:table-cell>
          </table:table-row>
        </table:table>
        <text:p text:style-name="Standard"/>
        <text:p text:style-name="Standard"/>
        <table:table table:name="Table32" table:style-name="Table32">
          <table:table-column table:style-name="Table32.A"/>
          <table:table-row table:style-name="Table32.1">
            <table:table-cell table:style-name="Table32.A1" office:value-type="string">
              <text:p text:style-name="P8">Burglar</text:p>
            </table:table-cell>
          </table:table-row>
          <table:table-row table:style-name="Table32.1">
            <table:table-cell table:style-name="Table32.A1" office:value-type="string">
              <text:p text:style-name="P3"><text:span text:style-name="T3">Requirements:</text:span><text:span text:style-name="T9"> Athletics and Stealth and Armor Restriction (AV 3)</text:span></text:p>
            </table:table-cell>
          </table:table-row>
          <table:table-row table:style-name="Table32.1">
            <table:table-cell table:style-name="Table32.A1" office:value-type="string">
              <text:p text:style-name="P2">Talents:</text:p>
              <table:table table:name="Table33" table:style-name="Table33">
                <table:table-column table:style-name="Table33.A"/>
                <table:table-column table:style-name="Table33.B"/>
                <table:table-column table:style-name="Table33.C"/>
                <table:table-row table:style-name="Table33.1">
                  <table:table-cell table:style-name="Table33.A1" office:value-type="string">
                    <text:p text:style-name="P8">Level 1</text:p>
                  </table:table-cell>
                  <table:table-cell table:style-name="Table33.A1" office:value-type="string">
                    <text:p text:style-name="P8">Level 5</text:p>
                  </table:table-cell>
                  <table:table-cell table:style-name="Table33.A1" office:value-type="string">
                    <text:p text:style-name="P8">Level 9</text:p>
                  </table:table-cell>
                </table:table-row>
                <table:table-row table:style-name="Table33.1">
                  <table:table-cell table:style-name="Table33.A1" office:value-type="string">
                    <text:list xml:id="list39468058" text:continue-numbering="true" text:style-name="WWNum2">
                      <text:list-item>
                        <text:p text:style-name="P48">Acrobatic Feats</text:p>
                      </text:list-item>
                      <text:list-item>
                        <text:p text:style-name="P16">Break Fall I</text:p>
                      </text:list-item>
                      <text:list-item>
                        <text:p text:style-name="P16">Contortionist</text:p>
                      </text:list-item>
                      <text:list-item>
                        <text:p text:style-name="P16">Improved Disengage I</text:p>
                      </text:list-item>
                      <text:list-item>
                        <text:p text:style-name="P16">Iron Grip</text:p>
                      </text:list-item>
                      <text:list-item>
                        <text:p text:style-name="P16">Mobility(1)</text:p>
                      </text:list-item>
                      <text:list-item>
                        <text:p text:style-name="P16">Quick Climber</text:p>
                      </text:list-item>
                      <text:list-item>
                        <text:p text:style-name="P16">Trap Sense</text:p>
                      </text:list-item>
                    </text:list>
                    <text:p text:style-name="P4"/>
                  </table:table-cell>
                  <table:table-cell table:style-name="Table33.A1" office:value-type="string">
                    <text:list xml:id="list39479303" text:continue-numbering="true" text:style-name="WWNum2">
                      <text:list-item>
                        <text:p text:style-name="P16">Acrobatic Save(Skill/Reflex)</text:p>
                      </text:list-item>
                      <text:list-item>
                        <text:p text:style-name="P16">Improved Disengage II</text:p>
                      </text:list-item>
                      <text:list-item>
                        <text:p text:style-name="P16">Mobility(2)</text:p>
                      </text:list-item>
                      <text:list-item>
                        <text:p text:style-name="P16">No Hands</text:p>
                      </text:list-item>
                      <text:list-item>
                        <text:p text:style-name="P16">Resist Traps(1)</text:p>
                      </text:list-item>
                      <text:list-item>
                        <text:p text:style-name="P16">Shifty I</text:p>
                      </text:list-item>
                      <text:list-item>
                        <text:p text:style-name="P16">Stealth Run</text:p>
                        <text:p text:style-name="P16"/>
                      </text:list-item>
                    </text:list>
                    <text:p text:style-name="P10"/>
                    <text:p text:style-name="P4"/>
                  </table:table-cell>
                  <table:table-cell table:style-name="Table33.A1" office:value-type="string">
                    <text:list xml:id="list39480238" text:continue-numbering="true" text:style-name="WWNum2">
                      <text:list-item>
                        <text:p text:style-name="P16">Bonus Block(3)</text:p>
                      </text:list-item>
                      <text:list-item>
                        <text:p text:style-name="P16">Break Fall II</text:p>
                      </text:list-item>
                      <text:list-item>
                        <text:p text:style-name="P16">Improved Disengage III</text:p>
                      </text:list-item>
                      <text:list-item>
                        <text:p text:style-name="P16">Mobility(3)</text:p>
                      </text:list-item>
                      <text:list-item>
                        <text:p text:style-name="P16">Resist Traps(2)</text:p>
                      </text:list-item>
                      <text:list-item>
                        <text:p text:style-name="P16">Shifty II</text:p>
                      </text:list-item>
                    </text:list>
                    <text:p text:style-name="P10"/>
                  </table:table-cell>
                </table:table-row>
              </table:table>
              <text:p text:style-name="P1"/>
            </table:table-cell>
          </table:table-row>
          <table:table-row table:style-name="Table32.1">
            <table:table-cell table:style-name="Table32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14" table:style-name="Table14">
          <table:table-column table:style-name="Table14.A"/>
          <table:table-row table:style-name="Table14.1">
            <table:table-cell table:style-name="Table14.A1" office:value-type="string">
              <text:p text:style-name="P8">Cleaver</text:p>
            </table:table-cell>
          </table:table-row>
          <table:table-row table:style-name="Table14.1">
            <table:table-cell table:style-name="Table14.A1" office:value-type="string">
              <text:p text:style-name="P3"><text:span text:style-name="T3">Requirements:</text:span><text:span text:style-name="T1"> 2h Axe or Axe+Shield</text:span></text:p>
            </table:table-cell>
          </table:table-row>
          <table:table-row table:style-name="Table14.1">
            <table:table-cell table:style-name="Table14.A1" office:value-type="string">
              <text:p text:style-name="P2">Talents:</text:p>
              <table:table table:name="Table13" table:style-name="Table13">
                <table:table-column table:style-name="Table13.A"/>
                <table:table-column table:style-name="Table13.B"/>
                <table:table-column table:style-name="Table13.C"/>
                <table:table-row table:style-name="Table13.1">
                  <table:table-cell table:style-name="Table13.A1" office:value-type="string">
                    <text:p text:style-name="P8">Level 1</text:p>
                  </table:table-cell>
                  <table:table-cell table:style-name="Table13.A1" office:value-type="string">
                    <text:p text:style-name="P8">Level 5</text:p>
                  </table:table-cell>
                  <table:table-cell table:style-name="Table13.A1" office:value-type="string">
                    <text:p text:style-name="P8">Level 9</text:p>
                  </table:table-cell>
                </table:table-row>
                <table:table-row table:style-name="Table13.1">
                  <table:table-cell table:style-name="Table13.A1" office:value-type="string">
                    <text:list xml:id="list39487394" text:continue-numbering="true" text:style-name="WWNum2">
                      <text:list-item>
                        <text:p text:style-name="P16">Armsman I</text:p>
                      </text:list-item>
                      <text:list-item>
                        <text:p text:style-name="P16">Cleave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Improved Charge I</text:p>
                      </text:list-item>
                      <text:list-item>
                        <text:p text:style-name="P16">Improved Press</text:p>
                      </text:list-item>
                      <text:list-item>
                        <text:p text:style-name="P16">Offensive Stance</text:p>
                      </text:list-item>
                      <text:list-item>
                        <text:p text:style-name="P16">Shield Breaker(12)</text:p>
                      </text:list-item>
                      <text:list-item>
                        <text:p text:style-name="P16">Wade In</text:p>
                      </text:list-item>
                    </text:list>
                  </table:table-cell>
                  <table:table-cell table:style-name="Table13.A1" office:value-type="string">
                    <text:list xml:id="list39470977" text:continue-numbering="true" text:style-name="WWNum2">
                      <text:list-item>
                        <text:p text:style-name="P16">Armsman II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Improved Charge II</text:p>
                      </text:list-item>
                      <text:list-item>
                        <text:p text:style-name="P16">Shield Breaker(11)</text:p>
                      </text:list-item>
                      <text:list-item>
                        <text:p text:style-name="P16">Striker(1)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13.A1" office:value-type="string">
                    <text:list xml:id="list39482217" text:continue-numbering="true" text:style-name="WWNum2">
                      <text:list-item>
                        <text:p text:style-name="P16">Hit Points +2</text:p>
                      </text:list-item>
                      <text:list-item>
                        <text:p text:style-name="P16">Limb Taker</text:p>
                      </text:list-item>
                      <text:list-item>
                        <text:p text:style-name="P16">Shield Breaker(10)</text:p>
                      </text:list-item>
                      <text:list-item>
                        <text:p text:style-name="P16">Striker(2)</text:p>
                      </text:list-item>
                      <text:list-item>
                        <text:p text:style-name="P16">Wide Arc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14.1">
            <table:table-cell table:style-name="Table14.A1" office:value-type="string">
              <text:p text:style-name="P8">Notes:</text:p>
              <text:p text:style-name="P8"><text:soft-page-break/></text:p>
            </table:table-cell>
          </table:table-row>
        </table:table>
        <text:p text:style-name="Standard"/>
        <text:p text:style-name="Standard"/>
        <table:table table:name="Table42" table:style-name="Table42">
          <table:table-column table:style-name="Table42.A"/>
          <table:table-row table:style-name="Table42.1">
            <table:table-cell table:style-name="Table42.A1" office:value-type="string">
              <text:p text:style-name="P8">Dirty Fighter</text:p>
            </table:table-cell>
          </table:table-row>
          <table:table-row table:style-name="Table42.1">
            <table:table-cell table:style-name="Table42.A1" office:value-type="string">
              <text:p text:style-name="P3"><text:span text:style-name="T3">Requirements:</text:span><text:span text:style-name="T1"> Brawler or Dirty Fighting</text:span></text:p>
            </table:table-cell>
          </table:table-row>
          <table:table-row table:style-name="Table42.1">
            <table:table-cell table:style-name="Table42.A1" office:value-type="string">
              <text:p text:style-name="P2">Talents:</text:p>
              <table:table table:name="Table43" table:style-name="Table43">
                <table:table-column table:style-name="Table43.A"/>
                <table:table-column table:style-name="Table43.B"/>
                <table:table-column table:style-name="Table43.C"/>
                <table:table-row table:style-name="Table43.1">
                  <table:table-cell table:style-name="Table43.A1" office:value-type="string">
                    <text:p text:style-name="P8">Level 1</text:p>
                  </table:table-cell>
                  <table:table-cell table:style-name="Table43.A1" office:value-type="string">
                    <text:p text:style-name="P8">Level 5</text:p>
                  </table:table-cell>
                  <table:table-cell table:style-name="Table43.A1" office:value-type="string">
                    <text:p text:style-name="P8">Level 9</text:p>
                  </table:table-cell>
                </table:table-row>
                <table:table-row table:style-name="Table43.1">
                  <table:table-cell table:style-name="Table43.A1" office:value-type="string">
                    <text:list xml:id="list39483675" text:continue-numbering="true" text:style-name="WWNum2">
                      <text:list-item>
                        <text:p text:style-name="P16">Dirt In The Eyes</text:p>
                      </text:list-item>
                      <text:list-item>
                        <text:p text:style-name="P16">Flanker(1)*</text:p>
                      </text:list-item>
                      <text:list-item>
                        <text:p text:style-name="P16">Get Inside</text:p>
                      </text:list-item>
                      <text:list-item>
                        <text:p text:style-name="P16">Improvised Weapon</text:p>
                      </text:list-item>
                      <text:list-item>
                        <text:p text:style-name="P16">Play Dead</text:p>
                      </text:list-item>
                      <text:list-item>
                        <text:p text:style-name="P16">Prone Fighter</text:p>
                      </text:list-item>
                      <text:list-item>
                        <text:p text:style-name="P16">Shifty I</text:p>
                      </text:list-item>
                    </text:list>
                  </table:table-cell>
                  <table:table-cell table:style-name="Table43.A1" office:value-type="string">
                    <text:list xml:id="list39462905" text:continue-numbering="true" text:style-name="WWNum2">
                      <text:list-item>
                        <text:p text:style-name="P16">Dodge(1)</text:p>
                      </text:list-item>
                      <text:list-item>
                        <text:p text:style-name="P16">Fast Fists or Knives(12)</text:p>
                      </text:list-item>
                      <text:list-item>
                        <text:p text:style-name="P16">Flanker(2)*</text:p>
                      </text:list-item>
                      <text:list-item>
                        <text:p text:style-name="P16">Ear Biter</text:p>
                      </text:list-item>
                      <text:list-item>
                        <text:p text:style-name="P16">Head Butt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Shifty II</text:p>
                      </text:list-item>
                      <text:list-item>
                        <text:p text:style-name="P16">Tough SoB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43.A1" office:value-type="string">
                    <text:list xml:id="list39487217" text:continue-numbering="true" text:style-name="WWNum2">
                      <text:list-item>
                        <text:p text:style-name="P16">Back Biter*</text:p>
                      </text:list-item>
                      <text:list-item>
                        <text:p text:style-name="P16">Dodge(2)</text:p>
                      </text:list-item>
                      <text:list-item>
                        <text:p text:style-name="P16">Fast Fists or Knives(11)</text:p>
                      </text:list-item>
                      <text:list-item>
                        <text:p text:style-name="P16">Hit and Run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Treacherous Shift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42.1">
            <table:table-cell table:style-name="Table42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16" table:style-name="Table16">
          <table:table-column table:style-name="Table16.A"/>
          <table:table-row table:style-name="Table16.1">
            <table:table-cell table:style-name="Table16.A1" office:value-type="string">
              <text:p text:style-name="P8">Familiar</text:p>
            </table:table-cell>
          </table:table-row>
          <table:table-row table:style-name="Table16.1">
            <table:table-cell table:style-name="Table16.A1" office:value-type="string">
              <text:p text:style-name="P3"><text:span text:style-name="T3">Requirements:</text:span><text:span text:style-name="T1"> Any Spell Casting, GM Permission</text:span></text:p>
            </table:table-cell>
          </table:table-row>
          <table:table-row table:style-name="Table16.1">
            <table:table-cell table:style-name="Table16.A1" office:value-type="string">
              <text:p text:style-name="P2">Talents:</text:p>
              <table:table table:name="Table15" table:style-name="Table15">
                <table:table-column table:style-name="Table15.A"/>
                <table:table-column table:style-name="Table15.B"/>
                <table:table-column table:style-name="Table15.C"/>
                <table:table-row table:style-name="Table15.1">
                  <table:table-cell table:style-name="Table15.A1" office:value-type="string">
                    <text:p text:style-name="P8">Level 1</text:p>
                  </table:table-cell>
                  <table:table-cell table:style-name="Table15.A1" office:value-type="string">
                    <text:p text:style-name="P8">Level 5</text:p>
                  </table:table-cell>
                  <table:table-cell table:style-name="Table15.A1" office:value-type="string">
                    <text:p text:style-name="P8">Level 9</text:p>
                  </table:table-cell>
                </table:table-row>
                <table:table-row table:style-name="Table15.1">
                  <table:table-cell table:style-name="Table15.A1" office:value-type="string">
                    <text:list xml:id="list39478527" text:continue-numbering="true" text:style-name="WWNum2">
                      <text:list-item>
                        <text:p text:style-name="P16">Companion Unlock(1)</text:p>
                      </text:list-item>
                      <text:list-item>
                        <text:p text:style-name="P47">Familiar</text:p>
                      </text:list-item>
                      <text:list-item>
                        <text:p text:style-name="P16">Familiar Adviser</text:p>
                      </text:list-item>
                      <text:list-item>
                        <text:p text:style-name="P16">Familiar Defender</text:p>
                      </text:list-item>
                      <text:list-item>
                        <text:p text:style-name="P16">Familiar Telepathy</text:p>
                      </text:list-item>
                      <text:list-item>
                        <text:p text:style-name="P16">Familiar Weaponry</text:p>
                      </text:list-item>
                    </text:list>
                  </table:table-cell>
                  <table:table-cell table:style-name="Table15.A1" office:value-type="string">
                    <text:list xml:id="list39477480" text:continue-numbering="true" text:style-name="WWNum2">
                      <text:list-item>
                        <text:p text:style-name="P16">Companion Unlock(5)</text:p>
                      </text:list-item>
                      <text:list-item>
                        <text:p text:style-name="P16">Conduit</text:p>
                      </text:list-item>
                      <text:list-item>
                        <text:p text:style-name="P16">Shared Sight</text:p>
                      </text:list-item>
                      <text:list-item>
                        <text:p text:style-name="P16">Shared Spells</text:p>
                      </text:list-item>
                      <text:list-item>
                        <text:p text:style-name="P16">Magic Dampener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15.A1" office:value-type="string">
                    <text:list xml:id="list39474730" text:continue-numbering="true" text:style-name="WWNum2">
                      <text:list-item>
                        <text:p text:style-name="P16">Companion Unlock(9)</text:p>
                      </text:list-item>
                      <text:list-item>
                        <text:p text:style-name="P16">Familiar Blood</text:p>
                      </text:list-item>
                      <text:list-item>
                        <text:p text:style-name="P16">Familiar Cast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16.1">
            <table:table-cell table:style-name="Table16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18" table:style-name="Table18">
          <table:table-column table:style-name="Table18.A"/>
          <table:table-row table:style-name="Table18.1">
            <table:table-cell table:style-name="Table18.A1" office:value-type="string">
              <text:p text:style-name="P8">Gladiator</text:p>
            </table:table-cell>
          </table:table-row>
          <table:table-row table:style-name="Table18.1">
            <table:table-cell table:style-name="Table18.A1" office:value-type="string">
              <text:p text:style-name="P3"><text:span text:style-name="T3">Requirements:</text:span><text:span text:style-name="T1"> 1h+Shield or Spear+Shield or Dueling</text:span></text:p>
            </table:table-cell>
          </table:table-row>
          <table:table-row table:style-name="Table18.1">
            <table:table-cell table:style-name="Table18.A1" office:value-type="string">
              <text:p text:style-name="P2">Talents:</text:p>
              <table:table table:name="Table17" table:style-name="Table17">
                <table:table-column table:style-name="Table17.A"/>
                <table:table-column table:style-name="Table17.B"/>
                <table:table-column table:style-name="Table17.C"/>
                <table:table-row table:style-name="Table17.1">
                  <table:table-cell table:style-name="Table17.A1" office:value-type="string">
                    <text:p text:style-name="P8">Level 1</text:p>
                  </table:table-cell>
                  <table:table-cell table:style-name="Table17.A1" office:value-type="string">
                    <text:p text:style-name="P8">Level 5</text:p>
                  </table:table-cell>
                  <table:table-cell table:style-name="Table17.A1" office:value-type="string">
                    <text:p text:style-name="P8">Level 9</text:p>
                  </table:table-cell>
                </table:table-row>
                <table:table-row table:style-name="Table17.1">
                  <table:table-cell table:style-name="Table17.A1" office:value-type="string">
                    <text:list xml:id="list39483870" text:continue-numbering="true" text:style-name="WWNum2">
                      <text:list-item>
                        <text:p text:style-name="P16">Armored Athlete</text:p>
                      </text:list-item>
                      <text:list-item>
                        <text:p text:style-name="P16">Armsman I</text:p>
                      </text:list-item>
                      <text:list-item>
                        <text:p text:style-name="P16">Avoid Death Blow(2)</text:p>
                      </text:list-item>
                      <text:list-item>
                        <text:p text:style-name="P16">Bonus Block(1)</text:p>
                      </text:list-item>
                      <text:list-item>
                        <text:p text:style-name="P16">Crowd Favorite</text:p>
                      </text:list-item>
                      <text:list-item>
                        <text:p text:style-name="P16">Greedy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Net Proficiency*</text:p>
                      </text:list-item>
                      <text:list-item>
                        <text:p text:style-name="P16">Prone Fighting</text:p>
                      </text:list-item>
                      <text:list-item>
                        <text:p text:style-name="P16">Shield Bash</text:p>
                      </text:list-item>
                    </text:list>
                  </table:table-cell>
                  <table:table-cell table:style-name="Table17.A1" office:value-type="string">
                    <text:list xml:id="list39487750" text:continue-numbering="true" text:style-name="WWNum2">
                      <text:list-item>
                        <text:p text:style-name="P16">Armsman II</text:p>
                      </text:list-item>
                      <text:list-item>
                        <text:p text:style-name="P16">Avoid Death Blow(4)</text:p>
                      </text:list-item>
                      <text:list-item>
                        <text:p text:style-name="P16">Entangler(11)*</text:p>
                      </text:list-item>
                      <text:list-item>
                        <text:p text:style-name="P16">Fearsome Display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Piercing Blow(2)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17.A1" office:value-type="string">
                    <text:list xml:id="list39493299" text:continue-numbering="true" text:style-name="WWNum2">
                      <text:list-item>
                        <text:p text:style-name="P16">Avoid Death Blow(6)</text:p>
                      </text:list-item>
                      <text:list-item>
                        <text:p text:style-name="P16">Bonus Block(2)</text:p>
                      </text:list-item>
                      <text:list-item>
                        <text:p text:style-name="P16">Entangler(10)</text:p>
                      </text:list-item>
                      <text:list-item>
                        <text:p text:style-name="P16">Follow Me II*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Piercing Blow(4)</text:p>
                      </text:list-item>
                      <text:list-item>
                        <text:p text:style-name="P16">Signature Move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18.1">
            <table:table-cell table:style-name="Table18.A1" office:value-type="string">
              <text:p text:style-name="P8">Notes:</text:p>
              <text:p text:style-name="P8"><text:soft-page-break/></text:p>
            </table:table-cell>
          </table:table-row>
        </table:table>
        <text:p text:style-name="Standard"/>
        <table:table table:name="Table34" table:style-name="Table34">
          <table:table-column table:style-name="Table34.A"/>
          <table:table-row table:style-name="Table34.1">
            <table:table-cell table:style-name="Table34.A1" office:value-type="string">
              <text:p text:style-name="P8">Grappler</text:p>
            </table:table-cell>
          </table:table-row>
          <table:table-row table:style-name="Table34.1">
            <table:table-cell table:style-name="Table34.A1" office:value-type="string">
              <text:p text:style-name="P3"><text:span text:style-name="T3">Requirements:</text:span><text:span text:style-name="T1"> Brawling</text:span></text:p>
            </table:table-cell>
          </table:table-row>
          <table:table-row table:style-name="Table34.1">
            <table:table-cell table:style-name="Table34.A1" office:value-type="string">
              <text:p text:style-name="P2">Talents:</text:p>
              <table:table table:name="Table35" table:style-name="Table35">
                <table:table-column table:style-name="Table35.A"/>
                <table:table-column table:style-name="Table35.B"/>
                <table:table-column table:style-name="Table35.C"/>
                <table:table-row table:style-name="Table35.1">
                  <table:table-cell table:style-name="Table35.A1" office:value-type="string">
                    <text:p text:style-name="P8">Level 1</text:p>
                  </table:table-cell>
                  <table:table-cell table:style-name="Table35.A1" office:value-type="string">
                    <text:p text:style-name="P8">Level 5</text:p>
                  </table:table-cell>
                  <table:table-cell table:style-name="Table35.A1" office:value-type="string">
                    <text:p text:style-name="P8">Level 9</text:p>
                  </table:table-cell>
                </table:table-row>
                <table:table-row table:style-name="Table35.2">
                  <table:table-cell table:style-name="Table35.A1" office:value-type="string">
                    <text:list xml:id="list39468655" text:continue-numbering="true" text:style-name="WWNum2">
                      <text:list-item>
                        <text:p text:style-name="P16">Get Inside</text:p>
                      </text:list-item>
                      <text:list-item>
                        <text:p text:style-name="P16">Iron Grip</text:p>
                      </text:list-item>
                      <text:list-item>
                        <text:p text:style-name="P16">Oiled Up</text:p>
                      </text:list-item>
                      <text:list-item>
                        <text:p text:style-name="P16">Prone Fighting</text:p>
                      </text:list-item>
                      <text:list-item>
                        <text:p text:style-name="P16">Shift grip</text:p>
                      </text:list-item>
                      <text:list-item>
                        <text:p text:style-name="P48">Wrestling Moves(12)</text:p>
                      </text:list-item>
                    </text:list>
                  </table:table-cell>
                  <table:table-cell table:style-name="Table35.A1" office:value-type="string">
                    <text:list xml:id="list39485032" text:continue-numbering="true" text:style-name="WWNum2">
                      <text:list-item>
                        <text:p text:style-name="P16">Arm Bar</text:p>
                      </text:list-item>
                      <text:list-item>
                        <text:p text:style-name="P16">Break Fall I</text:p>
                      </text:list-item>
                      <text:list-item>
                        <text:p text:style-name="P16">Fireman's Carry I</text:p>
                      </text:list-item>
                      <text:list-item>
                        <text:p text:style-name="P16">Furious Wrestling(2)</text:p>
                      </text:list-item>
                      <text:list-item>
                        <text:p text:style-name="P16">Hammer Down</text:p>
                      </text:list-item>
                      <text:list-item>
                        <text:p text:style-name="P16">Sacrifice Throw</text:p>
                      </text:list-item>
                      <text:list-item>
                        <text:p text:style-name="P16">Wrestling Moves(10)</text:p>
                      </text:list-item>
                    </text:list>
                    <text:p text:style-name="P12"/>
                    <text:p text:style-name="P10"/>
                    <text:p text:style-name="P4"/>
                  </table:table-cell>
                  <table:table-cell table:style-name="Table35.A1" office:value-type="string">
                    <text:list xml:id="list39476397" text:continue-numbering="true" text:style-name="WWNum2">
                      <text:list-item>
                        <text:p text:style-name="P16">Fireman's Carry II</text:p>
                      </text:list-item>
                      <text:list-item>
                        <text:p text:style-name="P16">Furious Wrestling(3)</text:p>
                      </text:list-item>
                      <text:list-item>
                        <text:p text:style-name="P16">Human Shield</text:p>
                      </text:list-item>
                      <text:list-item>
                        <text:p text:style-name="P16">Neck Snap</text:p>
                      </text:list-item>
                      <text:list-item>
                        <text:p text:style-name="P16">Wrestling Moves(8)</text:p>
                        <text:p text:style-name="P57"/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34.1">
            <table:table-cell table:style-name="Table34.A1" office:value-type="string">
              <text:p text:style-name="P8">Notes:</text:p>
              <text:p text:style-name="P8"/>
            </table:table-cell>
          </table:table-row>
        </table:table>
        <text:p text:style-name="Standard"/>
        <text:p text:style-name="Standard"/>
        <table:table table:name="Table20" table:style-name="Table20">
          <table:table-column table:style-name="Table20.A"/>
          <table:table-row table:style-name="Table20.1">
            <table:table-cell table:style-name="Table20.A1" office:value-type="string">
              <text:p text:style-name="P8">Lancer</text:p>
            </table:table-cell>
          </table:table-row>
          <table:table-row table:style-name="Table20.1">
            <table:table-cell table:style-name="Table20.A1" office:value-type="string">
              <text:p text:style-name="P3"><text:span text:style-name="T3">Requirements:</text:span><text:span text:style-name="T1"> Polearm or Spear+Shield</text:span></text:p>
            </table:table-cell>
          </table:table-row>
          <table:table-row table:style-name="Table20.1">
            <table:table-cell table:style-name="Table20.A1" office:value-type="string">
              <text:p text:style-name="P2">Talents:</text:p>
              <table:table table:name="Table19" table:style-name="Table19">
                <table:table-column table:style-name="Table19.A"/>
                <table:table-column table:style-name="Table19.B"/>
                <table:table-column table:style-name="Table19.C"/>
                <table:table-row table:style-name="Table19.1">
                  <table:table-cell table:style-name="Table19.A1" office:value-type="string">
                    <text:p text:style-name="P8">Level 1</text:p>
                  </table:table-cell>
                  <table:table-cell table:style-name="Table19.A1" office:value-type="string">
                    <text:p text:style-name="P8">Level 5</text:p>
                  </table:table-cell>
                  <table:table-cell table:style-name="Table19.A1" office:value-type="string">
                    <text:p text:style-name="P8">Level 9</text:p>
                  </table:table-cell>
                </table:table-row>
                <table:table-row table:style-name="Table19.1">
                  <table:table-cell table:style-name="Table19.A1" office:value-type="string">
                    <text:list xml:id="list39466050" text:continue-numbering="true" text:style-name="WWNum2">
                      <text:list-item>
                        <text:p text:style-name="P16">Armsman I</text:p>
                      </text:list-item>
                      <text:list-item>
                        <text:p text:style-name="P16">Great Throw I</text:p>
                      </text:list-item>
                      <text:list-item>
                        <text:p text:style-name="P16">Impale(3)</text:p>
                      </text:list-item>
                      <text:list-item>
                        <text:p text:style-name="P16">Imrpoved Charge</text:p>
                      </text:list-item>
                      <text:list-item>
                        <text:p text:style-name="P16">Offensive Stance</text:p>
                      </text:list-item>
                      <text:list-item>
                        <text:p text:style-name="P16">Piercer(2)</text:p>
                      </text:list-item>
                      <text:list-item>
                        <text:p text:style-name="P16">Set Spear I</text:p>
                      </text:list-item>
                    </text:list>
                  </table:table-cell>
                  <table:table-cell table:style-name="Table19.A1" office:value-type="string">
                    <text:list xml:id="list39464838" text:continue-numbering="true" text:style-name="WWNum2">
                      <text:list-item>
                        <text:p text:style-name="P16">Armsman II</text:p>
                      </text:list-item>
                      <text:list-item>
                        <text:p text:style-name="P16">Great Throw II</text:p>
                      </text:list-item>
                      <text:list-item>
                        <text:p text:style-name="P16">Impale(5)</text:p>
                      </text:list-item>
                      <text:list-item>
                        <text:p text:style-name="P16">Improved Charge II</text:p>
                      </text:list-item>
                      <text:list-item>
                        <text:p text:style-name="P16">Keep Away</text:p>
                      </text:list-item>
                      <text:list-item>
                        <text:p text:style-name="P16">Piercer(3)</text:p>
                      </text:list-item>
                      <text:list-item>
                        <text:p text:style-name="P16">Reach(1)</text:p>
                      </text:list-item>
                      <text:list-item>
                        <text:p text:style-name="P16">Set Spear II</text:p>
                      </text:list-item>
                      <text:list-item>
                        <text:p text:style-name="P16">Skewer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19.A1" office:value-type="string">
                    <text:list xml:id="list39480354" text:continue-numbering="true" text:style-name="WWNum2">
                      <text:list-item>
                        <text:p text:style-name="P16">Impale(7)</text:p>
                      </text:list-item>
                      <text:list-item>
                        <text:p text:style-name="P16">Piercer(4)</text:p>
                      </text:list-item>
                      <text:list-item>
                        <text:p text:style-name="P16">Reach(2)</text:p>
                      </text:list-item>
                      <text:list-item>
                        <text:p text:style-name="P16">Skewer II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20.1">
            <table:table-cell table:style-name="Table20.A1" office:value-type="string">
              <text:p text:style-name="P8">Notes:</text:p>
              <text:p text:style-name="P8"/>
            </table:table-cell>
          </table:table-row>
        </table:table>
        <text:p text:style-name="Standard"/>
        <text:p text:style-name="Standard"/>
        <table:table table:name="Table36" table:style-name="Table36">
          <table:table-column table:style-name="Table36.A"/>
          <table:table-row table:style-name="Table36.1">
            <table:table-cell table:style-name="Table36.A1" office:value-type="string">
              <text:p text:style-name="P8">Mage Staff</text:p>
            </table:table-cell>
          </table:table-row>
          <table:table-row table:style-name="Table36.1">
            <table:table-cell table:style-name="Table36.A1" office:value-type="string">
              <text:p text:style-name="P3"><text:span text:style-name="T3">Requirements:</text:span><text:span text:style-name="T1"> Staff and Spell</text:span></text:p>
            </table:table-cell>
          </table:table-row>
          <table:table-row table:style-name="Table36.1">
            <table:table-cell table:style-name="Table36.A1" office:value-type="string">
              <text:p text:style-name="P2">Talents:</text:p>
              <table:table table:name="Table37" table:style-name="Table37">
                <table:table-column table:style-name="Table37.A"/>
                <table:table-column table:style-name="Table37.B"/>
                <table:table-column table:style-name="Table37.C"/>
                <table:table-row table:style-name="Table37.1">
                  <table:table-cell table:style-name="Table37.A1" office:value-type="string">
                    <text:p text:style-name="P8">Level 1</text:p>
                  </table:table-cell>
                  <table:table-cell table:style-name="Table37.A1" office:value-type="string">
                    <text:p text:style-name="P8">Level 5</text:p>
                  </table:table-cell>
                  <table:table-cell table:style-name="Table37.A1" office:value-type="string">
                    <text:p text:style-name="P8">Level 9</text:p>
                  </table:table-cell>
                </table:table-row>
                <table:table-row table:style-name="Table37.1">
                  <table:table-cell table:style-name="Table37.A1" office:value-type="string">
                    <text:list xml:id="list39472584" text:continue-numbering="true" text:style-name="WWNum2">
                      <text:list-item>
                        <text:p text:style-name="P16">Cautious Fighter</text:p>
                      </text:list-item>
                      <text:list-item>
                        <text:p text:style-name="P16">Mana(1)</text:p>
                      </text:list-item>
                      <text:list-item>
                        <text:p text:style-name="P16">Hardened Skin</text:p>
                      </text:list-item>
                      <text:list-item>
                        <text:p text:style-name="P16">Improved Give Ground I</text:p>
                      </text:list-item>
                      <text:list-item>
                        <text:p text:style-name="P16">Improved Press</text:p>
                      </text:list-item>
                      <text:list-item>
                        <text:p text:style-name="P16">Wizard's Block I</text:p>
                      </text:list-item>
                    </text:list>
                    <text:p text:style-name="P10"/>
                  </table:table-cell>
                  <table:table-cell table:style-name="Table37.A1" office:value-type="string">
                    <text:list xml:id="list39467623" text:continue-numbering="true" text:style-name="WWNum2">
                      <text:list-item>
                        <text:p text:style-name="P16">Blink Block I</text:p>
                      </text:list-item>
                      <text:list-item>
                        <text:p text:style-name="P16">Bonus Block(1)</text:p>
                      </text:list-item>
                      <text:list-item>
                        <text:p text:style-name="P16">Mana(2)</text:p>
                      </text:list-item>
                      <text:list-item>
                        <text:p text:style-name="P16">Spell Blocker I</text:p>
                      </text:list-item>
                      <text:list-item>
                        <text:p text:style-name="P16">Staff Touch</text:p>
                      </text:list-item>
                      <text:list-item>
                        <text:p text:style-name="P16">Stored Spell(1)</text:p>
                      </text:list-item>
                      <text:list-item>
                        <text:p text:style-name="P16">Wizard's Block II</text:p>
                      </text:list-item>
                    </text:list>
                    <text:p text:style-name="P10"><text:soft-page-break/></text:p>
                    <text:p text:style-name="P4"/>
                  </table:table-cell>
                  <table:table-cell table:style-name="Table37.A1" office:value-type="string">
                    <text:list xml:id="list39483400" text:continue-numbering="true" text:style-name="WWNum2">
                      <text:list-item>
                        <text:p text:style-name="P16">Blink Block II</text:p>
                      </text:list-item>
                      <text:list-item>
                        <text:p text:style-name="P16">Improved Give Ground II</text:p>
                      </text:list-item>
                      <text:list-item>
                        <text:p text:style-name="P16">Mana(3)</text:p>
                      </text:list-item>
                      <text:list-item>
                        <text:p text:style-name="P16">Spell Blocker II</text:p>
                      </text:list-item>
                      <text:list-item>
                        <text:p text:style-name="P16">Staff Slam</text:p>
                      </text:list-item>
                      <text:list-item>
                        <text:p text:style-name="P16">Stored Spell(2)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36.1">
            <table:table-cell table:style-name="Table36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22" table:style-name="Table22">
          <table:table-column table:style-name="Table22.A"/>
          <table:table-row table:style-name="Table22.1">
            <table:table-cell table:style-name="Table22.A1" office:value-type="string">
              <text:p text:style-name="P8">Master Chanter</text:p>
            </table:table-cell>
          </table:table-row>
          <table:table-row table:style-name="Table22.1">
            <table:table-cell table:style-name="Table22.A1" office:value-type="string">
              <text:p text:style-name="P3"><text:span text:style-name="T3">Requirements:</text:span><text:span text:style-name="T1"> Words of Power and Chants/Songs</text:span></text:p>
            </table:table-cell>
          </table:table-row>
          <table:table-row table:style-name="Table22.1">
            <table:table-cell table:style-name="Table22.A1" office:value-type="string">
              <text:p text:style-name="P2">Talents:</text:p>
              <table:table table:name="Table21" table:style-name="Table21">
                <table:table-column table:style-name="Table21.A"/>
                <table:table-column table:style-name="Table21.B"/>
                <table:table-column table:style-name="Table21.C"/>
                <table:table-row table:style-name="Table21.1">
                  <table:table-cell table:style-name="Table21.A1" office:value-type="string">
                    <text:p text:style-name="P8">Level 1</text:p>
                  </table:table-cell>
                  <table:table-cell table:style-name="Table21.A1" office:value-type="string">
                    <text:p text:style-name="P8">Level 5</text:p>
                  </table:table-cell>
                  <table:table-cell table:style-name="Table21.A1" office:value-type="string">
                    <text:p text:style-name="P8">Level 9</text:p>
                  </table:table-cell>
                </table:table-row>
                <table:table-row table:style-name="Table21.1">
                  <table:table-cell table:style-name="Table21.A1" office:value-type="string">
                    <text:list xml:id="list39472151" text:continue-numbering="true" text:style-name="WWNum2">
                      <text:list-item>
                        <text:p text:style-name="P16">Custom Spell Slot(1)</text:p>
                      </text:list-item>
                      <text:list-item>
                        <text:p text:style-name="P16">Furious Voice(1)</text:p>
                      </text:list-item>
                      <text:list-item>
                        <text:p text:style-name="P16">Improved Voice I</text:p>
                      </text:list-item>
                      <text:list-item>
                        <text:p text:style-name="P16">Loud Chants I</text:p>
                      </text:list-item>
                      <text:list-item>
                        <text:p text:style-name="P16">Mana(1)</text:p>
                      </text:list-item>
                      <text:list-item>
                        <text:p text:style-name="P16">Tenacious Cast(1)</text:p>
                      </text:list-item>
                    </text:list>
                    <text:p text:style-name="P10"/>
                  </table:table-cell>
                  <table:table-cell table:style-name="Table21.A1" office:value-type="string">
                    <text:list xml:id="list39494340" text:continue-numbering="true" text:style-name="WWNum2">
                      <text:list-item>
                        <text:p text:style-name="P16">Custom Spell Slot(5)</text:p>
                      </text:list-item>
                      <text:list-item>
                        <text:p text:style-name="P16">Improved Voice II</text:p>
                      </text:list-item>
                      <text:list-item>
                        <text:p text:style-name="P16">Loud Chants II</text:p>
                      </text:list-item>
                      <text:list-item>
                        <text:p text:style-name="P16">Mana(2)</text:p>
                      </text:list-item>
                      <text:list-item>
                        <text:p text:style-name="P16">Merge Chants</text:p>
                      </text:list-item>
                      <text:list-item>
                        <text:p text:style-name="P16">Staccato</text:p>
                      </text:list-item>
                      <text:list-item>
                        <text:p text:style-name="P16">Unwavering Chant(1)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21.A1" office:value-type="string">
                    <text:list xml:id="list39483687" text:continue-numbering="true" text:style-name="WWNum2">
                      <text:list-item>
                        <text:p text:style-name="P16">Custom Spell Slot(9)</text:p>
                      </text:list-item>
                      <text:list-item>
                        <text:p text:style-name="P16">Improved Voice III</text:p>
                      </text:list-item>
                      <text:list-item>
                        <text:p text:style-name="P16">Loud Chants III</text:p>
                      </text:list-item>
                      <text:list-item>
                        <text:p text:style-name="P16">Mana(3)</text:p>
                      </text:list-item>
                      <text:list-item>
                        <text:p text:style-name="P16">Tenacious Cast(2)</text:p>
                      </text:list-item>
                      <text:list-item>
                        <text:p text:style-name="P16">Unwavering Chant(2)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22.1">
            <table:table-cell table:style-name="Table22.A1" office:value-type="string">
              <text:p text:style-name="P8">Notes:</text:p>
              <text:p text:style-name="P8"/>
            </table:table-cell>
          </table:table-row>
        </table:table>
        <text:p text:style-name="Standard"/>
        <text:p text:style-name="Standard"/>
        <table:table table:name="Table40" table:style-name="Table40">
          <table:table-column table:style-name="Table40.A"/>
          <table:table-row table:style-name="Table40.1">
            <table:table-cell table:style-name="Table40.A1" office:value-type="string">
              <text:p text:style-name="P8">Master Chanter</text:p>
            </table:table-cell>
          </table:table-row>
          <table:table-row table:style-name="Table40.1">
            <table:table-cell table:style-name="Table40.A1" office:value-type="string">
              <text:p text:style-name="P3"><text:span text:style-name="T3">Requirements:</text:span><text:span text:style-name="T1"> Words of Power and Chants/Songs</text:span></text:p>
            </table:table-cell>
          </table:table-row>
          <table:table-row table:style-name="Table40.1">
            <table:table-cell table:style-name="Table40.A1" office:value-type="string">
              <text:p text:style-name="P2">Talents:</text:p>
              <table:table table:name="Table41" table:style-name="Table41">
                <table:table-column table:style-name="Table41.A"/>
                <table:table-column table:style-name="Table41.B"/>
                <table:table-column table:style-name="Table41.C"/>
                <table:table-row table:style-name="Table41.1">
                  <table:table-cell table:style-name="Table41.A1" office:value-type="string">
                    <text:p text:style-name="P8">Level 1</text:p>
                  </table:table-cell>
                  <table:table-cell table:style-name="Table41.A1" office:value-type="string">
                    <text:p text:style-name="P8">Level 5</text:p>
                  </table:table-cell>
                  <table:table-cell table:style-name="Table41.A1" office:value-type="string">
                    <text:p text:style-name="P8">Level 9</text:p>
                  </table:table-cell>
                </table:table-row>
                <table:table-row table:style-name="Table41.1">
                  <table:table-cell table:style-name="Table41.A1" office:value-type="string">
                    <text:list xml:id="list39464439" text:continue-numbering="true" text:style-name="WWNum2">
                      <text:list-item>
                        <text:p text:style-name="P16">Custom Spell Slot(1)</text:p>
                      </text:list-item>
                      <text:list-item>
                        <text:p text:style-name="P16">Furious Voice(1)</text:p>
                      </text:list-item>
                      <text:list-item>
                        <text:p text:style-name="P16">Improved Voice I</text:p>
                      </text:list-item>
                      <text:list-item>
                        <text:p text:style-name="P16">Loud Chants I</text:p>
                      </text:list-item>
                      <text:list-item>
                        <text:p text:style-name="P16">Mana(1)</text:p>
                      </text:list-item>
                      <text:list-item>
                        <text:p text:style-name="P16">Tenacious Cast(1)</text:p>
                      </text:list-item>
                    </text:list>
                    <text:p text:style-name="P10"/>
                  </table:table-cell>
                  <table:table-cell table:style-name="Table41.A1" office:value-type="string">
                    <text:list xml:id="list39473679" text:continue-numbering="true" text:style-name="WWNum2">
                      <text:list-item>
                        <text:p text:style-name="P16">Custom Spell Slot(5)</text:p>
                      </text:list-item>
                      <text:list-item>
                        <text:p text:style-name="P16">Improved Voice II</text:p>
                      </text:list-item>
                      <text:list-item>
                        <text:p text:style-name="P16">Loud Chants II</text:p>
                      </text:list-item>
                      <text:list-item>
                        <text:p text:style-name="P16">Mana(2)</text:p>
                      </text:list-item>
                      <text:list-item>
                        <text:p text:style-name="P16">Merge Chants</text:p>
                      </text:list-item>
                      <text:list-item>
                        <text:p text:style-name="P16">Staccato</text:p>
                      </text:list-item>
                      <text:list-item>
                        <text:p text:style-name="P16">Unwavering Chant(1)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41.A1" office:value-type="string">
                    <text:list xml:id="list39493343" text:continue-numbering="true" text:style-name="WWNum2">
                      <text:list-item>
                        <text:p text:style-name="P16">Custom Spell Slot(9)</text:p>
                      </text:list-item>
                      <text:list-item>
                        <text:p text:style-name="P16">Improved Voice III</text:p>
                      </text:list-item>
                      <text:list-item>
                        <text:p text:style-name="P16">Loud Chants III</text:p>
                      </text:list-item>
                      <text:list-item>
                        <text:p text:style-name="P16">Mana(3)</text:p>
                      </text:list-item>
                      <text:list-item>
                        <text:p text:style-name="P16">Tenacious Cast(2)</text:p>
                      </text:list-item>
                      <text:list-item>
                        <text:p text:style-name="P16">Unwavering Chant(2)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40.1">
            <table:table-cell table:style-name="Table40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24" table:style-name="Table24">
          <table:table-column table:style-name="Table24.A"/>
          <table:table-row table:style-name="Table24.1">
            <table:table-cell table:style-name="Table24.A1" office:value-type="string">
              <text:p text:style-name="P8">Master Spirit Caller</text:p>
            </table:table-cell>
          </table:table-row>
          <table:table-row table:style-name="Table24.1">
            <table:table-cell table:style-name="Table24.A1" office:value-type="string">
              <text:p text:style-name="P3"><text:span text:style-name="T3">Requirements:</text:span><text:span text:style-name="T1"> Spirit Caller</text:span></text:p>
            </table:table-cell>
          </table:table-row>
          <table:table-row table:style-name="Table24.1">
            <table:table-cell table:style-name="Table24.A1" office:value-type="string">
              <text:p text:style-name="P2">Talents:</text:p>
              <table:table table:name="Table23" table:style-name="Table23">
                <table:table-column table:style-name="Table23.A"/>
                <table:table-column table:style-name="Table23.B"/>
                <table:table-column table:style-name="Table23.C"/>
                <table:table-row table:style-name="Table23.1">
                  <table:table-cell table:style-name="Table23.A1" office:value-type="string">
                    <text:p text:style-name="P8">Level 1</text:p>
                  </table:table-cell>
                  <table:table-cell table:style-name="Table23.A1" office:value-type="string">
                    <text:p text:style-name="P8">Level 5</text:p>
                  </table:table-cell>
                  <table:table-cell table:style-name="Table23.A1" office:value-type="string">
                    <text:p text:style-name="P8">Level 9</text:p>
                  </table:table-cell>
                </table:table-row>
                <table:table-row table:style-name="Table23.1">
                  <table:table-cell table:style-name="Table23.A1" office:value-type="string">
                    <text:list xml:id="list39471899" text:continue-numbering="true" text:style-name="WWNum2">
                      <text:list-item>
                        <text:p text:style-name="P16">Additional Spirit(1)</text:p>
                      </text:list-item>
                      <text:list-item>
                        <text:p text:style-name="P16">Consume Spirit I</text:p>
                      </text:list-item>
                      <text:list-item>
                        <text:p text:style-name="P16">Furious Cast(1)</text:p>
                      </text:list-item>
                      <text:list-item>
                        <text:p text:style-name="P16">Mana(1)</text:p>
                      </text:list-item>
                      <text:list-item>
                        <text:p text:style-name="P16">Tenacious Cast(1)</text:p>
                        <text:p text:style-name="P16"/>
                      </text:list-item>
                    </text:list>
                  </table:table-cell>
                  <table:table-cell table:style-name="Table23.A1" office:value-type="string">
                    <text:list xml:id="list39490710" text:continue-numbering="true" text:style-name="WWNum2">
                      <text:list-item>
                        <text:p text:style-name="P16">Additional Spirit(2)</text:p>
                      </text:list-item>
                      <text:list-item>
                        <text:p text:style-name="P16">Mana(2)</text:p>
                      </text:list-item>
                      <text:list-item>
                        <text:p text:style-name="P16">Spirit Cabal</text:p>
                      </text:list-item>
                      <text:list-item>
                        <text:p text:style-name="P16">Spirit Call Effect</text:p>
                      </text:list-item>
                      <text:list-item>
                        <text:p text:style-name="P16">Spirit Conduit</text:p>
                      </text:list-item>
                      <text:list-item>
                        <text:p text:style-name="P16">Spirit protectors</text:p>
                      </text:list-item>
                    </text:list>
                    <text:p text:style-name="P10"/>
                    <text:p text:style-name="P4"><text:soft-page-break/></text:p>
                  </table:table-cell>
                  <table:table-cell table:style-name="Table23.A1" office:value-type="string">
                    <text:list xml:id="list39484174" text:continue-numbering="true" text:style-name="WWNum2">
                      <text:list-item>
                        <text:p text:style-name="P16">Additional Spirit(3)</text:p>
                      </text:list-item>
                      <text:list-item>
                        <text:p text:style-name="P16">Consume Spirit II</text:p>
                      </text:list-item>
                      <text:list-item>
                        <text:p text:style-name="P16">Furious Cast(2)</text:p>
                      </text:list-item>
                      <text:list-item>
                        <text:p text:style-name="P16">Mana(3)</text:p>
                      </text:list-item>
                      <text:list-item>
                        <text:p text:style-name="P16">Tenacious Cast(2)</text:p>
                      </text:list-item>
                    </text:list>
                    <text:p text:style-name="P12"/>
                  </table:table-cell>
                </table:table-row>
              </table:table>
              <text:p text:style-name="P1"/>
            </table:table-cell>
          </table:table-row>
          <table:table-row table:style-name="Table24.1">
            <table:table-cell table:style-name="Table24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26" table:style-name="Table26">
          <table:table-column table:style-name="Table26.A"/>
          <table:table-row table:style-name="Table26.1">
            <table:table-cell table:style-name="Table26.A1" office:value-type="string">
              <text:p text:style-name="P8">Mauler</text:p>
            </table:table-cell>
          </table:table-row>
          <table:table-row table:style-name="Table26.1">
            <table:table-cell table:style-name="Table26.A1" office:value-type="string">
              <text:p text:style-name="P3"><text:span text:style-name="T3">Requirements:</text:span><text:span text:style-name="T1"> 2h Maul or Hammer+Shield or Staff</text:span></text:p>
            </table:table-cell>
          </table:table-row>
          <table:table-row table:style-name="Table26.1">
            <table:table-cell table:style-name="Table26.A1" office:value-type="string">
              <text:p text:style-name="P2">Talents:</text:p>
              <table:table table:name="Table25" table:style-name="Table25">
                <table:table-column table:style-name="Table25.A"/>
                <table:table-column table:style-name="Table25.B"/>
                <table:table-column table:style-name="Table25.C"/>
                <table:table-row table:style-name="Table25.1">
                  <table:table-cell table:style-name="Table25.A1" office:value-type="string">
                    <text:p text:style-name="P8">Level 1</text:p>
                  </table:table-cell>
                  <table:table-cell table:style-name="Table25.A1" office:value-type="string">
                    <text:p text:style-name="P8">Level 5</text:p>
                  </table:table-cell>
                  <table:table-cell table:style-name="Table25.A1" office:value-type="string">
                    <text:p text:style-name="P8">Level 9</text:p>
                  </table:table-cell>
                </table:table-row>
                <table:table-row table:style-name="Table25.1">
                  <table:table-cell table:style-name="Table25.A1" office:value-type="string">
                    <text:list xml:id="list39466648" text:continue-numbering="true" text:style-name="WWNum2">
                      <text:list-item>
                        <text:p text:style-name="P16">Armsman I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Improved Charge I</text:p>
                      </text:list-item>
                      <text:list-item>
                        <text:p text:style-name="P16">Improved Press</text:p>
                      </text:list-item>
                      <text:list-item>
                        <text:p text:style-name="P16">Knockdown Blow(3)</text:p>
                      </text:list-item>
                      <text:list-item>
                        <text:p text:style-name="P16">Offensive Stance</text:p>
                      </text:list-item>
                      <text:list-item>
                        <text:p text:style-name="P16">Wade In</text:p>
                      </text:list-item>
                    </text:list>
                  </table:table-cell>
                  <table:table-cell table:style-name="Table25.A1" office:value-type="string">
                    <text:list xml:id="list39473173" text:continue-numbering="true" text:style-name="WWNum2">
                      <text:list-item>
                        <text:p text:style-name="P16">Armsman II</text:p>
                      </text:list-item>
                      <text:list-item>
                        <text:p text:style-name="P16">Hammer Down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Improved Charge II</text:p>
                      </text:list-item>
                      <text:list-item>
                        <text:p text:style-name="P16">Knockdown Blow(5)</text:p>
                      </text:list-item>
                      <text:list-item>
                        <text:p text:style-name="P16">Reinforced</text:p>
                      </text:list-item>
                      <text:list-item>
                        <text:p text:style-name="P16">Stunning Blow(2)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25.A1" office:value-type="string">
                    <text:list xml:id="list39490685" text:continue-numbering="true" text:style-name="WWNum2">
                      <text:list-item>
                        <text:p text:style-name="P16">Hit Points +2</text:p>
                      </text:list-item>
                      <text:list-item>
                        <text:p text:style-name="P16">Knockdown Blow(7)</text:p>
                      </text:list-item>
                      <text:list-item>
                        <text:p text:style-name="P16">Overhand Swing</text:p>
                      </text:list-item>
                      <text:list-item>
                        <text:p text:style-name="P16">Stunning Blow(3)</text:p>
                      </text:list-item>
                      <text:list-item>
                        <text:p text:style-name="P16">Wide Arc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26.1">
            <table:table-cell table:style-name="Table26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28" table:style-name="Table28">
          <table:table-column table:style-name="Table28.A"/>
          <table:table-row table:style-name="Table28.1">
            <table:table-cell table:style-name="Table28.A1" office:value-type="string">
              <text:p text:style-name="P8">Phalanx</text:p>
            </table:table-cell>
          </table:table-row>
          <table:table-row table:style-name="Table28.1">
            <table:table-cell table:style-name="Table28.A1" office:value-type="string">
              <text:p text:style-name="P3"><text:span text:style-name="T3">Requirements:</text:span><text:span text:style-name="T1"> One Hand+Shield</text:span></text:p>
            </table:table-cell>
          </table:table-row>
          <table:table-row table:style-name="Table28.1">
            <table:table-cell table:style-name="Table28.A1" office:value-type="string">
              <text:p text:style-name="P2">Talents:</text:p>
              <table:table table:name="Table27" table:style-name="Table27">
                <table:table-column table:style-name="Table27.A"/>
                <table:table-column table:style-name="Table27.B"/>
                <table:table-column table:style-name="Table27.C"/>
                <table:table-row table:style-name="Table27.1">
                  <table:table-cell table:style-name="Table27.A1" office:value-type="string">
                    <text:p text:style-name="P8">Level 1</text:p>
                  </table:table-cell>
                  <table:table-cell table:style-name="Table27.A1" office:value-type="string">
                    <text:p text:style-name="P8">Level 5</text:p>
                  </table:table-cell>
                  <table:table-cell table:style-name="Table27.A1" office:value-type="string">
                    <text:p text:style-name="P8">Level 9</text:p>
                  </table:table-cell>
                </table:table-row>
                <table:table-row table:style-name="Table27.1">
                  <table:table-cell table:style-name="Table27.A1" office:value-type="string">
                    <text:list xml:id="list39482654" text:continue-numbering="true" text:style-name="WWNum2">
                      <text:list-item>
                        <text:p text:style-name="P16">Bonus Block(1)</text:p>
                      </text:list-item>
                      <text:list-item>
                        <text:p text:style-name="P16">Defensive Stance</text:p>
                      </text:list-item>
                      <text:list-item>
                        <text:p text:style-name="P16">Improved Charge</text:p>
                      </text:list-item>
                      <text:list-item>
                        <text:p text:style-name="P16">Improved Give Ground I</text:p>
                      </text:list-item>
                      <text:list-item>
                        <text:p text:style-name="P16">Offensive Stance</text:p>
                      </text:list-item>
                      <text:list-item>
                        <text:p text:style-name="P16">Pack Fighter</text:p>
                      </text:list-item>
                      <text:list-item>
                        <text:p text:style-name="P16">Phalanx</text:p>
                      </text:list-item>
                    </text:list>
                    <text:p text:style-name="P4"/>
                  </table:table-cell>
                  <table:table-cell table:style-name="Table27.A1" office:value-type="string">
                    <text:list xml:id="list39479397" text:continue-numbering="true" text:style-name="WWNum2">
                      <text:list-item>
                        <text:p text:style-name="P16">Bonus Block(2)</text:p>
                      </text:list-item>
                      <text:list-item>
                        <text:p text:style-name="P16">Hold the Line</text:p>
                      </text:list-item>
                      <text:list-item>
                        <text:p text:style-name="P16">Improved Give Ground II</text:p>
                      </text:list-item>
                      <text:list-item>
                        <text:p text:style-name="P16">Into The Breach I</text:p>
                      </text:list-item>
                      <text:list-item>
                        <text:p text:style-name="P16">Keep Fighting</text:p>
                      </text:list-item>
                      <text:list-item>
                        <text:p text:style-name="P16">Shift The Line</text:p>
                      </text:list-item>
                      <text:list-item>
                        <text:p text:style-name="P16">Zone of Control I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27.A1" office:value-type="string">
                    <text:list xml:id="list39465735" text:continue-numbering="true" text:style-name="WWNum2">
                      <text:list-item>
                        <text:p text:style-name="P16">Into The Breach II</text:p>
                      </text:list-item>
                      <text:list-item>
                        <text:p text:style-name="P16">Volley Fire</text:p>
                      </text:list-item>
                      <text:list-item>
                        <text:p text:style-name="P16">Zone of Control II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28.1">
            <table:table-cell table:style-name="Table28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38" table:style-name="Table38">
          <table:table-column table:style-name="Table38.A"/>
          <table:table-row table:style-name="Table38.1">
            <table:table-cell table:style-name="Table38.A1" office:value-type="string">
              <text:p text:style-name="P8">Pugilist</text:p>
            </table:table-cell>
          </table:table-row>
          <table:table-row table:style-name="Table38.1">
            <table:table-cell table:style-name="Table38.A1" office:value-type="string">
              <text:p text:style-name="P3"><text:span text:style-name="T3">Requirements:</text:span><text:span text:style-name="T1"> Brawling</text:span></text:p>
            </table:table-cell>
          </table:table-row>
          <table:table-row table:style-name="Table38.1">
            <table:table-cell table:style-name="Table38.A1" office:value-type="string">
              <text:p text:style-name="P2">Talents:f</text:p>
              <table:table table:name="Table39" table:style-name="Table39">
                <table:table-column table:style-name="Table39.A"/>
                <table:table-column table:style-name="Table39.B"/>
                <table:table-column table:style-name="Table39.C"/>
                <table:table-row table:style-name="Table39.1">
                  <table:table-cell table:style-name="Table39.A1" office:value-type="string">
                    <text:p text:style-name="P8">Level 1</text:p>
                  </table:table-cell>
                  <table:table-cell table:style-name="Table39.A1" office:value-type="string">
                    <text:p text:style-name="P8">Level 5</text:p>
                  </table:table-cell>
                  <table:table-cell table:style-name="Table39.A1" office:value-type="string">
                    <text:p text:style-name="P8">Level 9</text:p>
                  </table:table-cell>
                </table:table-row>
                <table:table-row table:style-name="Table39.1">
                  <table:table-cell table:style-name="Table39.A1" office:value-type="string">
                    <text:list xml:id="list39483884" text:continue-numbering="true" text:style-name="WWNum2">
                      <text:list-item>
                        <text:p text:style-name="P16">Defensive Stance</text:p>
                      </text:list-item>
                      <text:list-item>
                        <text:p text:style-name="P16">Dodge(1)</text:p>
                      </text:list-item>
                      <text:list-item>
                        <text:p text:style-name="P16">Fast Fists(12)</text:p>
                      </text:list-item>
                      <text:list-item>
                        <text:p text:style-name="P16">Fist To A Sword Fight</text:p>
                      </text:list-item>
                      <text:list-item>
                        <text:p text:style-name="P16">Get Inside</text:p>
                      </text:list-item>
                      <text:list-item>
                        <text:p text:style-name="P16">Hardened Skin</text:p>
                      </text:list-item>
                      <text:list-item>
                        <text:p text:style-name="P16">Offensive Stance</text:p>
                      </text:list-item>
                      <text:list-item>
                        <text:p text:style-name="P16">Pugilist I</text:p>
                      </text:list-item>
                      <text:list-item>
                        <text:p text:style-name="P16">Stand Ground</text:p>
                      </text:list-item>
                      <text:list-item>
                        <text:p text:style-name="P16">Wade In</text:p>
                      </text:list-item>
                    </text:list>
                  </table:table-cell>
                  <table:table-cell table:style-name="Table39.A1" office:value-type="string">
                    <text:list xml:id="list39466062" text:continue-numbering="true" text:style-name="WWNum2">
                      <text:list-item>
                        <text:p text:style-name="P16">Dodge(2)</text:p>
                      </text:list-item>
                      <text:list-item>
                        <text:p text:style-name="P16">Fast Fists(10)</text:p>
                      </text:list-item>
                      <text:list-item>
                        <text:p text:style-name="P16">Fearsome Display</text:p>
                      </text:list-item>
                      <text:list-item>
                        <text:p text:style-name="P16">Improved Disarm I ???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Pugilist II</text:p>
                      </text:list-item>
                      <text:list-item>
                        <text:p text:style-name="P16">Resist Daze/Stun(2)</text:p>
                      </text:list-item>
                      <text:list-item>
                        <text:p text:style-name="P16">Striker(1)</text:p>
                      </text:list-item>
                      <text:list-item>
                        <text:p text:style-name="P16">Stunning Blow(2)</text:p>
                        <text:p text:style-name="P57"/>
                      </text:list-item>
                    </text:list>
                    <text:p text:style-name="P10"/>
                    <text:p text:style-name="P4"><text:soft-page-break/></text:p>
                  </table:table-cell>
                  <table:table-cell table:style-name="Table39.A1" office:value-type="string">
                    <text:list xml:id="list39488933" text:continue-numbering="true" text:style-name="WWNum2">
                      <text:list-item>
                        <text:p text:style-name="P16">Bonus Dodge(1)</text:p>
                      </text:list-item>
                      <text:list-item>
                        <text:p text:style-name="P16">Fast Fists(9)</text:p>
                      </text:list-item>
                      <text:list-item>
                        <text:p text:style-name="P16">Improved Disarm II ???</text:p>
                      </text:list-item>
                      <text:list-item>
                        <text:p text:style-name="P16">Hit Points +2</text:p>
                      </text:list-item>
                      <text:list-item>
                        <text:p text:style-name="P16">Pugilist III</text:p>
                      </text:list-item>
                      <text:list-item>
                        <text:p text:style-name="P16">Resist Daze/Stun(4)</text:p>
                      </text:list-item>
                      <text:list-item>
                        <text:p text:style-name="P16">Striker(2)</text:p>
                      </text:list-item>
                      <text:list-item>
                        <text:p text:style-name="P16">Stunning Blow(3)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38.1">
            <table:table-cell table:style-name="Table38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29" table:style-name="Table29">
          <table:table-column table:style-name="Table29.A"/>
          <table:table-column table:style-name="Table29.B"/>
          <table:table-row table:style-name="Table29.1">
            <table:table-cell table:style-name="Table29.A1" office:value-type="string">
              <text:p text:style-name="P8">Talent</text:p>
            </table:table-cell>
            <table:table-cell table:style-name="Table29.A1" office:value-type="string">
              <text:p text:style-name="P8">Description</text:p>
            </table:table-cell>
          </table:table-row>
          <table:table-row table:style-name="Table29.1">
            <table:table-cell table:style-name="Table29.A1" office:value-type="string">
              <text:p text:style-name="P4">+x Hit Points</text:p>
            </table:table-cell>
            <table:table-cell table:style-name="Table29.A1" office:value-type="string">
              <text:p text:style-name="P4">You gain x hit points</text:p>
            </table:table-cell>
          </table:table-row>
          <table:table-row table:style-name="Table29.1">
            <table:table-cell table:style-name="Table29.A1" office:value-type="string">
              <text:p text:style-name="P4">Accurate Fighter</text:p>
            </table:table-cell>
            <table:table-cell table:style-name="Table29.A1" office:value-type="string">
              <text:p text:style-name="P4">You get +1 to hit</text:p>
            </table:table-cell>
          </table:table-row>
          <table:table-row table:style-name="Table29.1">
            <table:table-cell table:style-name="Table29.A4" office:value-type="string">
              <text:p text:style-name="P4">Acrobatic Feats</text:p>
            </table:table-cell>
            <table:table-cell table:style-name="Table29.A4" office:value-type="string">
              <text:p text:style-name="P4">Allows you to perform basic acrobatic feats using your athletics skill</text:p>
              <text:list xml:id="list1088231456309585882" text:style-name="L1">
                <text:list-item>
                  <text:p text:style-name="P15">Leap over low obstacles as a free action (DL 8-12)</text:p>
                </text:list-item>
                <text:list-item>
                  <text:p text:style-name="P15">Vault high obstacles using a pole (DL 12-16)</text:p>
                </text:list-item>
                <text:list-item>
                  <text:p text:style-name="P15">Walk a tightrope at a speed of 2 hexes/round (DL 12)</text:p>
                </text:list-item>
                <text:list-item>
                  <text:p text:style-name="P15">Wall run/leap up a single story wall (DL 10)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4">Acrobatic Save (…)</text:p>
            </table:table-cell>
            <table:table-cell table:style-name="Table29.A4" office:value-type="string">
              <text:p text:style-name="P12">You may substitute your acrobatic skill for attribute saves. This talent may be taken multiple times and each time covers an additional attribute</text:p>
            </table:table-cell>
          </table:table-row>
          <table:table-row table:style-name="Table29.1">
            <table:table-cell table:style-name="Table29.A1" office:value-type="string">
              <text:p text:style-name="P4">Additional Spirit</text:p>
            </table:table-cell>
            <table:table-cell table:style-name="Table29.A1" office:value-type="string">
              <text:list xml:id="list4893002825974772003" text:style-name="WWNum21">
                <text:list-header>
                  <text:p text:style-name="P58">You can have one additional spirit in your stable before taking penalties to your spirit calling rolls</text:p>
                </text:list-header>
              </text:list>
            </table:table-cell>
          </table:table-row>
          <table:table-row table:style-name="Table29.1">
            <table:table-cell table:style-name="Table29.A4" office:value-type="string">
              <text:p text:style-name="P4">Anatomic Precision</text:p>
            </table:table-cell>
            <table:table-cell table:style-name="Table29.A4" office:value-type="string">
              <text:list xml:id="list39487265" text:continue-numbering="true" text:style-name="WWNum21">
                <text:list-item>
                  <text:p text:style-name="P18">Your attacks with light weapons do +1 damage</text:p>
                </text:list-item>
                <text:list-item>
                  <text:p text:style-name="P18">Your attacks with light weapons get +1 to wound roll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Animal Accuracy</text:p>
            </table:table-cell>
            <table:table-cell table:style-name="Table29.A1" office:value-type="string">
              <text:list xml:id="list361968033845396574" text:style-name="WWNum23">
                <text:list-item>
                  <text:p text:style-name="P19">Your animal companion gets +1 to hit</text:p>
                </text:list-item>
                <text:list-item>
                  <text:p text:style-name="P19">Your animal companion gets an additional +1 to hit</text:p>
                </text:list-item>
                <text:list-item>
                  <text:p text:style-name="P19">Your animal companion gets an additional +1 to hit and Auto Hit(12)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Animal Armor</text:p>
            </table:table-cell>
            <table:table-cell table:style-name="Table29.A1" office:value-type="string">
              <text:list xml:id="list39480672" text:continue-numbering="true" text:style-name="WWNum23">
                <text:list-item>
                  <text:p text:style-name="P19">Your animal companion gets +1 AV, or 2 AV, whichever is better</text:p>
                </text:list-item>
                <text:list-item>
                  <text:p text:style-name="P19">Your animal companion gets an additional +1 AV</text:p>
                </text:list-item>
                <text:list-item>
                  <text:p text:style-name="P19">Your animal companion gets an additional +1 AV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Animal Command</text:p>
            </table:table-cell>
            <table:table-cell table:style-name="Table29.A1" office:value-type="string">
              <text:p text:style-name="P4">By spending an inspiration, you may give your action to your animal companion, allowing him to take an immediate actio</text:p>
            </table:table-cell>
          </table:table-row>
          <table:table-row table:style-name="Table29.1">
            <table:table-cell table:style-name="Table29.A1" office:value-type="string">
              <text:p text:style-name="P4">Animal Companion</text:p>
            </table:table-cell>
            <table:table-cell table:style-name="Table29.A1" office:value-type="string">
              <text:p text:style-name="P4">You gain an animal companion chosen from the categories (other pets are possible)</text:p>
              <text:list xml:id="list3377317994436646647" text:style-name="WWNum22">
                <text:list-item>
                  <text:p text:style-name="P20">Combat</text:p>
                  <text:list>
                    <text:list-item>
                      <text:p text:style-name="P54"><text:span text:style-name="T1">Bear </text:span><text:span text:style-name="T10">–</text:span><text:span text:style-name="T1"> Slightly higher damage and hits</text:span></text:p>
                    </text:list-item>
                    <text:list-item>
                      <text:p text:style-name="P54"><text:span text:style-name="T1">Lion </text:span><text:span text:style-name="T10">–</text:span><text:span text:style-name="T1"> Slightly higher attack and defense</text:span></text:p>
                    </text:list-item>
                    <text:list-item>
                      <text:p text:style-name="P54"><text:span text:style-name="T1">Wolf </text:span><text:span text:style-name="T10">–</text:span><text:span text:style-name="T1"> Better support </text:span></text:p>
                    </text:list-item>
                  </text:list>
                </text:list-item>
                <text:list-item>
                  <text:p text:style-name="P20">Scout</text:p>
                  <text:list>
                    <text:list-item>
                      <text:p text:style-name="P54"><text:span text:style-name="T1">Crow </text:span><text:span text:style-name="T10">–</text:span><text:span text:style-name="T1"> Flies and great perception</text:span></text:p>
                    </text:list-item>
                    <text:list-item>
                      <text:p text:style-name="P54"><text:span text:style-name="T1">Ferret </text:span><text:span text:style-name="T10">–</text:span><text:span text:style-name="T1"> Sneaky and can steal</text:span></text:p>
                    </text:list-item>
                    <text:list-item>
                      <text:p text:style-name="P54"><text:span text:style-name="T1">Housecat </text:span><text:span text:style-name="T10">–</text:span><text:span text:style-name="T1"> Good perception, dark vision, support for magic and lore</text:span></text:p>
                    </text:list-item>
                  </text:list>
                </text:list-item>
                <text:list-item>
                  <text:p text:style-name="P20">Tanky</text:p>
                  <text:list>
                    <text:list-item>
                      <text:p text:style-name="P54"><text:span text:style-name="T1">Ape </text:span><text:span text:style-name="T10">–</text:span><text:span text:style-name="T1"> Slightly better damage and hits</text:span></text:p>
                    </text:list-item>
                    <text:list-item>
                      <text:p text:style-name="P54"><text:span text:style-name="T1">Boar </text:span><text:span text:style-name="T10">–</text:span><text:span text:style-name="T1"> Charge, knockdown, good armor</text:span></text:p>
                    </text:list-item>
                    <text:list-item>
                      <text:p text:style-name="P54"><text:span text:style-name="T1">Lizard </text:span><text:span text:style-name="T10">–</text:span><text:span text:style-name="T1"> Best armor</text:span></text:p>
                    </text:list-item>
                  </text:list>
                </text:list-item>
              </text:list>
              <text:p text:style-name="P4"/>
              <text:p text:style-name="P4">The animal companion starts as a juvenile and has level 1 combat stats. It listens to you and can follow basic commands. You can understand your companion and it can “speak” to you as long as it is within 10 meters</text:p>
            </table:table-cell>
          </table:table-row>
          <table:table-row table:style-name="Table29.1">
            <table:table-cell table:style-name="Table29.A1" office:value-type="string">
              <text:p text:style-name="P4">Animal Defense</text:p>
            </table:table-cell>
            <table:table-cell table:style-name="Table29.A1" office:value-type="string">
              <text:list xml:id="list4791198919430422796" text:style-name="WWNum24">
                <text:list-item>
                  <text:p text:style-name="P21">Your animal companion gets +1 to all his defense skills</text:p>
                </text:list-item>
                <text:list-item>
                  <text:p text:style-name="P21">Your animal companion gets an additional +1 to all his defense skills</text:p>
                </text:list-item>
                <text:list-item>
                  <text:p text:style-name="P21">Your animal companion gets an additional +1 to all his defense skills and Auto Defend(12)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Animal Fury</text:p>
            </table:table-cell>
            <table:table-cell table:style-name="Table29.A1" office:value-type="string">
              <text:p text:style-name="P4">Your companion gets +2 damage</text:p>
            </table:table-cell>
          </table:table-row>
          <table:table-row table:style-name="Table29.1">
            <table:table-cell table:style-name="Table29.A1" office:value-type="string">
              <text:p text:style-name="P4">Arm Bar</text:p>
            </table:table-cell>
            <table:table-cell table:style-name="Table29.A1" office:value-type="string">
              <text:p text:style-name="P4">When you have an arm pinned, you may do 1d4 penetrating damage each round, and the defender gets a wound to that arm for the remainder of the fight</text:p>
            </table:table-cell>
          </table:table-row>
          <table:table-row table:style-name="Table29.1">
            <table:table-cell table:style-name="Table29.A4" office:value-type="string">
              <text:p text:style-name="P4">Armored Athlete</text:p>
            </table:table-cell>
            <table:table-cell table:style-name="Table29.A4" office:value-type="string">
              <text:p text:style-name="P4">You take no penalty to athletics or climb checks due to encumbrance</text:p>
            </table:table-cell>
          </table:table-row>
          <table:table-row table:style-name="Table29.1">
            <table:table-cell table:style-name="Table29.A1" office:value-type="string">
              <text:p text:style-name="P4">Armored Caster</text:p>
            </table:table-cell>
            <table:table-cell table:style-name="Table29.A1" office:value-type="string">
              <text:p text:style-name="P4">You take no penalty to spell casting checks due to encumbrance</text:p>
            </table:table-cell>
          </table:table-row>
          <table:table-row table:style-name="Table29.1">
            <table:table-cell table:style-name="Table29.A1" office:value-type="string">
              <text:p text:style-name="P4">Armored Sneak</text:p>
            </table:table-cell>
            <table:table-cell table:style-name="Table29.A1" office:value-type="string">
              <text:p text:style-name="P4">You take no penalty to sneak due to encumbrance</text:p>
            </table:table-cell>
          </table:table-row>
          <table:table-row table:style-name="Table29.1">
            <table:table-cell table:style-name="Table29.A1" office:value-type="string">
              <text:p text:style-name="P4">Armsman</text:p>
            </table:table-cell>
            <table:table-cell table:style-name="Table29.A1" office:value-type="string">
              <text:list xml:id="list7370635615650403276" text:style-name="WWNum14">
                <text:list-item>
                  <text:p text:style-name="P22">You can wield, and do full damage with, a weapon with a leverage die 1 step higher than your Muscle die</text:p>
                </text:list-item>
                <text:list-item>
                  <text:p text:style-name="P22"><text:soft-page-break/>You can wield, and do full damage with, a weapon with a leverage die 2 steps higher than your Muscle die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Auto Success (x)</text:p>
            </table:table-cell>
            <table:table-cell table:style-name="Table29.A1" office:value-type="string">
              <text:p text:style-name="P4">If you roll an x or above on your d12, you may spend an inspiration to automatically succeed in your task</text:p>
            </table:table-cell>
          </table:table-row>
          <table:table-row table:style-name="Table29.1">
            <table:table-cell table:style-name="Table29.A1" office:value-type="string">
              <text:p text:style-name="P4">Avoid Death Blow (x)</text:p>
            </table:table-cell>
            <table:table-cell table:style-name="Table29.A1" office:value-type="string">
              <text:p text:style-name="P4">You can spend an inspiration to have an x/12 chance to dodge an attack that would kill you, or knock you unconscious</text:p>
            </table:table-cell>
          </table:table-row>
          <table:table-row table:style-name="Table29.1">
            <table:table-cell table:style-name="Table29.A1" office:value-type="string">
              <text:p text:style-name="P4">Back Biter</text:p>
            </table:table-cell>
            <table:table-cell table:style-name="Table29.A1" office:value-type="string">
              <text:p text:style-name="P4">When you flank an opponent, you get +1 damage and +1 to any wound effect rolls</text:p>
            </table:table-cell>
          </table:table-row>
          <table:table-row table:style-name="Table29.1">
            <table:table-cell table:style-name="Table29.A4" office:value-type="string">
              <text:p text:style-name="P4">Blaster</text:p>
            </table:table-cell>
            <table:table-cell table:style-name="Table29.A4" office:value-type="string">
              <text:p text:style-name="P4">Blast and cloud area of effect is increased by 50%</text:p>
            </table:table-cell>
          </table:table-row>
          <table:table-row table:style-name="Table29.1">
            <table:table-cell table:style-name="Table29.A4" office:value-type="string">
              <text:p text:style-name="P4">Blink Block</text:p>
            </table:table-cell>
            <table:table-cell table:style-name="Table29.A4" office:value-type="string">
              <text:list xml:id="list39475452" text:continue-list="list4791198919430422796" text:style-name="WWNum24">
                <text:list-item>
                  <text:p text:style-name="P21">When you successfully block, you can spend an inspiration to immediately move 1 hex</text:p>
                </text:list-item>
                <text:list-item>
                  <text:p text:style-name="P21">When you successfully block, you can spend an inspiration to immediately take a ½ move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Blood Thirsty</text:p>
            </table:table-cell>
            <table:table-cell table:style-name="Table29.A1" office:value-type="string">
              <text:p text:style-name="P4">Your animal companion’s attacks all get Bleed(2)</text:p>
            </table:table-cell>
          </table:table-row>
          <table:table-row table:style-name="Table29.1">
            <table:table-cell table:style-name="Table29.A1" office:value-type="string">
              <text:p text:style-name="P4">Bodyguard Stance</text:p>
            </table:table-cell>
            <table:table-cell table:style-name="Table29.A1" office:value-type="string">
              <text:p text:style-name="P4">You give an adjacent ally +2 defense if you take a -1 penalty to your own defenses</text:p>
            </table:table-cell>
          </table:table-row>
          <table:table-row table:style-name="Table29.1">
            <table:table-cell table:style-name="Table29.A1" office:value-type="string">
              <text:p text:style-name="P4">Bonus ... (x)</text:p>
            </table:table-cell>
            <table:table-cell table:style-name="Table29.A1" office:value-type="string">
              <text:p text:style-name="P4">You get x additional … defenses before your defense degrades</text:p>
            </table:table-cell>
          </table:table-row>
          <table:table-row table:style-name="Table29.1">
            <table:table-cell table:style-name="Table29.A1" office:value-type="string">
              <text:p text:style-name="P4">Break Fall</text:p>
            </table:table-cell>
            <table:table-cell table:style-name="Table29.A1" office:value-type="string">
              <text:list xml:id="list39466966" text:continue-numbering="true" text:style-name="WWNum24">
                <text:list-item>
                  <text:p text:style-name="P21">You take ½ damage from falls</text:p>
                </text:list-item>
                <text:list-item>
                  <text:p text:style-name="P21">You can make an athletics check (DL based on height) to take no damage from fall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Cautious Fighter</text:p>
            </table:table-cell>
            <table:table-cell table:style-name="Table29.A1" office:value-type="string">
              <text:p text:style-name="P4">You get +1 to your defenses</text:p>
            </table:table-cell>
          </table:table-row>
          <table:table-row table:style-name="Table29.1">
            <table:table-cell table:style-name="Table29.A4" office:value-type="string">
              <text:p text:style-name="P4">Cleave</text:p>
            </table:table-cell>
            <table:table-cell table:style-name="Table29.A4" office:value-type="string">
              <text:p text:style-name="P4">When you down a foe, you may spend an inspiration to make a 1 hex move and attack a second time</text:p>
            </table:table-cell>
          </table:table-row>
          <table:table-row table:style-name="Table29.1">
            <table:table-cell table:style-name="Table29.A1" office:value-type="string">
              <text:p text:style-name="P4">Close The Gap</text:p>
            </table:table-cell>
            <table:table-cell table:style-name="Table29.A1" office:value-type="string">
              <text:p text:style-name="P4">You can close the distance on an opponent with a longer weapon without losing the initiative. Once you do so, you have +1 defense</text:p>
            </table:table-cell>
          </table:table-row>
          <table:table-row table:style-name="Table29.1">
            <table:table-cell table:style-name="Table29.A1" office:value-type="string">
              <text:p text:style-name="P4">Combat Medic</text:p>
            </table:table-cell>
            <table:table-cell table:style-name="Table29.A1" office:value-type="string">
              <text:p text:style-name="P4">Your 1d4 medic checks can be done in 1 combat round instead of 5 minutes</text:p>
            </table:table-cell>
          </table:table-row>
          <table:table-row table:style-name="Table29.1">
            <table:table-cell table:style-name="Table29.A1" office:value-type="string">
              <text:p text:style-name="P4">Combat Reflexes</text:p>
            </table:table-cell>
            <table:table-cell table:style-name="Table29.A1" office:value-type="string">
              <text:p text:style-name="P4">+1 Initiative and you cannot be surprised to start a combat</text:p>
            </table:table-cell>
          </table:table-row>
          <table:table-row table:style-name="Table29.1">
            <table:table-cell table:style-name="Table29.A1" office:value-type="string">
              <text:p text:style-name="P4">Companion Return</text:p>
            </table:table-cell>
            <table:table-cell table:style-name="Table29.A1" office:value-type="string">
              <text:p text:style-name="P4">If your companion dies, you can gain another the next day, as opposed to waiting a week, at the cost of 1 inspiration</text:p>
            </table:table-cell>
          </table:table-row>
          <table:table-row table:style-name="Table29.1">
            <table:table-cell table:style-name="Table29.A1" office:value-type="string">
              <text:p text:style-name="P4">Companion Sacrifice</text:p>
            </table:table-cell>
            <table:table-cell table:style-name="Table29.A1" office:value-type="string">
              <text:p text:style-name="P3"><text:span text:style-name="T1">If your companion is within </text:span><text:span text:style-name="T12">½</text:span><text:span text:style-name="T1"> move when you take a blow that would knock you unconscious, your companion can take that blow instead at the cost of 1 inspiration</text:span></text:p>
            </table:table-cell>
          </table:table-row>
          <table:table-row table:style-name="Table29.1">
            <table:table-cell table:style-name="Table29.A1" office:value-type="string">
              <text:p text:style-name="P4">Companion Unlock(x)</text:p>
            </table:table-cell>
            <table:table-cell table:style-name="Table29.A1" office:value-type="string">
              <text:p text:style-name="P3"><text:span text:style-name="T1">You unlock </text:span><text:span text:style-name="T6">one</text:span><text:span text:style-name="T1"> X tier talent from your companion’s list. You can take this talent multiple times to unlock more of your companion’s talents</text:span></text:p>
            </table:table-cell>
          </table:table-row>
          <table:table-row table:style-name="Table29.1">
            <table:table-cell table:style-name="Table29.A1" office:value-type="string">
              <text:p text:style-name="P4">Conduit</text:p>
            </table:table-cell>
            <table:table-cell table:style-name="Table29.A1" office:value-type="string">
              <text:p text:style-name="P4">By spending an inspiration, you may cast spells as though you were standing at your familiar’s location for 10 combat rounds</text:p>
            </table:table-cell>
          </table:table-row>
          <table:table-row table:style-name="Table29.1">
            <table:table-cell table:style-name="Table29.A4" office:value-type="string">
              <text:p text:style-name="P4">Consume Spirit</text:p>
            </table:table-cell>
            <table:table-cell table:style-name="Table29.A4" office:value-type="string">
              <text:list xml:id="list39485499" text:continue-numbering="true" text:style-name="WWNum24">
                <text:list-item>
                  <text:p text:style-name="P21">You can consume a spirit, making it unavailable for a week, and you immediately gain 1d3 spell levels back</text:p>
                </text:list-item>
                <text:list-item>
                  <text:p text:style-name="P21">You can consume a spirit, making it unavailable for a week, and you immediately gain 1d6 spell levels back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4">Contortionist</text:p>
            </table:table-cell>
            <table:table-cell table:style-name="Table29.A4" office:value-type="string">
              <text:p text:style-name="P4">You can make an athletics check (dl 12-16) to hide yourself in an incredibly small space</text:p>
            </table:table-cell>
          </table:table-row>
          <table:table-row table:style-name="Table29.1">
            <table:table-cell table:style-name="Table29.A1" office:value-type="string">
              <text:p text:style-name="P4">Crowd Favorite</text:p>
            </table:table-cell>
            <table:table-cell table:style-name="Table29.A1" office:value-type="string">
              <text:p text:style-name="P4">You get a +2 to any social checks where your celebrity is a factor</text:p>
            </table:table-cell>
          </table:table-row>
          <table:table-row table:style-name="Table29.1">
            <table:table-cell table:style-name="Table29.A1" office:value-type="string">
              <text:p text:style-name="P4">Custom Spell Slot</text:p>
            </table:table-cell>
            <table:table-cell table:style-name="Table29.A1" office:value-type="string">
              <text:p text:style-name="P4">You create a spell with the appropriate power level and GM’s approval</text:p>
            </table:table-cell>
          </table:table-row>
          <table:table-row table:style-name="Table29.1">
            <table:table-cell table:style-name="Table29.A1" office:value-type="string">
              <text:p text:style-name="P4">Cutter</text:p>
            </table:table-cell>
            <table:table-cell table:style-name="Table29.A1" office:value-type="string">
              <text:p text:style-name="P4">If using a light weapon, you can substitute skill for Muscle <text:s/>when determining melee damage (Muscle is still used to determine the maximum leverage damage you can deal)</text:p>
            </table:table-cell>
          </table:table-row>
          <table:table-row table:style-name="Table29.1">
            <table:table-cell table:style-name="Table29.A1" office:value-type="string">
              <text:p text:style-name="P4">Deadly Anatomy</text:p>
            </table:table-cell>
            <table:table-cell table:style-name="Table29.A1" office:value-type="string">
              <text:p text:style-name="P4">You can spend an inspiration to get a +1 to a wound roll</text:p>
            </table:table-cell>
          </table:table-row>
          <table:table-row table:style-name="Table29.1">
            <table:table-cell table:style-name="Table29.A1" office:value-type="string">
              <text:p text:style-name="P4">Defensive Stance</text:p>
            </table:table-cell>
            <table:table-cell table:style-name="Table29.A1" office:value-type="string">
              <text:p text:style-name="P4">You gain +2 to your defenses, but -1 to all attacks</text:p>
            </table:table-cell>
          </table:table-row>
          <table:table-row table:style-name="Table29.1">
            <table:table-cell table:style-name="Table29.A1" office:value-type="string">
              <text:p text:style-name="P4">Dirt In The Eyes</text:p>
            </table:table-cell>
            <table:table-cell table:style-name="Table29.A1" office:value-type="string">
              <text:p text:style-name="P4">When you hit an opponent in the head, instead of doing damage, you can spend an inspiration and blind your opponent for 1 round. Each subsequent round, the blind opponent has a 50% chance of clearing his vision</text:p>
            </table:table-cell>
          </table:table-row>
          <table:table-row table:style-name="Table29.1">
            <table:table-cell table:style-name="Table29.A4" office:value-type="string">
              <text:p text:style-name="P4">Disease Sniffer</text:p>
            </table:table-cell>
            <table:table-cell table:style-name="Table29.A4" office:value-type="string">
              <text:p text:style-name="P4">With a medic check (DL based on disease rarity) you can detect diseases within 10 meters</text:p>
            </table:table-cell>
          </table:table-row>
          <table:table-row table:style-name="Table29.1">
            <table:table-cell table:style-name="Table29.A1" office:value-type="string">
              <text:p text:style-name="P4">Dodge (x)</text:p>
            </table:table-cell>
            <table:table-cell table:style-name="Table29.A1" office:value-type="string">
              <text:p text:style-name="P4">+1 Dodge per level</text:p>
            </table:table-cell>
          </table:table-row>
          <table:table-row table:style-name="Table29.1">
            <table:table-cell table:style-name="Table29.A1" office:value-type="string">
              <text:p text:style-name="P4">Don’t You Die On Me</text:p>
            </table:table-cell>
            <table:table-cell table:style-name="Table29.A1" office:value-type="string">
              <text:p text:style-name="P4">By spending a round over a fallen ally’s body, you can spend 2 inspiration to revive him with 1d6 hit points. Any wounds suffered still apply, but mortal wounds are turned serious instead</text:p>
            </table:table-cell>
          </table:table-row>
          <table:table-row table:style-name="Table29.1">
            <table:table-cell table:style-name="Table29.A1" office:value-type="string">
              <text:p text:style-name="P4">Ear Biter</text:p>
            </table:table-cell>
            <table:table-cell table:style-name="Table29.A1" office:value-type="string">
              <text:p text:style-name="P4">If someone grapples you, get get a free attack. If you hit and do damage, you can <text:soft-page-break/>make a roll to escape at +4</text:p>
            </table:table-cell>
          </table:table-row>
          <table:table-row table:style-name="Table29.1">
            <table:table-cell table:style-name="Table29.A4" office:value-type="string">
              <text:p text:style-name="P4">Entangler(x)</text:p>
            </table:table-cell>
            <table:table-cell table:style-name="Table29.A4" office:value-type="string">
              <text:p text:style-name="P4">If you block a melee attack with a roll of x or higher, you can entangle the weapon by spending 1 inspiration and making a muscle check(+4) vs. the attacker</text:p>
            </table:table-cell>
          </table:table-row>
          <table:table-row table:style-name="Table29.1">
            <table:table-cell table:style-name="Table29.A1" office:value-type="string">
              <text:p text:style-name="P4">Extended Block</text:p>
            </table:table-cell>
            <table:table-cell table:style-name="Table29.A1" office:value-type="string">
              <text:p text:style-name="P4">Spend inspiration to block for an adjacent ally</text:p>
            </table:table-cell>
          </table:table-row>
          <table:table-row table:style-name="Table29.1">
            <table:table-cell table:style-name="Table29.A1" office:value-type="string">
              <text:p text:style-name="P4">Familiar</text:p>
            </table:table-cell>
            <table:table-cell table:style-name="Table29.A1" office:value-type="string">
              <text:p text:style-name="P4">Similar to an animal companion, but only small creatures can be chosen</text:p>
            </table:table-cell>
          </table:table-row>
          <table:table-row table:style-name="Table29.1">
            <table:table-cell table:style-name="Table29.A1" office:value-type="string">
              <text:p text:style-name="P4">Familiar Adviser</text:p>
            </table:table-cell>
            <table:table-cell table:style-name="Table29.A1" office:value-type="string">
              <text:p text:style-name="P4">Your familiar gives you a bonus of +1 to all spell casting, spell lore and item lore checks</text:p>
            </table:table-cell>
          </table:table-row>
          <table:table-row table:style-name="Table29.1">
            <table:table-cell table:style-name="Table29.A1" office:value-type="string">
              <text:p text:style-name="P4">Familiar Blood</text:p>
            </table:table-cell>
            <table:table-cell table:style-name="Table29.A1" office:value-type="string">
              <text:p text:style-name="P4">By spending an inspiration, you can burn your familiar’s hit points to return blood from your spent pool. You gain 1 blood for each 1d6 spent</text:p>
            </table:table-cell>
          </table:table-row>
          <table:table-row table:style-name="Table29.1">
            <table:table-cell table:style-name="Table29.A1" office:value-type="string">
              <text:p text:style-name="P4">Familiar Cast</text:p>
            </table:table-cell>
            <table:table-cell table:style-name="Table29.A1" office:value-type="string">
              <text:p text:style-name="P4">By spending an inspiration, your familiar can cast a spell separately from you using your magic skill</text:p>
            </table:table-cell>
          </table:table-row>
          <table:table-row table:style-name="Table29.1">
            <table:table-cell table:style-name="Table29.A1" office:value-type="string">
              <text:p text:style-name="P4">Familiar Defender</text:p>
            </table:table-cell>
            <table:table-cell table:style-name="Table29.A1" office:value-type="string">
              <text:p text:style-name="P4">Your familiar harasses foes attacking you, giving you +1 defense if your familiar is within 5 hexes</text:p>
            </table:table-cell>
          </table:table-row>
          <table:table-row table:style-name="Table29.1">
            <table:table-cell table:style-name="Table29.A1" office:value-type="string">
              <text:p text:style-name="P4">Familiar Telepathy</text:p>
            </table:table-cell>
            <table:table-cell table:style-name="Table29.A1" office:value-type="string">
              <text:p text:style-name="P4">You and your familiar can mentally communicate if within 100 meters</text:p>
            </table:table-cell>
          </table:table-row>
          <table:table-row table:style-name="Table29.1">
            <table:table-cell table:style-name="Table29.A1" office:value-type="string">
              <text:p text:style-name="P4">Familiar Weaponry</text:p>
            </table:table-cell>
            <table:table-cell table:style-name="Table29.A1" office:value-type="string">
              <text:p text:style-name="P4">Your familiar’s natural weapons get +1 die step, or 1d3, whichever is better</text:p>
            </table:table-cell>
          </table:table-row>
          <table:table-row table:style-name="Table29.1">
            <table:table-cell table:style-name="Table29.A1" office:value-type="string">
              <text:p text:style-name="P4">Fast … (x)</text:p>
            </table:table-cell>
            <table:table-cell table:style-name="Table29.A1" office:value-type="string">
              <text:p text:style-name="P4">When using the proper weapon, you get an additional attack on an initiative roll of X or higher</text:p>
            </table:table-cell>
          </table:table-row>
          <table:table-row table:style-name="Table29.1">
            <table:table-cell table:style-name="Table29.A4" office:value-type="string">
              <text:p text:style-name="P4">Fast Healer</text:p>
            </table:table-cell>
            <table:table-cell table:style-name="Table29.A4" office:value-type="string">
              <text:p text:style-name="P4">When resting, your healing rate is 1.5x normal. Also, any healing done to you is +1 point/die</text:p>
            </table:table-cell>
          </table:table-row>
          <table:table-row table:style-name="Table29.1">
            <table:table-cell table:style-name="Table29.A1" office:value-type="string">
              <text:p text:style-name="P6">Favored Enemy</text:p>
            </table:table-cell>
            <table:table-cell table:style-name="Table29.A1" office:value-type="string">
              <text:p text:style-name="P6">Choose one category of foes (goblins, mages, priests, members of an enemy family, etc.) and you get a +1 to hit and +1 damage. Any time you wound your enemy, you can also spend an inspiration to get a +1 to the wound roll</text:p>
            </table:table-cell>
          </table:table-row>
          <table:table-row table:style-name="Table29.1">
            <table:table-cell table:style-name="Table29.A1" office:value-type="string">
              <text:p text:style-name="P6">Fearless</text:p>
            </table:table-cell>
            <table:table-cell table:style-name="Table29.A1" office:value-type="string">
              <text:p text:style-name="P6">You resist fear</text:p>
            </table:table-cell>
          </table:table-row>
          <table:table-row table:style-name="Table29.1">
            <table:table-cell table:style-name="Table29.A1" office:value-type="string">
              <text:p text:style-name="P6">Fearsome Display</text:p>
            </table:table-cell>
            <table:table-cell table:style-name="Table29.A1" office:value-type="string">
              <text:p text:style-name="P6">If you have time before a battle to stare down your opponent, spending an inspiration to give him a -1 to hit and damage when battling you</text:p>
            </table:table-cell>
          </table:table-row>
          <table:table-row table:style-name="Table29.1">
            <table:table-cell table:style-name="Table29.A1" office:value-type="string">
              <text:p text:style-name="P6">Field Work</text:p>
            </table:table-cell>
            <table:table-cell table:style-name="Table29.A1" office:value-type="string">
              <text:list xml:id="list8919186370428026389" text:style-name="WWNum29">
                <text:list-item>
                  <text:p text:style-name="P35">You can create potions in the field (with a kit) at a -2 casting penalty</text:p>
                </text:list-item>
                <text:list-item>
                  <text:p text:style-name="P35">You can create potions in the field with no penalty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Fight With Wild Abandon</text:p>
            </table:table-cell>
            <table:table-cell table:style-name="Table29.A1" office:value-type="string">
              <text:p text:style-name="P3"><text:span text:style-name="T1">You take a </text:span><text:span text:style-name="T10">–</text:span><text:span text:style-name="T1">1 to all your defenses, but do +2 damage</text:span></text:p>
            </table:table-cell>
          </table:table-row>
          <table:table-row table:style-name="Table29.1">
            <table:table-cell table:style-name="Table29.A4" office:value-type="string">
              <text:p text:style-name="P6">Fireman's Carry</text:p>
            </table:table-cell>
            <table:table-cell table:style-name="Table29.A4" office:value-type="string">
              <text:list xml:id="list7287766270914998446" text:style-name="WWNum27">
                <text:list-item>
                  <text:p text:style-name="P36">You can move at ½ speed with a grappled opponent</text:p>
                </text:list-item>
                <text:list-item>
                  <text:p text:style-name="P36">You can move at full speed with a grappled opponent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6">Fists To A Sword Fight</text:p>
            </table:table-cell>
            <table:table-cell table:style-name="Table29.A4" office:value-type="string">
              <text:p text:style-name="P6">You can parry weapon attacks without penalty while unarmed</text:p>
            </table:table-cell>
          </table:table-row>
          <table:table-row table:style-name="Table29.1">
            <table:table-cell table:style-name="Table29.A1" office:value-type="string">
              <text:p text:style-name="P6">Flanker (x)</text:p>
            </table:table-cell>
            <table:table-cell table:style-name="Table29.A1" office:value-type="string">
              <text:p text:style-name="P6">You get a +x bonus to damage when you attack from the flank/rear</text:p>
            </table:table-cell>
          </table:table-row>
          <table:table-row table:style-name="Table29.1">
            <table:table-cell table:style-name="Table29.A1" office:value-type="string">
              <text:p text:style-name="P6">Follow Me</text:p>
            </table:table-cell>
            <table:table-cell table:style-name="Table29.A1" office:value-type="string">
              <text:list xml:id="list39475815" text:continue-numbering="true" text:style-name="WWNum27">
                <text:list-item>
                  <text:p text:style-name="P36">When you give ground, you can move one adjacent ally with you</text:p>
                </text:list-item>
                <text:list-item>
                  <text:p text:style-name="P36">When you give ground, you can move up to three adjacent allies with you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Frugal Alchemist</text:p>
            </table:table-cell>
            <table:table-cell table:style-name="Table29.A1" office:value-type="string">
              <text:p text:style-name="P6">Your potions no longer have expenditure(1) by default</text:p>
            </table:table-cell>
          </table:table-row>
          <table:table-row table:style-name="Table29.1">
            <table:table-cell table:style-name="Table29.A1" office:value-type="string">
              <text:p text:style-name="P3"><text:span text:style-name="T2">Furious </text:span><text:span text:style-name="T11">…</text:span><text:span text:style-name="T2"> (x)</text:span></text:p>
            </table:table-cell>
            <table:table-cell table:style-name="Table29.A1" office:value-type="string">
              <text:p text:style-name="P6">Your spells/potions/whatever do +x damage/die</text:p>
            </table:table-cell>
          </table:table-row>
          <table:table-row table:style-name="Table29.1">
            <table:table-cell table:style-name="Table29.A1" office:value-type="string">
              <text:p text:style-name="P7">Gatherer</text:p>
            </table:table-cell>
            <table:table-cell table:style-name="Table29.A1" office:value-type="string">
              <text:list xml:id="list5745314354906884475" text:style-name="WWNum34">
                <text:list-item>
                  <text:p text:style-name="P46">When gaining exotics, or herbs, you gain 1 more than you normally would</text:p>
                </text:list-item>
                <text:list-item>
                  <text:p text:style-name="P46">You gain 1d3 more items than you normally would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7">Get Inside</text:p>
            </table:table-cell>
            <table:table-cell table:style-name="Table29.A1" office:value-type="string">
              <text:p text:style-name="P7">You can close against an opponent with a longer weapon without losing the initiative</text:p>
            </table:table-cell>
          </table:table-row>
          <table:table-row table:style-name="Table29.1">
            <table:table-cell table:style-name="Table29.A1" office:value-type="string">
              <text:p text:style-name="P6">Glass Master</text:p>
            </table:table-cell>
            <table:table-cell table:style-name="Table29.A1" office:value-type="string">
              <text:list xml:id="list120470375582268797" text:style-name="WWNum30">
                <text:list-item>
                  <text:p text:style-name="P37">The chance of glass breaking is reduced to 1/12</text:p>
                </text:list-item>
                <text:list-item>
                  <text:p text:style-name="P37">Your glass never break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Great Throw</text:p>
            </table:table-cell>
            <table:table-cell table:style-name="Table29.A1" office:value-type="string">
              <text:list xml:id="list852492209190287437" text:style-name="WWNum35">
                <text:list-item>
                  <text:p text:style-name="P38">You may throw great weapons using your regular attack skill. Weapons thrown in this fashion do Dmg(-1) + Mus(-1) damage</text:p>
                </text:list-item>
                <text:list-item>
                  <text:p text:style-name="P38">Thrown great weapons do full damage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Greedy</text:p>
            </table:table-cell>
            <table:table-cell table:style-name="Table29.A1" office:value-type="string">
              <text:p text:style-name="P6">When negotiating a reward for completing a quest or mercenery contract, you get a +2 to Trade checks</text:p>
            </table:table-cell>
          </table:table-row>
          <table:table-row table:style-name="Table29.1">
            <table:table-cell table:style-name="Table29.A1" office:value-type="string">
              <text:p text:style-name="P4">Hammer Down</text:p>
            </table:table-cell>
            <table:table-cell table:style-name="Table29.A1" office:value-type="string">
              <text:p text:style-name="P4">You get +2 damage and pierce(3) on prone opponents</text:p>
            </table:table-cell>
          </table:table-row>
          <table:table-row table:style-name="Table29.1">
            <table:table-cell table:style-name="Table29.A4" office:value-type="string">
              <text:p text:style-name="P4">Hardened Skin</text:p>
            </table:table-cell>
            <table:table-cell table:style-name="Table29.A4" office:value-type="string">
              <text:p text:style-name="P4">You get 1 AV when wearing no armor</text:p>
            </table:table-cell>
          </table:table-row>
          <table:table-row table:style-name="Table29.1">
            <table:table-cell table:style-name="Table29.A1" office:value-type="string">
              <text:p text:style-name="P4">Head Butt</text:p>
            </table:table-cell>
            <table:table-cell table:style-name="Table29.A1" office:value-type="string">
              <text:p text:style-name="P4">If you have a target grappled, or surprised, you can spend an inspiration to automatically hit him in the head for your muscle damage + 1d4 and stunning blow(3)</text:p>
            </table:table-cell>
          </table:table-row>
          <table:table-row table:style-name="Table29.1">
            <table:table-cell table:style-name="Table29.A4" office:value-type="string">
              <text:p text:style-name="P4">Healing Hands</text:p>
            </table:table-cell>
            <table:table-cell table:style-name="Table29.A4" office:value-type="string">
              <text:p text:style-name="P4">You get a +1/die to all healing effects and spells</text:p>
            </table:table-cell>
          </table:table-row>
          <table:table-row table:style-name="Table29.1">
            <table:table-cell table:style-name="Table29.A1" office:value-type="string">
              <text:p text:style-name="P4">Hold The Line</text:p>
            </table:table-cell>
            <table:table-cell table:style-name="Table29.A1" office:value-type="string">
              <text:p text:style-name="P4">You give your adjacent allies a +2 to any effects that would knock them prone, knock them back, or cause them to flee</text:p>
            </table:table-cell>
          </table:table-row>
          <table:table-row table:style-name="Table29.1">
            <table:table-cell table:style-name="Table29.A1" office:value-type="string">
              <text:p text:style-name="P4">Hit and Run</text:p>
            </table:table-cell>
            <table:table-cell table:style-name="Table29.A1" office:value-type="string">
              <text:p text:style-name="P4">If the first thing you do in a combat round is attack, you make take a half move <text:soft-page-break/>after attacking by spending an inspiration (You still have to disengage normally)</text:p>
            </table:table-cell>
          </table:table-row>
          <table:table-row table:style-name="Table29.1">
            <table:table-cell table:style-name="Table29.A4" office:value-type="string">
              <text:p text:style-name="P4">Human Shield</text:p>
            </table:table-cell>
            <table:table-cell table:style-name="Table29.A4" office:value-type="string">
              <text:p text:style-name="P4">When you have a grappled opponent, you can spend an inspiration to block attacks using your unarmed combat skill as a defense. Any attacks you blocked in this fashion hit the defender</text:p>
            </table:table-cell>
          </table:table-row>
          <table:table-row table:style-name="Table29.1">
            <table:table-cell table:style-name="Table29.A1" office:value-type="string">
              <text:p text:style-name="P4">Impale(x)</text:p>
            </table:table-cell>
            <table:table-cell table:style-name="Table29.A1" office:value-type="string">
              <text:p text:style-name="P4">If you hit your target and do damage, you have an x/12 chance to gain an opportunity to leave the weapon in them to impair them. They may pull the weapon out (takes 1 round) to end the impairment, but then they get a bleed status</text:p>
            </table:table-cell>
          </table:table-row>
          <table:table-row table:style-name="Table29.1">
            <table:table-cell table:style-name="Table29.A1" office:value-type="string">
              <text:p text:style-name="P4">Improved Charge</text:p>
            </table:table-cell>
            <table:table-cell table:style-name="Table29.A1" office:value-type="string">
              <text:list xml:id="list1262708815447961469" text:style-name="WWNum10">
                <text:list-item>
                  <text:p text:style-name="P23">When you charge you take no penalty to hit</text:p>
                </text:list-item>
                <text:list-item>
                  <text:p text:style-name="P23">When you charge you get +2 damage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Improved Companion (x)</text:p>
            </table:table-cell>
            <table:table-cell table:style-name="Table29.A1" office:value-type="string">
              <text:p text:style-name="P4">Your companion levels up to a slightly improved version (level x)</text:p>
            </table:table-cell>
          </table:table-row>
          <table:table-row table:style-name="Table29.1">
            <table:table-cell table:style-name="Table29.A1" office:value-type="string">
              <text:p text:style-name="P4">Improved Disarm</text:p>
            </table:table-cell>
            <table:table-cell table:style-name="Table29.A1" office:value-type="string">
              <text:list xml:id="list6465715993419946077" text:style-name="WWNum19">
                <text:list-item>
                  <text:p text:style-name="P24">When you disarm, you are only -3 to hit and a +3 to the attribute test</text:p>
                </text:list-item>
                <text:list-item>
                  <text:p text:style-name="P24">When you disarm, you are only -2 to hit and get +4 to the attribute test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Improved Disengage</text:p>
            </table:table-cell>
            <table:table-cell table:style-name="Table29.A1" office:value-type="string">
              <text:list xml:id="list7321474286132819292" text:style-name="WWNum9">
                <text:list-item>
                  <text:p text:style-name="P25">When your opponents get a free attack because you disengage from melee, their attacks do not get a +2 bonus to hit</text:p>
                </text:list-item>
                <text:list-item>
                  <text:p text:style-name="P25">When disengaging, you get +2 defense</text:p>
                </text:list-item>
                <text:list-item>
                  <text:p text:style-name="P25">You may disengage without provoking free attack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Improved Give Ground</text:p>
            </table:table-cell>
            <table:table-cell table:style-name="Table29.A1" office:value-type="string">
              <text:list xml:id="list39471953" text:continue-numbering="true" text:style-name="WWNum9">
                <text:list-item>
                  <text:p text:style-name="P25">When you give ground, you may retreat 2 hexes</text:p>
                </text:list-item>
                <text:list-item>
                  <text:p text:style-name="P25">When you give ground, you get +3 to defense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Improved Press</text:p>
            </table:table-cell>
            <table:table-cell table:style-name="Table29.A1" office:value-type="string">
              <text:list xml:id="list39480841" text:continue-numbering="true" text:style-name="WWNum9">
                <text:list-item>
                  <text:p text:style-name="P39">Your press attack does full damage and When you press, you take a -1 to hit and can push your enemies back 2 hexe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Improved Voice</text:p>
            </table:table-cell>
            <table:table-cell table:style-name="Table29.A1" office:value-type="string">
              <text:list xml:id="list39488116" text:continue-numbering="true" text:style-name="WWNum9">
                <text:list-item>
                  <text:p text:style-name="P39">Your voice score is Power/2</text:p>
                </text:list-item>
                <text:list-item>
                  <text:p text:style-name="P39">Your voice score increases to Power*(3/4)</text:p>
                </text:list-item>
                <text:list-item>
                  <text:p text:style-name="P39">Your voice score is your Power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6">Improvised Weapon</text:p>
            </table:table-cell>
            <table:table-cell table:style-name="Table29.A4" office:value-type="string">
              <text:p text:style-name="P6">You can use <text:span text:style-name="T14">anything</text:span> as a weapon with the weapon stats at the discretion of the GM</text:p>
            </table:table-cell>
          </table:table-row>
          <table:table-row table:style-name="Table29.1">
            <table:table-cell table:style-name="Table29.A1" office:value-type="string">
              <text:p text:style-name="P6">Inscrutable</text:p>
            </table:table-cell>
            <table:table-cell table:style-name="Table29.A1" office:value-type="string">
              <text:p text:style-name="P6">Tactics rolls against you are at a -4 penalty</text:p>
            </table:table-cell>
          </table:table-row>
          <table:table-row table:style-name="Table29.1">
            <table:table-cell table:style-name="Table29.A1" office:value-type="string">
              <text:p text:style-name="P6">Into the Breach</text:p>
            </table:table-cell>
            <table:table-cell table:style-name="Table29.A1" office:value-type="string">
              <text:list xml:id="list39467181" text:continue-numbering="true" text:style-name="WWNum9">
                <text:list-item>
                  <text:p text:style-name="P39">By spending one inspiration, you may move an adjacent ally with you as part of your action (max is your ½ move)</text:p>
                </text:list-item>
                <text:list-item>
                  <text:p text:style-name="P39">You may move 2 adjacent allies with you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Iron Grip</text:p>
            </table:table-cell>
            <table:table-cell table:style-name="Table29.A1" office:value-type="string">
              <text:p text:style-name="P6">You can fight while climbing, you resist being disarmed, you resist being knocked down when climbing, you get +4 to all grapple checks</text:p>
            </table:table-cell>
          </table:table-row>
          <table:table-row table:style-name="Table29.1">
            <table:table-cell table:style-name="Table29.A1" office:value-type="string">
              <text:p text:style-name="P6">Keep Away</text:p>
            </table:table-cell>
            <table:table-cell table:style-name="Table29.A1" office:value-type="string">
              <text:p text:style-name="P6">When you interrupt an opponent that approaches you and you hit them, spend an inspiration to cancel the rest of their action</text:p>
            </table:table-cell>
          </table:table-row>
          <table:table-row table:style-name="Table29.1">
            <table:table-cell table:style-name="Table29.A1" office:value-type="string">
              <text:p text:style-name="P6">Keep Fighting</text:p>
            </table:table-cell>
            <table:table-cell table:style-name="Table29.A1" office:value-type="string">
              <text:p text:style-name="P6">If you spend an inspiration, you can heal up to two adjacent allies for 1d6 hits</text:p>
            </table:table-cell>
          </table:table-row>
          <table:table-row table:style-name="Table29.1">
            <table:table-cell table:style-name="Table29.A1" office:value-type="string">
              <text:p text:style-name="P6">Knockdown Blow(x)</text:p>
            </table:table-cell>
            <table:table-cell table:style-name="Table29.A1" office:value-type="string">
              <text:p text:style-name="P6">If you hit your target in the legs, you have an x/12 chance to knock him prone. If you hit your target in the chest, you have x-2/12 chance to knock him down</text:p>
            </table:table-cell>
          </table:table-row>
          <table:table-row table:style-name="Table29.1">
            <table:table-cell table:style-name="Table29.A1" office:value-type="string">
              <text:p text:style-name="P6">Limb Taker</text:p>
            </table:table-cell>
            <table:table-cell table:style-name="Table29.A1" office:value-type="string">
              <text:p text:style-name="P6">You get +1 to the roll when you wound a limb</text:p>
            </table:table-cell>
          </table:table-row>
          <table:table-row table:style-name="Table29.1">
            <table:table-cell table:style-name="Table29.A1" office:value-type="string">
              <text:p text:style-name="P6">Lone Wolf</text:p>
            </table:table-cell>
            <table:table-cell table:style-name="Table29.A1" office:value-type="string">
              <text:p text:style-name="P6">+1 to all rolls when acting alone (does not include NPC companions or familiars)</text:p>
            </table:table-cell>
          </table:table-row>
          <table:table-row table:style-name="Table29.1">
            <table:table-cell table:style-name="Table29.A4" office:value-type="string">
              <text:p text:style-name="P6">Long Jumper (x)</text:p>
            </table:table-cell>
            <table:table-cell table:style-name="Table29.A4" office:value-type="string">
              <text:p text:style-name="P6">Your base long jump distance increases by X hexes</text:p>
            </table:table-cell>
          </table:table-row>
          <table:table-row table:style-name="Table29.1">
            <table:table-cell table:style-name="Table29.A1" office:value-type="string">
              <text:p text:style-name="P6">Loud Chants</text:p>
            </table:table-cell>
            <table:table-cell table:style-name="Table29.A1" office:value-type="string">
              <text:list xml:id="list8742831147381789102" text:style-name="WWNum37">
                <text:list-item>
                  <text:p text:style-name="P40">Chants affect all allies or enemies within 15 hexes</text:p>
                </text:list-item>
                <text:list-item>
                  <text:p text:style-name="P40">Chants affect all allies or enemies within 20 hexes</text:p>
                </text:list-item>
                <text:list-item>
                  <text:p text:style-name="P40">Chants affect all allies or enemies within 100 hexe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Lucky SOB</text:p>
            </table:table-cell>
            <table:table-cell table:style-name="Table29.A1" office:value-type="string">
              <text:list xml:id="list5631426513135377241" text:style-name="WWNum18">
                <text:list-item>
                  <text:p text:style-name="P41">The first inspiration you spend to reduce incoming damage reduces it by 1d4 (instead of 1 point)</text:p>
                </text:list-item>
                <text:list-item>
                  <text:p text:style-name="P41">The first inspiration you spend to reduce incoming damage reduces it by 1d6 (instead of 1 point)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Magic Dampener</text:p>
            </table:table-cell>
            <table:table-cell table:style-name="Table29.A1" office:value-type="string">
              <text:p text:style-name="P4">By spending 1 inspiration, your familiar gives you a +2 to save vs. spell effects for 6 rounds</text:p>
            </table:table-cell>
          </table:table-row>
          <table:table-row table:style-name="Table29.1">
            <table:table-cell table:style-name="Table29.A4" office:value-type="string">
              <text:p text:style-name="P4">Mana(x)</text:p>
            </table:table-cell>
            <table:table-cell table:style-name="Table29.A4" office:value-type="string">
              <text:p text:style-name="P4">You gain X mana to use to cast/enhance spells</text:p>
            </table:table-cell>
          </table:table-row>
          <table:table-row table:style-name="Table29.1">
            <table:table-cell table:style-name="Table29.A1" office:value-type="string">
              <text:p text:style-name="P4">Mix Master</text:p>
            </table:table-cell>
            <table:table-cell table:style-name="Table29.A1" office:value-type="string">
              <text:p text:style-name="P4">By spending an inspiration and making an alchemy check equal to the highest DL potion, you may mix two potions whose effects will be combined</text:p>
            </table:table-cell>
          </table:table-row>
          <table:table-row table:style-name="Table29.1">
            <table:table-cell table:style-name="Table29.A1" office:value-type="string">
              <text:p text:style-name="P4">Merge Chants</text:p>
            </table:table-cell>
            <table:table-cell table:style-name="Table29.A1" office:value-type="string">
              <text:p text:style-name="P4">By spending one inspiration, you can cast two chants simultaneously. The DL to do so is the DL of the hardest chant +2</text:p>
            </table:table-cell>
          </table:table-row>
          <table:table-row table:style-name="Table29.1">
            <table:table-cell table:style-name="Table29.A1" office:value-type="string">
              <text:p text:style-name="P4">Mobile Fighter</text:p>
            </table:table-cell>
            <table:table-cell table:style-name="Table29.A1" office:value-type="string">
              <text:p text:style-name="P4">You take no penalty when you move before attacking (Normally, you take a -1 to attack if you moved this round)</text:p>
            </table:table-cell>
          </table:table-row>
          <table:table-row table:style-name="Table29.1">
            <table:table-cell table:style-name="Table29.A1" office:value-type="string">
              <text:p text:style-name="P4">Mobility(x)</text:p>
            </table:table-cell>
            <table:table-cell table:style-name="Table29.A1" office:value-type="string">
              <text:p text:style-name="P4">+x Initiative and +x Move</text:p>
            </table:table-cell>
          </table:table-row>
          <table:table-row table:style-name="Table29.1">
            <table:table-cell table:style-name="Table29.A1" office:value-type="string">
              <text:p text:style-name="P4">Neck Snap</text:p>
            </table:table-cell>
            <table:table-cell table:style-name="Table29.A1" office:value-type="string">
              <text:p text:style-name="P4">Once you have a choke hold on a wrestling victim, you can choose to lose the hold, but do an immediate head wound</text:p>
            </table:table-cell>
          </table:table-row>
          <table:table-row table:style-name="Table29.1">
            <table:table-cell table:style-name="Table29.A4" office:value-type="string">
              <text:p text:style-name="P4">Nerve Pinch</text:p>
            </table:table-cell>
            <table:table-cell table:style-name="Table29.A4" office:value-type="string">
              <text:list xml:id="list1921961040384829863" text:style-name="WWNum16">
                <text:list-item>
                  <text:p text:style-name="P26">You can use your medical skill in place of your brawling skill to make an unarmed attack. If your attack hits a location with AV 3 or less, you do MUS+1d4 penetrating damage</text:p>
                </text:list-item>
                <text:list-item>
                  <text:p text:style-name="P26"><text:soft-page-break/>Your nerve pinch attack gains Stun(4)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4">No Hands</text:p>
            </table:table-cell>
            <table:table-cell table:style-name="Table29.A4" office:value-type="string">
              <text:p text:style-name="P4">You can use tools while using climbing, or perched on a precarious ledge, as though you did not need your hands to remain in place</text:p>
            </table:table-cell>
          </table:table-row>
          <table:table-row table:style-name="Table29.1">
            <table:table-cell table:style-name="Table29.A1" office:value-type="string">
              <text:p text:style-name="P4">Offensive Stance</text:p>
            </table:table-cell>
            <table:table-cell table:style-name="Table29.A1" office:value-type="string">
              <text:p text:style-name="P4">You get +1 to attack rolls, but take -1 to defenses</text:p>
            </table:table-cell>
          </table:table-row>
          <table:table-row table:style-name="Table29.1">
            <table:table-cell table:style-name="Table29.A1" office:value-type="string">
              <text:p text:style-name="P4">Oiled Up</text:p>
            </table:table-cell>
            <table:table-cell table:style-name="Table29.A1" office:value-type="string">
              <text:p text:style-name="P4">You resist holds and entangles. You get a +4 to checks to escape grapples</text:p>
            </table:table-cell>
          </table:table-row>
          <table:table-row table:style-name="Table29.1">
            <table:table-cell table:style-name="Table29.A4" office:value-type="string">
              <text:p text:style-name="P4">One True Science</text:p>
            </table:table-cell>
            <table:table-cell table:style-name="Table29.A4" office:value-type="string">
              <text:p text:style-name="P4">You may substitute your alchemy skill for any lore skill by spending an inspiration</text:p>
            </table:table-cell>
          </table:table-row>
          <table:table-row table:style-name="Table29.1">
            <table:table-cell table:style-name="Table29.A1" office:value-type="string">
              <text:p text:style-name="P6">Overhand Swing</text:p>
            </table:table-cell>
            <table:table-cell table:style-name="Table29.A1" office:value-type="string">
              <text:p text:style-name="P6">You may spend an inspiration to subtract 2 from the hit location</text:p>
            </table:table-cell>
          </table:table-row>
          <table:table-row table:style-name="Table29.1">
            <table:table-cell table:style-name="Table29.A1" office:value-type="string">
              <text:p text:style-name="P6">Overland Traveler</text:p>
            </table:table-cell>
            <table:table-cell table:style-name="Table29.A1" office:value-type="string">
              <text:p text:style-name="P6">You and your group travel 25% faster overland, giving you a +4 bonus in any long-distance chase scenario</text:p>
            </table:table-cell>
          </table:table-row>
          <table:table-row table:style-name="Table29.1">
            <table:table-cell table:style-name="Table29.A1" office:value-type="string">
              <text:p text:style-name="P4">Pack Fighter</text:p>
            </table:table-cell>
            <table:table-cell table:style-name="Table29.A1" office:value-type="string">
              <text:p text:style-name="P4">You and an adjacent ally get a +1 bonus to hit and damage when adjacent to each other</text:p>
            </table:table-cell>
          </table:table-row>
          <table:table-row table:style-name="Table29.1">
            <table:table-cell table:style-name="Table29.A1" office:value-type="string">
              <text:p text:style-name="P4">Phalanx</text:p>
            </table:table-cell>
            <table:table-cell table:style-name="Table29.A1" office:value-type="string">
              <text:p text:style-name="P4">When you are adjacent to an ally, you both get +1 defense</text:p>
            </table:table-cell>
          </table:table-row>
          <table:table-row table:style-name="Table29.1">
            <table:table-cell table:style-name="Table29.A1" office:value-type="string">
              <text:p text:style-name="P4">Physician</text:p>
            </table:table-cell>
            <table:table-cell table:style-name="Table29.A1" office:value-type="string">
              <text:list xml:id="list5705002688448117087" text:style-name="WWNum17">
                <text:list-item>
                  <text:p text:style-name="P27">You can use your medical skill to provide long-term care, taking 1 hour to give 2d4 healing</text:p>
                </text:list-item>
                <text:list-item>
                  <text:p text:style-name="P27">Your healing dice become d6s instead of d4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Piercer(x)</text:p>
            </table:table-cell>
            <table:table-cell table:style-name="Table29.A1" office:value-type="string">
              <text:p text:style-name="P4">Your attacks get x/12 chance to pierce and ignore armor</text:p>
            </table:table-cell>
          </table:table-row>
          <table:table-row table:style-name="Table29.1">
            <table:table-cell table:style-name="Table29.A1" office:value-type="string">
              <text:p text:style-name="P4">Play Dead</text:p>
            </table:table-cell>
            <table:table-cell table:style-name="Table29.A1" office:value-type="string">
              <text:p text:style-name="P4">When you are hit, you can spend an inspiration to drop prone and play dead. As long as you stay down, opponents must make a Search check (dl 20) to attack you</text:p>
            </table:table-cell>
          </table:table-row>
          <table:table-row table:style-name="Table29.1">
            <table:table-cell table:style-name="Table29.A1" office:value-type="string">
              <text:p text:style-name="P4">Poison Sniffer</text:p>
            </table:table-cell>
            <table:table-cell table:style-name="Table29.A1" office:value-type="string">
              <text:p text:style-name="P4">With a medic check (DL based on poison rarity) you can detect poisons within 10 meters</text:p>
            </table:table-cell>
          </table:table-row>
          <table:table-row table:style-name="Table29.1">
            <table:table-cell table:style-name="Table29.A1" office:value-type="string">
              <text:p text:style-name="P4">Poisoner</text:p>
            </table:table-cell>
            <table:table-cell table:style-name="Table29.A1" office:value-type="string">
              <text:list xml:id="list6116564687658188675" text:style-name="WWNum20">
                <text:list-item>
                  <text:p text:style-name="P28">You may apply poison to your weapons</text:p>
                </text:list-item>
                <text:list-item>
                  <text:p text:style-name="P28">Poisons you apply have a +2 to the save DL, and do +1 effect/die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Prone Fighter</text:p>
            </table:table-cell>
            <table:table-cell table:style-name="Table29.A1" office:value-type="string">
              <text:p text:style-name="P4">You take no penalties when fighting from the ground, but you still lose your zone of control</text:p>
            </table:table-cell>
          </table:table-row>
          <table:table-row table:style-name="Table29.1">
            <table:table-cell table:style-name="Table29.A4" office:value-type="string">
              <text:p text:style-name="P4">Pugilist</text:p>
            </table:table-cell>
            <table:table-cell table:style-name="Table29.A4" office:value-type="string">
              <text:list xml:id="list7554313737706469670" text:style-name="WWNum33">
                <text:list-item>
                  <text:p text:style-name="P29">Your fist leverage damage is 1d4+1 or +1 die step</text:p>
                </text:list-item>
                <text:list-item>
                  <text:p text:style-name="P29">Your fist leverage damage is 1d6+1 or +2 die step</text:p>
                </text:list-item>
                <text:list-item>
                  <text:p text:style-name="P29">Your fist leverage damage is 1d8+1 or +3 die step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Quick Climber</text:p>
            </table:table-cell>
            <table:table-cell table:style-name="Table29.A1" office:value-type="string">
              <text:p text:style-name="P4">Your climb speed is ½ your move (as opposed to 2 hexes/round)</text:p>
            </table:table-cell>
          </table:table-row>
          <table:table-row table:style-name="Table29.1">
            <table:table-cell table:style-name="Table29.A4" office:value-type="string">
              <text:p text:style-name="P4">Quick Cork</text:p>
            </table:table-cell>
            <table:table-cell table:style-name="Table29.A4" office:value-type="string">
              <text:p text:style-name="P4">By spending one inspiration, you can ready a potion from a belt as a free action</text:p>
            </table:table-cell>
          </table:table-row>
          <table:table-row table:style-name="Table29.1">
            <table:table-cell table:style-name="Table29.A1" office:value-type="string">
              <text:p text:style-name="P4">Reach(x)</text:p>
            </table:table-cell>
            <table:table-cell table:style-name="Table29.A1" office:value-type="string">
              <text:p text:style-name="P4">When using appropriate weapons (typically spears), you gain x additional hexes of reach</text:p>
            </table:table-cell>
          </table:table-row>
          <table:table-row table:style-name="Table29.1">
            <table:table-cell table:style-name="Table29.A1" office:value-type="string">
              <text:p text:style-name="P4">Recycler</text:p>
            </table:table-cell>
            <table:table-cell table:style-name="Table29.A1" office:value-type="string">
              <text:list xml:id="list39464970" text:continue-numbering="true" text:style-name="WWNum33">
                <text:list-item>
                  <text:p text:style-name="P29">You can burn exotics to restore alchemy skill levels, gaining 1 for each exotic consumed</text:p>
                </text:list-item>
                <text:list-item>
                  <text:p text:style-name="P29">You gain 1d3 alchemy levels for each exotic consumed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Reinforced</text:p>
            </table:table-cell>
            <table:table-cell table:style-name="Table29.A1" office:value-type="string">
              <text:p text:style-name="P4">You get +1 AV if you are wearing armor</text:p>
            </table:table-cell>
          </table:table-row>
          <table:table-row table:style-name="Table29.1">
            <table:table-cell table:style-name="Table29.A1" office:value-type="string">
              <text:p text:style-name="P3"><text:span text:style-name="T1">Resist </text:span><text:span text:style-name="T10">…</text:span><text:span text:style-name="T1"> (x)</text:span></text:p>
            </table:table-cell>
            <table:table-cell table:style-name="Table29.A1" office:value-type="string">
              <text:p text:style-name="P3"><text:span text:style-name="T1">You get a +2(x) bonus to saves against the resisted element/effect. Proc effects have -1(x) chance to occur. If you are affected by the resisted element/effect, you reduce the effect by </text:span><text:span text:style-name="T10">–</text:span><text:span text:style-name="T1">1(x) point/die</text:span></text:p>
            </table:table-cell>
          </table:table-row>
          <table:table-row table:style-name="Table29.1">
            <table:table-cell table:style-name="Table29.A1" office:value-type="string">
              <text:p text:style-name="P4">Road Warrior</text:p>
            </table:table-cell>
            <table:table-cell table:style-name="Table29.A1" office:value-type="string">
              <text:p text:style-name="P4">You get +2 to Navigate and Survival checks when traveling overland</text:p>
            </table:table-cell>
          </table:table-row>
          <table:table-row table:style-name="Table29.1">
            <table:table-cell table:style-name="Table29.A1" office:value-type="string">
              <text:p text:style-name="P6">Rough Runner</text:p>
            </table:table-cell>
            <table:table-cell table:style-name="Table29.A1" office:value-type="string">
              <text:p text:style-name="P6">You ignore penalties due to moving/Fighting on rough terrain</text:p>
            </table:table-cell>
          </table:table-row>
          <table:table-row table:style-name="Table29.1">
            <table:table-cell table:style-name="Table29.A1" office:value-type="string">
              <text:p text:style-name="P4">Sacrifice Throw</text:p>
            </table:table-cell>
            <table:table-cell table:style-name="Table29.A1" office:value-type="string">
              <text:p text:style-name="P4">You can throw grappled opponents 2 hexes, or you can choose to go prone and throw your victim 3 hexes. A defender that hits a solid object takes an extra 1d6 damage</text:p>
            </table:table-cell>
          </table:table-row>
          <table:table-row table:style-name="Table29.1">
            <table:table-cell table:style-name="Table29.A4" office:value-type="string">
              <text:p text:style-name="P4">Save Blocker</text:p>
            </table:table-cell>
            <table:table-cell table:style-name="Table29.A4" office:value-type="string">
              <text:p text:style-name="P4">When asked to make a skill or reflex save, you can substitute your shield block by spending an inspiration (note that this may allow you to effectively “block” direct spells)</text:p>
            </table:table-cell>
          </table:table-row>
          <table:table-row table:style-name="Table29.1">
            <table:table-cell table:style-name="Table29.A1" office:value-type="string">
              <text:p text:style-name="P4">Second Wind</text:p>
            </table:table-cell>
            <table:table-cell table:style-name="Table29.A1" office:value-type="string">
              <text:list xml:id="list3540700049506252156" text:style-name="WWNum12">
                <text:list-item>
                  <text:p text:style-name="P30">Once per fight, spend an inspiration and heal 1d6 hit points</text:p>
                </text:list-item>
                <text:list-item>
                  <text:p text:style-name="P30">Once per fight, spend 2 inspiration and heal 2d6 hit point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Self-Immunity</text:p>
            </table:table-cell>
            <table:table-cell table:style-name="Table29.A1" office:value-type="string">
              <text:list xml:id="list3440364739895275491" text:style-name="WWNum31">
                <text:list-item>
                  <text:p text:style-name="P31">You are immune to your own poisons and gasses and get +2 to save against any poison check</text:p>
                </text:list-item>
                <text:list-item>
                  <text:p text:style-name="P31">You are immune to any of your own area of effect potion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Self-Surgeon</text:p>
            </table:table-cell>
            <table:table-cell table:style-name="Table29.A1" office:value-type="string">
              <text:p text:style-name="P4">You get no penalty when performing medical checks on yourself</text:p>
            </table:table-cell>
          </table:table-row>
          <table:table-row table:style-name="Table29.1">
            <table:table-cell table:style-name="Table29.A1" office:value-type="string">
              <text:p text:style-name="P4">Set Spear</text:p>
            </table:table-cell>
            <table:table-cell table:style-name="Table29.A1" office:value-type="string">
              <text:list xml:id="list388879053684973256" text:style-name="WWNum36">
                <text:list-item>
                  <text:p text:style-name="P32">You get a +1 to hit and +2 damage when you interrupt an opponent that charges you</text:p>
                </text:list-item>
                <text:list-item>
                  <text:p text:style-name="P32">Set spear becomes a free attack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Shared Sight</text:p>
            </table:table-cell>
            <table:table-cell table:style-name="Table29.A1" office:value-type="string">
              <text:p text:style-name="P4">By spending an inspiration, you can see through the eyes of your familiar for 1 hour</text:p>
            </table:table-cell>
          </table:table-row>
          <table:table-row table:style-name="Table29.1">
            <table:table-cell table:style-name="Table29.A1" office:value-type="string">
              <text:p text:style-name="P4">Shared Spells</text:p>
            </table:table-cell>
            <table:table-cell table:style-name="Table29.A1" office:value-type="string">
              <text:p text:style-name="P4">Beneficial spells you cast on yourself also apply to your familiar if it is within 10 meters</text:p>
            </table:table-cell>
          </table:table-row>
          <text:soft-page-break/>
          <table:table-row table:style-name="Table29.1">
            <table:table-cell table:style-name="Table29.A1" office:value-type="string">
              <text:p text:style-name="P4">Shared Talent</text:p>
            </table:table-cell>
            <table:table-cell table:style-name="Table29.A1" office:value-type="string">
              <text:p text:style-name="P4">By spending an inspiration, your animal companion can make use of any talent you have for the next 3 combat rounds</text:p>
            </table:table-cell>
          </table:table-row>
          <table:table-row table:style-name="Table29.1">
            <table:table-cell table:style-name="Table29.A1" office:value-type="string">
              <text:p text:style-name="P4">Shield Bash</text:p>
            </table:table-cell>
            <table:table-cell table:style-name="Table29.A1" office:value-type="string">
              <text:p text:style-name="P4">Spend an inspiration to get a free shield bash attack. A typical shield does 1d4 + mus(-1)</text:p>
            </table:table-cell>
          </table:table-row>
          <table:table-row table:style-name="Table29.1">
            <table:table-cell table:style-name="Table29.A1" office:value-type="string">
              <text:p text:style-name="P4">Shield Breaker(x)</text:p>
            </table:table-cell>
            <table:table-cell table:style-name="Table29.A1" office:value-type="string">
              <text:p text:style-name="P4">If you hit an opponent with an x or higher roll, you may spend inspiration to break his shield instead of doing damage</text:p>
            </table:table-cell>
          </table:table-row>
          <table:table-row table:style-name="Table29.1">
            <table:table-cell table:style-name="Table29.A1" office:value-type="string">
              <text:p text:style-name="P4">Shift Grip</text:p>
            </table:table-cell>
            <table:table-cell table:style-name="Table29.A1" office:value-type="string">
              <text:p text:style-name="P4">When rolling a hit location for a wrestling move, you can roll twice and take the result you prefer</text:p>
            </table:table-cell>
          </table:table-row>
          <table:table-row table:style-name="Table29.1">
            <table:table-cell table:style-name="Table29.A4" office:value-type="string">
              <text:p text:style-name="P4">Shift The Line</text:p>
            </table:table-cell>
            <table:table-cell table:style-name="Table29.A4" office:value-type="string">
              <text:p text:style-name="P4">By spending an inspiration, you can freely switch places with adjacent allies as part of a normal move. Neither you, nor the shifted allies take disengage penalties</text:p>
            </table:table-cell>
          </table:table-row>
          <table:table-row table:style-name="Table29.1">
            <table:table-cell table:style-name="Table29.A1" office:value-type="string">
              <text:p text:style-name="P4">Shifty</text:p>
            </table:table-cell>
            <table:table-cell table:style-name="Table29.A1" office:value-type="string">
              <text:list xml:id="list3026085855869083211" text:style-name="WWNum11">
                <text:list-item>
                  <text:p text:style-name="P33">Spend 1 inspiration to take a 1” move at any time (may be used once a combat round)</text:p>
                </text:list-item>
                <text:list-item>
                  <text:p text:style-name="P55"><text:span text:style-name="T1">Spend 1 inspiration to take a </text:span><text:span text:style-name="T12">½</text:span><text:span text:style-name="T1"> move at any time (may be used once a combat round)</text:span>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4">Signature Move</text:p>
            </table:table-cell>
            <table:table-cell table:style-name="Table29.A4" office:value-type="string">
              <text:p text:style-name="P4">You can spend an inspiration to add your charisma modifier to your damage</text:p>
            </table:table-cell>
          </table:table-row>
          <table:table-row table:style-name="Table29.1">
            <table:table-cell table:style-name="Table29.A1" office:value-type="string">
              <text:p text:style-name="P3"><text:span text:style-name="T10">…</text:span><text:span text:style-name="T1"> Sniffer</text:span></text:p>
            </table:table-cell>
            <table:table-cell table:style-name="Table29.A1" office:value-type="string">
              <text:p text:style-name="P3"><text:span text:style-name="T1">You get a search check to detect </text:span><text:span text:style-name="T10">…</text:span><text:span text:style-name="T1">, and items that cause x effects</text:span></text:p>
            </table:table-cell>
          </table:table-row>
          <table:table-row table:style-name="Table29.1">
            <table:table-cell table:style-name="Table29.A1" office:value-type="string">
              <text:p text:style-name="P6">Spell Blocker</text:p>
            </table:table-cell>
            <table:table-cell table:style-name="Table29.A1" office:value-type="string">
              <text:list xml:id="list475001466073484983" text:style-name="WWNum28">
                <text:list-item>
                  <text:p text:style-name="P42">You can spend inspiration to block bolt spells with your shield</text:p>
                </text:list-item>
                <text:list-item>
                  <text:p text:style-name="P42">If you can get to the center of an AoE spell, you can block it by spending two inspiration and making a block check against the spell casting DL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6">Spirit Cabal</text:p>
            </table:table-cell>
            <table:table-cell table:style-name="Table29.A4" office:value-type="string">
              <text:p text:style-name="P6">For each adjacent controlled spirit, you get a +1 to spell casting rolls</text:p>
            </table:table-cell>
          </table:table-row>
          <table:table-row table:style-name="Table29.1">
            <table:table-cell table:style-name="Table29.A4" office:value-type="string">
              <text:p text:style-name="P6">Spirit Call Effect</text:p>
            </table:table-cell>
            <table:table-cell table:style-name="Table29.A4" office:value-type="string">
              <text:p text:style-name="P6">You unlock the summon effects of the spirits in your stable</text:p>
            </table:table-cell>
          </table:table-row>
          <table:table-row table:style-name="Table29.1">
            <table:table-cell table:style-name="Table29.A4" office:value-type="string">
              <text:p text:style-name="P6">Spirit Conduit</text:p>
            </table:table-cell>
            <table:table-cell table:style-name="Table29.A4" office:value-type="string">
              <text:p text:style-name="P6">You can cast your spells from your position, or from the position of the spirit providing the power</text:p>
            </table:table-cell>
          </table:table-row>
          <table:table-row table:style-name="Table29.1">
            <table:table-cell table:style-name="Table29.A4" office:value-type="string">
              <text:p text:style-name="P6">Spirit Protectors</text:p>
            </table:table-cell>
            <table:table-cell table:style-name="Table29.A4" office:value-type="string">
              <text:p text:style-name="P6">For each controlled spirit you have adjacent to you, you get a +1 defense</text:p>
            </table:table-cell>
          </table:table-row>
          <table:table-row table:style-name="Table29.1">
            <table:table-cell table:style-name="Table29.A1" office:value-type="string">
              <text:p text:style-name="P6">Staccato</text:p>
            </table:table-cell>
            <table:table-cell table:style-name="Table29.A1" office:value-type="string">
              <text:p text:style-name="P6">By spending one inspiration, you can shout while maintaining a chant</text:p>
            </table:table-cell>
          </table:table-row>
          <table:table-row table:style-name="Table29.1">
            <table:table-cell table:style-name="Table29.A4" office:value-type="string">
              <text:p text:style-name="P6">Staff Slam</text:p>
            </table:table-cell>
            <table:table-cell table:style-name="Table29.A4" office:value-type="string">
              <text:p text:style-name="P6">You can spend an inspiration to cause a touch spell to attack all adjacent enemies</text:p>
            </table:table-cell>
          </table:table-row>
          <table:table-row table:style-name="Table29.1">
            <table:table-cell table:style-name="Table29.A4" office:value-type="string">
              <text:p text:style-name="P6">Staff Touch</text:p>
            </table:table-cell>
            <table:table-cell table:style-name="Table29.A4" office:value-type="string">
              <text:p text:style-name="P6">Your touch spells can be delivered through your staff and you can add your staff's leverage damage to their effect</text:p>
            </table:table-cell>
          </table:table-row>
          <table:table-row table:style-name="Table29.1">
            <table:table-cell table:style-name="Table29.A1" office:value-type="string">
              <text:p text:style-name="P6">Stand Ground</text:p>
            </table:table-cell>
            <table:table-cell table:style-name="Table29.A1" office:value-type="string">
              <text:p text:style-name="P6">You resist any effects that knock you back, knock you down, or otherwise alter your position against your will</text:p>
            </table:table-cell>
          </table:table-row>
          <table:table-row table:style-name="Table29.1">
            <table:table-cell table:style-name="Table29.A4" office:value-type="string">
              <text:p text:style-name="P6">Stealth Run</text:p>
            </table:table-cell>
            <table:table-cell table:style-name="Table29.A4" office:value-type="string">
              <text:p text:style-name="P6">You get full speed while stealthed (as opposed to ½ speed)</text:p>
            </table:table-cell>
          </table:table-row>
          <table:table-row table:style-name="Table29.1">
            <table:table-cell table:style-name="Table29.A1" office:value-type="string">
              <text:p text:style-name="P6">Striker(x)</text:p>
            </table:table-cell>
            <table:table-cell table:style-name="Table29.A1" office:value-type="string">
              <text:p text:style-name="P6">You get +x damage</text:p>
            </table:table-cell>
          </table:table-row>
          <table:table-row table:style-name="Table29.1">
            <table:table-cell table:style-name="Table29.A4" office:value-type="string">
              <text:p text:style-name="P6">Stored Spell(1)</text:p>
            </table:table-cell>
            <table:table-cell table:style-name="Table29.A4" office:value-type="string">
              <text:p text:style-name="P6">By setting aside an inspiration, you can store a spell in your focus which you can later release as a free action. You can have up to X spells stored</text:p>
            </table:table-cell>
          </table:table-row>
          <table:table-row table:style-name="Table29.1">
            <table:table-cell table:style-name="Table29.A1" office:value-type="string">
              <text:p text:style-name="P6">Strong Arm</text:p>
            </table:table-cell>
            <table:table-cell table:style-name="Table29.A1" office:value-type="string">
              <text:list xml:id="list8697989128408714871" text:style-name="WWNum32">
                <text:list-item>
                  <text:p text:style-name="P43">Your potion throwing range is increased by 50% and you get +1 to throwing skill</text:p>
                </text:list-item>
                <text:list-item>
                  <text:p text:style-name="P43">Your potion throwing range is doubled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Stunning Blow(x)</text:p>
            </table:table-cell>
            <table:table-cell table:style-name="Table29.A1" office:value-type="string">
              <text:p text:style-name="P6">Blows to the chest that do 3 or more points of damage have x/12 chance to stun. Blows to the head that do 3 or more points of damage have x+2/12 chance to stun</text:p>
            </table:table-cell>
          </table:table-row>
          <table:table-row table:style-name="Table29.1">
            <table:table-cell table:style-name="Table29.A1" office:value-type="string">
              <text:p text:style-name="P4">Swift Companion</text:p>
            </table:table-cell>
            <table:table-cell table:style-name="Table29.A1" office:value-type="string">
              <text:p text:style-name="P4">Your animal companion gets a +1 initiative and +1 move per level</text:p>
            </table:table-cell>
          </table:table-row>
          <table:table-row table:style-name="Table29.1">
            <table:table-cell table:style-name="Table29.A1" office:value-type="string">
              <text:p text:style-name="P6">Swimmer</text:p>
            </table:table-cell>
            <table:table-cell table:style-name="Table29.A1" office:value-type="string">
              <text:list xml:id="list5669266878569640873" text:style-name="WWNum15">
                <text:list-item>
                  <text:p text:style-name="P44">+1 Swim, you can stay underwater 3x longer, you fight with no penalty underwater, you are resistant to gas attacks</text:p>
                </text:list-item>
                <text:list-item>
                  <text:p text:style-name="P44">+1 Swim, you can stay underwater 6x longer, you can cast and use skills underwater with no penalty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Take Initiative</text:p>
            </table:table-cell>
            <table:table-cell table:style-name="Table29.A1" office:value-type="string">
              <text:p text:style-name="P4">You can spend an inspiration to swap initiative scores with any other combatant</text:p>
            </table:table-cell>
          </table:table-row>
          <table:table-row table:style-name="Table29.1">
            <table:table-cell table:style-name="Table29.A1" office:value-type="string">
              <text:p text:style-name="P4">Take the Fall</text:p>
            </table:table-cell>
            <table:table-cell table:style-name="Table29.A1" office:value-type="string">
              <text:p text:style-name="P4">When an adjacent ally is hit by an attack, you may spend an inspiration to take the damage instead of them</text:p>
            </table:table-cell>
          </table:table-row>
          <table:table-row table:style-name="Table29.1">
            <table:table-cell table:style-name="Table29.A1" office:value-type="string">
              <text:p text:style-name="P6">Taunt</text:p>
            </table:table-cell>
            <table:table-cell table:style-name="Table29.A1" office:value-type="string">
              <text:list xml:id="list2299606340590526930" text:style-name="WWNum26">
                <text:list-item>
                  <text:p text:style-name="P56"><text:span text:style-name="T2">You may spend an inspiration to give an opponent the </text:span><text:span text:style-name="T7">Taunted</text:span><text:span text:style-name="T2"> status for 6 </text:span><text:span text:style-name="T2">combat rounds</text:span></text:p>
                </text:list-item>
                <text:list-item>
                  <text:p text:style-name="P56"><text:span text:style-name="T2">You may spend an inspiration to give up to 4 nearby opponents the </text:span><text:span text:style-name="T7">Taunted</text:span><text:span text:style-name="T5"> </text:span><text:span text:style-name="T2">status for 6 rounds</text:span>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3"><text:span text:style-name="T2">Tenacious </text:span><text:span text:style-name="T11">…</text:span><text:span text:style-name="T2"> (x)</text:span></text:p>
            </table:table-cell>
            <table:table-cell table:style-name="Table29.A1" office:value-type="string">
              <text:p text:style-name="P6">Your potions have +(x) chance to proc statuses and +2(x) to save DLs</text:p>
            </table:table-cell>
          </table:table-row>
          <table:table-row table:style-name="Table29.1">
            <table:table-cell table:style-name="Table29.A1" office:value-type="string">
              <text:p text:style-name="P6">Terrain Affinity</text:p>
            </table:table-cell>
            <table:table-cell table:style-name="Table29.A1" office:value-type="string">
              <text:p text:style-name="P6">You may choose a terrain and get a +1 to all rolls when acting in that terrain</text:p>
            </table:table-cell>
          </table:table-row>
          <table:table-row table:style-name="Table29.1">
            <table:table-cell table:style-name="Table29.A1" office:value-type="string">
              <text:p text:style-name="P6">Trap Sense</text:p>
            </table:table-cell>
            <table:table-cell table:style-name="Table29.A1" office:value-type="string">
              <text:p text:style-name="P6">You get +2 to search checks to detect traps</text:p>
            </table:table-cell>
          </table:table-row>
          <table:table-row table:style-name="Table29.1">
            <table:table-cell table:style-name="Table29.A4" office:value-type="string">
              <text:p text:style-name="P6">Treacherous Shift</text:p>
            </table:table-cell>
            <table:table-cell table:style-name="Table29.A4" office:value-type="string">
              <text:p text:style-name="P6">You may spend an inspiration and shift places with an enemy who is within range of a full move. They get a Reflexes save (DL 16)</text:p>
            </table:table-cell>
          </table:table-row>
          <table:table-row table:style-name="Table29.1">
            <table:table-cell table:style-name="Table29.A1" office:value-type="string">
              <text:p text:style-name="P6">Tough SOB</text:p>
            </table:table-cell>
            <table:table-cell table:style-name="Table29.A1" office:value-type="string">
              <text:p text:style-name="P6">You can spend 1 inspiration to ignore one wound effect. You still take the damage, but suffer no other effects and do not have to roll to remain conscious. After the <text:soft-page-break/>battle, the wound takes effect as normal</text:p>
            </table:table-cell>
          </table:table-row>
          <table:table-row table:style-name="Table29.1">
            <table:table-cell table:style-name="Table29.A1" office:value-type="string">
              <text:p text:style-name="P6">Unseen Passage</text:p>
            </table:table-cell>
            <table:table-cell table:style-name="Table29.A1" office:value-type="string">
              <text:p text:style-name="P6">When you use sneak in an attempt to avoid being tracked, you get a +4 to the check</text:p>
            </table:table-cell>
          </table:table-row>
          <table:table-row table:style-name="Table29.1">
            <table:table-cell table:style-name="Table29.A1" office:value-type="string">
              <text:p text:style-name="P4">Unwavering Chant(x)</text:p>
            </table:table-cell>
            <table:table-cell table:style-name="Table29.A1" office:value-type="string">
              <text:p text:style-name="P4">Your chants lose x points of Parch</text:p>
            </table:table-cell>
          </table:table-row>
          <table:table-row table:style-name="Table29.1">
            <table:table-cell table:style-name="Table29.A1" office:value-type="string">
              <text:p text:style-name="P4">Volley Fire</text:p>
            </table:table-cell>
            <table:table-cell table:style-name="Table29.A1" office:value-type="string">
              <text:p text:style-name="P4">By spending an inspiration, up to two adjacent allies can throw/fire a missile weapon with you as part of your action</text:p>
            </table:table-cell>
          </table:table-row>
          <table:table-row table:style-name="Table29.1">
            <table:table-cell table:style-name="Table29.A1" office:value-type="string">
              <text:p text:style-name="P4">Wade In</text:p>
            </table:table-cell>
            <table:table-cell table:style-name="Table29.A1" office:value-type="string">
              <text:p text:style-name="P4">Make a 1 hex move after your attack as long as the move keeps/puts you adjacent to an enemy</text:p>
            </table:table-cell>
          </table:table-row>
          <table:table-row table:style-name="Table29.1">
            <table:table-cell table:style-name="Table29.A1" office:value-type="string">
              <text:p text:style-name="P4">Wide Arc</text:p>
            </table:table-cell>
            <table:table-cell table:style-name="Table29.A1" office:value-type="string">
              <text:p text:style-name="P4">You spend an inspiration and attack 3 targets in your front arc, taking a -2 to hit each</text:p>
            </table:table-cell>
          </table:table-row>
          <table:table-row table:style-name="Table29.1">
            <table:table-cell table:style-name="Table29.A1" office:value-type="string">
              <text:p text:style-name="P4">Wilderness Friends</text:p>
            </table:table-cell>
            <table:table-cell table:style-name="Table29.A1" office:value-type="string">
              <text:list xml:id="list8992572314722493292" text:style-name="WWNum25">
                <text:list-item>
                  <text:p text:style-name="P34">Small animals surround you when in the wilderness. You can talk with these creatures and they will sometimes give you useful information. You get +2 to navigate, track and wilderness lore checks</text:p>
                </text:list-item>
                <text:list-item>
                  <text:p text:style-name="P34">Your wilderness friends can carry messages and small objects to those within 5km</text:p>
                </text:list-item>
                <text:list-item>
                  <text:p text:style-name="P34">Small animals will distract and taunt your enemies in combat. Anyone attacking you takes -1 to hit in the wilderness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4">Wizard's Block</text:p>
            </table:table-cell>
            <table:table-cell table:style-name="Table29.A4" office:value-type="string">
              <text:list xml:id="list39476885" text:continue-numbering="true" text:style-name="WWNum25">
                <text:list-item>
                  <text:p text:style-name="P34">When you block in the same round you cast a spell, your penalty is only -1</text:p>
                </text:list-item>
                <text:list-item>
                  <text:p text:style-name="P34">You can block and cast in the same round with no penalty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6">Wrestling Moves(x)</text:p>
            </table:table-cell>
            <table:table-cell table:style-name="Table29.A4" office:value-type="string">
              <text:list xml:id="list407171846544026228" text:style-name="WWNum13">
                <text:list-header>
                  <text:p text:style-name="P59">When you hit with a grapple, you may spend an inspiration to perform a special move based on the hit location</text:p>
                </text:list-header>
                <text:list-item>
                  <text:p text:style-name="P60">Head: Choke Hold<text:span text:style-name="T13">: You grapple the target and can do your muscle die as penetrating damage each round until the hold is broken</text:span></text:p>
                </text:list-item>
                <text:list-item>
                  <text:p text:style-name="P60">Arms: Pin<text:span text:style-name="T13">: You grapple the target and pin his arms, rendering him unable to attack or cast spells until the hold is broken</text:span></text:p>
                </text:list-item>
                <text:list-item>
                  <text:p text:style-name="P60">Chest: Throw<text:span text:style-name="T13">: You toss the target into an adjacent hex. He takes your strike damage and is prone</text:span></text:p>
                </text:list-item>
                <text:list-item>
                  <text:p text:style-name="P60">Legs: takedown<text:span text:style-name="T13">: The target is prone and you can choose to go prone and retain the grapple, or remain standing</text:span></text:p>
                </text:list-item>
              </text:list>
              <text:p text:style-name="P13"/>
              <text:p text:style-name="P13">If you roll x or higher on your hit roll, you need not spend an inspiration for your move</text:p>
              <text:list xml:id="list39486746" text:continue-numbering="true" text:style-name="WWNum13">
                <text:list-header>
                  <text:p text:style-name="P45"/>
                </text:list-header>
              </text:list>
            </table:table-cell>
          </table:table-row>
          <table:table-row table:style-name="Table29.1">
            <table:table-cell table:style-name="Table29.A1" office:value-type="string">
              <text:p text:style-name="P6">Zone of Control</text:p>
            </table:table-cell>
            <table:table-cell table:style-name="Table29.A1" office:value-type="string">
              <text:list xml:id="list39480160" text:continue-numbering="true" text:style-name="WWNum13">
                <text:list-item>
                  <text:p text:style-name="P45">As a melee fighter, you count as two combatants for purposes of engaging enemies and locking them in combat</text:p>
                </text:list-item>
                <text:list-item>
                  <text:p text:style-name="P45">You count as three combatants</text:p>
                </text:list-item>
              </text:list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 Magoun</dc:creator>
    <meta:editing-cycles>104</meta:editing-cycles>
    <meta:creation-date>2017-06-24T13:18:00</meta:creation-date>
    <dc:date>2017-07-16T19:29:08.77</dc:date>
    <meta:editing-duration>PT7H17M7S</meta:editing-duration>
    <meta:generator>OpenOffice/4.1.3$Win32 OpenOffice.org_project/413m1$Build-9783</meta:generator>
    <meta:document-statistic meta:table-count="43" meta:image-count="0" meta:object-count="0" meta:page-count="14" meta:paragraph-count="1000" meta:word-count="5853" meta:character-count="301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